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35" style:family="table">
      <style:table-properties style:width="17cm" table:align="margins" style:writing-mode="lr-tb"/>
    </style:style>
    <style:style style:name="表135.A" style:family="table-column">
      <style:table-column-properties style:column-width="8.5cm" style:rel-column-width="32767*"/>
    </style:style>
    <style:style style:name="表135.B" style:family="table-column">
      <style:table-column-properties style:column-width="8.5cm" style:rel-column-width="32768*"/>
    </style:style>
    <style:style style:name="表1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5.B1" style:family="table-cell">
      <style:table-cell-properties fo:padding="0.097cm" fo:border="0.002cm solid #000000"/>
    </style:style>
    <style:style style:name="表135.A2" style:family="table-cell">
      <style:table-cell-properties fo:padding="0.097cm" fo:border-left="0.002cm solid #000000" fo:border-right="none" fo:border-top="none" fo:border-bottom="0.002cm solid #000000"/>
    </style:style>
    <style:style style:name="表1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8.5cm" style:rel-column-width="32767*"/>
    </style:style>
    <style:style style:name="表2.B" style:family="table-column">
      <style:table-column-properties style:column-width="8.5cm" style:rel-column-width="32768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8.5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8.5cm" style:rel-column-width="32767*"/>
    </style:style>
    <style:style style:name="表12.B" style:family="table-column">
      <style:table-column-properties style:column-width="8.5cm" style:rel-column-width="32768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8.5cm" style:rel-column-width="32767*"/>
    </style:style>
    <style:style style:name="表14.B" style:family="table-column">
      <style:table-column-properties style:column-width="8.5cm" style:rel-column-width="327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8.5cm" style:rel-column-width="32767*"/>
    </style:style>
    <style:style style:name="表18.B" style:family="table-column">
      <style:table-column-properties style:column-width="8.5cm" style:rel-column-width="32768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8.5cm" style:rel-column-width="32767*"/>
    </style:style>
    <style:style style:name="表19.B" style:family="table-column">
      <style:table-column-properties style:column-width="8.5cm" style:rel-column-width="32768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8.5cm" style:rel-column-width="32767*"/>
    </style:style>
    <style:style style:name="表20.B" style:family="table-column">
      <style:table-column-properties style:column-width="8.5cm" style:rel-column-width="32768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8.5cm" style:rel-column-width="32767*"/>
    </style:style>
    <style:style style:name="表21.B" style:family="table-column">
      <style:table-column-properties style:column-width="8.5cm" style:rel-column-width="32768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8.5cm" style:rel-column-width="32767*"/>
    </style:style>
    <style:style style:name="表22.B" style:family="table-column">
      <style:table-column-properties style:column-width="8.5cm" style:rel-column-width="32768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8.5cm" style:rel-column-width="32767*"/>
    </style:style>
    <style:style style:name="表23.B" style:family="table-column">
      <style:table-column-properties style:column-width="8.5cm" style:rel-column-width="32768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8.5cm" style:rel-column-width="32767*"/>
    </style:style>
    <style:style style:name="表24.B" style:family="table-column">
      <style:table-column-properties style:column-width="8.5cm" style:rel-column-width="32768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8.5cm" style:rel-column-width="32767*"/>
    </style:style>
    <style:style style:name="表25.B" style:family="table-column">
      <style:table-column-properties style:column-width="8.5cm" style:rel-column-width="32768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8.5cm" style:rel-column-width="32767*"/>
    </style:style>
    <style:style style:name="表26.B" style:family="table-column">
      <style:table-column-properties style:column-width="8.5cm" style:rel-column-width="32768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8.5cm" style:rel-column-width="32767*"/>
    </style:style>
    <style:style style:name="表27.B" style:family="table-column">
      <style:table-column-properties style:column-width="8.5cm" style:rel-column-width="32768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8.5cm" style:rel-column-width="32767*"/>
    </style:style>
    <style:style style:name="表28.B" style:family="table-column">
      <style:table-column-properties style:column-width="8.5cm" style:rel-column-width="32768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5cm" style:rel-column-width="32767*"/>
    </style:style>
    <style:style style:name="表29.B" style:family="table-column">
      <style:table-column-properties style:column-width="8.5cm" style:rel-column-width="32768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132" style:family="table-row">
      <style:table-row-properties style:min-row-height="0.942cm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" fo:font-size="24pt" fo:font-style="normal" style:text-underline-style="none" fo:font-weight="normal" style:text-blinking="false" fo:background-color="#ffff99" style:font-name-asian="Arial" style:font-size-asian="24pt" style:font-weight-asian="normal" style:font-name-complex="Arial" style:font-size-complex="24pt" style:font-weight-complex="normal"/>
    </style:style>
    <style:style style:name="P2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name-asian="Arial" style:font-size-asian="28pt" style:font-name-complex="Arial" style:font-size-complex="28pt"/>
    </style:style>
    <style:style style:name="P4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style:font-name="Arial" style:font-name-asian="Arial" style:font-name-complex="Arial"/>
    </style:style>
    <style:style style:name="P13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4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5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color="#3333ff" style:font-name="Arial" fo:font-size="28pt" style:text-underline-style="solid" style:text-underline-width="auto" style:text-underline-color="font-color" fo:background-color="#ffff66" style:font-name-asian="Arial" style:font-size-asian="28pt" style:font-name-complex="Arial" style:font-size-complex="28pt"/>
    </style:style>
    <style:style style:name="P17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8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9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20" style:family="paragraph" style:parent-style-name="Standard">
      <style:text-properties style:font-name="Arial" style:font-name-asian="Arial" style:font-name-complex="Arial"/>
    </style:style>
    <style:style style:name="P21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22" style:family="paragraph" style:parent-style-name="Standard">
      <style:text-properties style:font-name="Arial" fo:font-size="26pt" fo:font-weight="normal" fo:background-color="#ccff99" style:font-name-asian="Arial" style:font-size-asian="26pt" style:font-weight-asian="normal" style:font-name-complex="Arial" style:font-size-complex="26pt" style:font-weight-complex="normal"/>
    </style:style>
    <style:style style:name="P23" style:family="paragraph" style:parent-style-name="Standard">
      <style:text-properties style:font-name="Arial" fo:font-size="18pt" fo:font-weight="normal" fo:background-color="#ffff00" style:font-name-asian="Arial" style:font-size-asian="18pt" style:font-weight-asian="normal" style:font-name-complex="Arial" style:font-size-complex="18pt" style:font-weight-complex="normal"/>
    </style:style>
    <style:style style:name="P24" style:family="paragraph" style:parent-style-name="Standard">
      <style:text-properties fo:font-variant="normal" fo:text-transform="none" fo:color="#000000" style:text-line-through-style="none" style:font-name="Arial" fo:font-size="26pt" fo:letter-spacing="normal" style:text-underline-style="none" fo:font-weight="normal" style:text-blinking="false" fo:background-color="#d3ec9e" style:font-name-asian="Arial" style:font-size-asian="26pt" style:font-weight-asian="normal" style:font-name-complex="Arial" style:font-size-complex="26pt" style:font-style-complex="normal" style:font-weight-complex="normal"/>
    </style:style>
    <style:style style:name="P25" style:family="paragraph" style:parent-style-name="Text_20_body">
      <style:text-properties style:font-name="Arial" style:font-name-asian="Arial" style:font-name-complex="Arial"/>
    </style:style>
    <style:style style:name="P26" style:family="paragraph" style:parent-style-name="Text_20_body">
      <style:text-properties style:font-name="Arial" style:text-underline-style="solid" style:text-underline-width="auto" style:text-underline-color="font-color" style:font-name-asian="Arial" style:font-name-complex="Arial"/>
    </style:style>
    <style:style style:name="P27" style:family="paragraph" style:parent-style-name="Text_20_body">
      <style:text-properties fo:color="#3333ff" style:font-name="Arial" fo:font-size="26pt" fo:background-color="#ffff66" style:font-name-asian="Arial" style:font-size-asian="26pt" style:font-name-complex="Arial" style:font-size-complex="26pt"/>
    </style:style>
    <style:style style:name="P28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9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name-complex="Arial" style:font-size-complex="26pt"/>
    </style:style>
    <style:style style:name="P30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31" style:family="paragraph" style:parent-style-name="Standard">
      <style:paragraph-properties fo:background-color="#ccffff">
        <style:background-image/>
      </style:paragraph-properties>
      <style:text-properties style:font-name="Arial" fo:font-size="22pt" fo:font-weight="normal" fo:background-color="#99ffff" style:font-name-asian="Arial" style:font-size-asian="22pt" style:font-weight-asian="normal" style:font-name-complex="Arial" style:font-size-complex="22pt" style:font-weight-complex="normal"/>
    </style:style>
    <style:style style:name="P32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35" style:family="paragraph" style:parent-style-name="Table_20_Contents">
      <style:text-properties style:font-name="Arial" fo:font-size="14pt" style:font-name-asian="Arial" style:font-name-complex="Arial"/>
    </style:style>
    <style:style style:name="P36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37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38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39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40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" fo:font-size="24pt" fo:font-style="normal" style:text-underline-style="none" fo:font-weight="normal" style:text-blinking="false" fo:background-color="#ffff99" style:font-name-asian="Arial" style:font-size-asian="24pt" style:font-weight-asian="normal" style:font-name-complex="Arial" style:font-size-complex="24pt" style:font-weight-complex="normal"/>
    </style:style>
    <style:style style:name="P41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42" style:family="paragraph" style:parent-style-name="Standard" style:list-style-name="L1">
      <style:text-properties style:font-name="Arial" fo:font-size="16pt" style:font-size-asian="16pt" style:font-size-complex="16pt"/>
    </style:style>
    <style:style style:name="P43" style:family="paragraph" style:parent-style-name="Standard" style:list-style-name="L1">
      <style:text-properties style:font-name="Arial" fo:font-size="16pt" style:font-name-asian="Arial" style:font-size-asian="16pt" style:font-name-complex="Arial" style:font-size-complex="16pt"/>
    </style:style>
    <style:style style:name="P44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4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4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4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name-asian="Arial" style:font-size-asian="28pt" style:font-name-complex="Arial" style:font-size-complex="28pt"/>
    </style:style>
    <style:style style:name="P48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49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ffff00" style:font-name-asian="Arial" style:font-size-asian="26pt" style:font-name-complex="Arial" style:font-size-complex="26pt"/>
    </style:style>
    <style:style style:name="T7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ffff00" style:font-name-asian="Arial" style:font-size-asian="26pt" style:font-name-complex="Arial" style:font-size-complex="26pt" style:font-style-complex="normal"/>
    </style:style>
    <style:style style:name="T8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ffc0cb" style:font-name-asian="Arial" style:font-size-asian="26pt" style:font-name-complex="Arial" style:font-size-complex="26pt" style:font-style-complex="normal"/>
    </style:style>
    <style:style style:name="T9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d3ec9e" style:font-name-asian="Arial" style:font-size-asian="26pt" style:font-name-complex="Arial" style:font-size-complex="26pt"/>
    </style:style>
    <style:style style:name="T10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d3ec9e" style:font-name-asian="Arial" style:font-size-asian="26pt" style:font-name-complex="Arial" style:font-size-complex="26pt" style:font-style-complex="normal"/>
    </style:style>
    <style:style style:name="T11" style:family="text">
      <style:text-properties fo:font-variant="normal" fo:text-transform="none" fo:color="#000000" style:font-name="Arial" fo:font-size="26pt" fo:letter-spacing="normal" style:font-name-asian="Arial" style:font-size-asian="26pt" style:font-name-complex="Arial" style:font-size-complex="26pt"/>
    </style:style>
    <style:style style:name="T12" style:family="text">
      <style:text-properties fo:font-variant="normal" fo:text-transform="none" fo:color="#000000" style:font-name="Arial" fo:font-size="26pt" fo:letter-spacing="normal" style:font-name-asian="Arial" style:font-size-asian="26pt" style:font-name-complex="Arial" style:font-size-complex="26pt" style:font-style-complex="normal"/>
    </style:style>
    <style:style style:name="T13" style:family="text">
      <style:text-properties fo:font-variant="normal" fo:text-transform="none" fo:color="#000000" style:font-name="Arial" fo:font-size="26pt" fo:letter-spacing="normal" fo:font-style="normal" style:font-name-asian="Arial" style:font-size-asian="26pt" style:font-name-complex="Arial" style:font-size-complex="26pt"/>
    </style:style>
    <style:style style:name="T14" style:family="text">
      <style:text-properties fo:font-variant="normal" fo:text-transform="none" fo:color="#ffffff" style:text-line-through-style="none" style:font-name="Arial" fo:font-size="26pt" fo:letter-spacing="normal" style:text-underline-style="none" style:text-blinking="false" fo:background-color="#645932" style:font-name-asian="Arial" style:font-size-asian="26pt" style:font-name-complex="Arial" style:font-size-complex="26pt" style:font-style-complex="normal"/>
    </style:style>
    <style:style style:name="T15" style:family="text">
      <style:text-properties fo:font-weight="normal" fo:background-color="#ffe599"/>
    </style:style>
    <style:style style:name="T16" style:family="text">
      <style:text-properties style:language-asian="ja" style:country-asian="JP"/>
    </style:style>
    <style:style style:name="T17" style:family="text">
      <style:text-properties style:text-position="super 58%"/>
    </style:style>
    <style:style style:name="T18" style:family="text">
      <style:text-properties fo:background-color="#ffff00"/>
    </style:style>
    <style:style style:name="T19" style:family="text">
      <style:text-properties style:font-name="Arial" style:font-name-asian="Arial" style:language-asian="ja" style:country-asian="JP" style:font-name-complex="Arial"/>
    </style:style>
    <style:style style:name="T20" style:family="text">
      <style:text-properties style:font-name="Arial" fo:font-size="26pt" style:font-name-asian="Arial" style:font-size-asian="26pt" style:font-name-complex="Arial" style:font-size-complex="2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77653264" text:id="ct17765326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  <text:changed-region xml:id="ct177653160" text:id="ct177653160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3"/>
            <text:p text:style-name="P4">------------------------------------------------------------</text:p>
          </text:deletion>
        </text:changed-region>
        <text:changed-region xml:id="ct177653056" text:id="ct17765305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4"/>
            <text:p text:style-name="P4">------------------------------------------------------------</text:p>
          </text:deletion>
        </text:changed-region>
        <text:changed-region xml:id="ct177653576" text:id="ct17765357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5"/>
            <text:p text:style-name="P4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01184724914046027" text:style-name="L1">
        <text:list-item>
          <text:p text:style-name="P42"><text:a xlink:type="simple" xlink:href="https://www.chabad.org/library/bible_cdo/aid/16190" text:style-name="Internet_20_link" text:visited-style-name="Visited_20_Internet_20_Link"><text:span text:style-name="T19">https://www.chabad.org/library/bible_cdo/aid/16190</text:span></text:a></text:p>
        </text:list-item>
        <text:list-item>
          <text:p text:style-name="P43"/>
        </text:list-item>
      </text:list>
      <text:p text:style-name="P20"/>
      <text:p text:style-name="P12"/>
      <text:p text:style-name="P2"><text:change text:change-id="ct177653264"/></text:p>
      <text:p text:style-name="P10">[XXX] 20200220_101323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5" table:style-name="表135">
        <table:table-column table:style-name="表135.A"/>
        <table:table-column table:style-name="表135.B"/>
        <table:table-row>
          <table:table-cell table:style-name="表135.A1" office:value-type="string">
            <text:p text:style-name="P21">1:13</text:p>
            <text:p text:style-name="P21">וְהָיָה חֵילָם </text:p>
            <text:p text:style-name="P21">לִמְשִׁסָּה וּבָתֵּיהֶם</text:p>
            <text:p text:style-name="P21"/>
            <text:p text:style-name="P21"><text:s/>לִשְׁמָמָה </text:p>
            <text:p text:style-name="P21">וּבָנוּ בָתִּים וְלֹא יֵשֵׁבוּ</text:p>
            <text:p text:style-name="P21"><text:s/>וְנָטְעוּ כְרָמִים וְלֹא יִשְׁתּוּ אֶת־יֵינָם</text:p>
          </table:table-cell>
          <table:table-cell table:style-name="表135.B1" office:value-type="string">
            <text:p text:style-name="P18"/>
            <text:p text:style-name="P18"/>
            <text:p text:style-name="P18">and to become / wealth+their</text:p>
            <text:p text:style-name="P18"/>
            <text:p text:style-name="P18">towards plunder / and house+their</text:p>
            <text:p text:style-name="P18"/>
            <text:p text:style-name="P18"/>
            <text:p text:style-name="P18">towards devastation</text:p>
            <text:p text:style-name="P18">and to build / house / and not / to dwell</text:p>
            <text:p text:style-name="P18"/>
            <text:p text:style-name="P18">and to plant / vineyard / and not</text:p>
            <text:p text:style-name="P18">to imbibe / self,even - wine+thereof</text:p>
          </table:table-cell>
        </table:table-row>
        <table:table-row>
          <table:table-cell table:style-name="表135.A2" office:value-type="string">
            <text:p text:style-name="P21">1:14</text:p>
            <text:p text:style-name="P21">קָרוֹב יוֹם־יְהוָה הַגָּדוֹל</text:p>
            <text:p text:style-name="P21"><text:s/>קָרוֹב וּמַהֵר מְאֹד </text:p>
            <text:p text:style-name="P21">קוֹל יוֹם יְהוָה</text:p>
            <text:p text:style-name="P21"><text:s/>מַר צֹרֵחַ שָׁם גִּבּוֹר</text:p>
          </table:table-cell>
          <table:table-cell table:style-name="表135.B2" office:value-type="string">
            <text:p text:style-name="P18"/>
            <text:p text:style-name="P18"/>
            <text:p text:style-name="P18">near / the day – jehovah / the great</text:p>
            <text:p text:style-name="P18">near / and hurrying / vehemently</text:p>
            <text:p text:style-name="P18"/>
            <text:p text:style-name="P18">to call aloud / the day / jehovah</text:p>
            <text:p text:style-name="P18"/>
            <text:p text:style-name="P18">bitterly / to cry / there / warrior</text:p>
          </table:table-cell>
        </table:table-row>
        <table:table-row>
          <table:table-cell table:style-name="表135.A2" office:value-type="string">
            <text:p text:style-name="P21">1:15</text:p>
            <text:p text:style-name="P21"><text:soft-page-break/>יוֹם עֶבְרָה </text:p>
            <text:p text:style-name="P21">הַיּוֹם הַהוּא יוֹם צָרָה</text:p>
            <text:p text:style-name="P21"><text:s/>וּמְצוּקָה יוֹם שֹׁאָה וּמְשׁוֹאָה יוֹם חֹשֶׁ</text:p>
            <text:p text:style-name="P21">#</text:p>
            <text:p text:style-name="P21">וַאֲפֵלָה יוֹם עָנָן </text:p>
            <text:p text:style-name="P21">וַעֲרָפֶל</text:p>
          </table:table-cell>
          <table:table-cell table:style-name="表135.B2" office:value-type="string">
            <text:p text:style-name="P18"/>
            <text:p text:style-name="P18"><text:soft-page-break/></text:p>
            <text:p text:style-name="P18">the day / an outburst of passion</text:p>
            <text:p text:style-name="P18"/>
            <text:p text:style-name="P18">the day / she,this / day / rival</text:p>
            <text:p text:style-name="P18"/>
            <text:p text:style-name="P18">and trouble / day / devastation</text:p>
            <text:p text:style-name="P18"/>
            <text:p text:style-name="P18">and ruin / day / misery</text:p>
            <text:p text:style-name="P18"/>
            <text:p text:style-name="P18"/>
            <text:p text:style-name="P18">and misfortune / day / cloud</text:p>
            <text:p text:style-name="P18"/>
            <text:p text:style-name="P18">and gloom</text:p>
          </table:table-cell>
        </table:table-row>
        <table:table-row>
          <table:table-cell table:style-name="表135.A2" office:value-type="string">
            <text:p text:style-name="P21">1:16</text:p>
            <text:p text:style-name="P21">יוֹם שׁוֹפָר וּתְרוּעָה</text:p>
            <text:p text:style-name="P21"><text:s/>עַל הֶעָרִים הַבְּצֻרוֹת וְעַל הַפִּנּוֹת הַגְּבֹהוֹת</text:p>
          </table:table-cell>
          <table:table-cell table:style-name="表135.B2" office:value-type="string">
            <text:p text:style-name="P18"/>
            <text:p text:style-name="P18"/>
            <text:p text:style-name="P18">day / curved horn / and battle cry</text:p>
            <text:p text:style-name="P18"/>
            <text:p text:style-name="P18">above / the post / inaccessible</text:p>
            <text:p text:style-name="P18"/>
            <text:p text:style-name="P18">and above / the pinnacle / the elevated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</text:p>
      <text:p text:style-name="P25"/>
      <text:p text:style-name="P46"><text:change text:change-id="ct177653160"/></text:p>
      <text:p text:style-name="P10">[20200221_093042]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21">1:17</text:p>
            <text:p text:style-name="P21"><text:soft-page-break/>וַהֲצֵרֹתִי לָאָדָם וְהָלְכוּ</text:p>
            <text:p text:style-name="P21"><text:s/>כַּעִוְרִים כִּי לַיהוָה חָטָאוּ וְשֻׁפַּ</text:p>
            <text:p text:style-name="P21">#</text:p>
            <text:p text:style-name="P21">דָּמָם כֶּעָפָר </text:p>
            <text:p text:style-name="P21">וּלְחֻמָם כַּגְּלָלִים</text:p>
          </table:table-cell>
          <table:table-cell table:style-name="表1.B1" office:value-type="string">
            <text:p text:style-name="P18"/>
            <text:p text:style-name="P18"/>
            <text:p text:style-name="P18"><text:soft-page-break/>and cramp / the men / and to walk</text:p>
            <text:p text:style-name="P18"/>
            <text:p text:style-name="P18">like blind / for / towards jehovah</text:p>
            <text:p text:style-name="P18">to sin / and to spill</text:p>
            <text:p text:style-name="P18"/>
            <text:p text:style-name="P18"/>
            <text:p text:style-name="P18">bloodshed+their / like mud</text:p>
            <text:p text:style-name="P18"/>
            <text:p text:style-name="P18">and flesh+their / like dung</text:p>
          </table:table-cell>
        </table:table-row>
        <table:table-row>
          <table:table-cell table:style-name="表1.A2" office:value-type="string">
            <text:p text:style-name="P21">1:18</text:p>
            <text:p text:style-name="P21">גַּם־כַּסְפָּם גַּם־זְהָבָם לֹא־יוּכַל לְהַצִּילָם </text:p>
            <text:p text:style-name="P21">בְּיוֹם עֶבְרַת יְהוָה וּבְאֵשׁ קִנְאָתוֹ תֵּאָכֵל כָּל־הָאָרֶץ כִּי־כָלָה</text:p>
            <text:p text:style-name="P21">אַ</text:p>
            <text:p text:style-name="P21">#</text:p>
            <text:p text:style-name="P21">־נִבְהָלָה יַעֲשֶׂה </text:p>
            <text:p text:style-name="P21">אֵת כָּל־יֹשְׁבֵי</text:p>
            <text:p text:style-name="P21"><text:s/>הָאָרֶץ ס</text:p>
          </table:table-cell>
          <table:table-cell table:style-name="表1.B2" office:value-type="string">
            <text:p text:style-name="P18"/>
            <text:p text:style-name="P18"/>
            <text:p text:style-name="P18">both – silver+their / and – gold+their</text:p>
            <text:p text:style-name="P18">not – to be able / towards to snatch+them</text:p>
            <text:p text:style-name="P18">in the day / an outburst / jehovah</text:p>
            <text:p text:style-name="P18"/>
            <text:p text:style-name="P18">and in fire / envy+its / to eat</text:p>
            <text:p text:style-name="P18"/>
            <text:p text:style-name="P18">all – the land / for – destruction</text:p>
            <text:p text:style-name="P18"/>
            <text:p text:style-name="P18">surely,only</text:p>
            <text:p text:style-name="P18"/>
            <text:p text:style-name="P18">- to tremble,hasten / to make,do</text:p>
            <text:p text:style-name="P18"/>
            <text:p text:style-name="P18">self,even,entity / all – to dwell</text:p>
            <text:p text:style-name="P18"/>
            <text:p text:style-name="P18">the land</text:p>
            <text:p text:style-name="P18"/>
            <text:p text:style-name="P18"/>
            <text:p text:style-name="P18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221_094316</text:p>
      <text:p text:style-name="P27"><text:soft-page-break/></text:p>
      <text:p text:style-name="P16"/>
      <text:p text:style-name="P26"/>
      <text:p text:style-name="P4"><text:change text:change-id="ct177653056"/></text:p>
      <text:p text:style-name="P10">[XXX] 20200223_093032</text:p>
      <text:p text:style-name="P27"/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1">2:1</text:p>
            <text:p text:style-name="P21">הִתְקוֹשְׁשׁוּ וָקוֹשּׁוּ הַגּוֹי לֹא נִכְסָף</text:p>
          </table:table-cell>
          <table:table-cell table:style-name="表2.B1" office:value-type="string">
            <text:p text:style-name="P18"/>
            <text:p text:style-name="P18"/>
            <text:p text:style-name="P18">to assemble / and ti assemble</text:p>
            <text:p text:style-name="P18"/>
            <text:p text:style-name="P18">not / pine</text:p>
          </table:table-cell>
        </table:table-row>
        <table:table-row>
          <table:table-cell table:style-name="表2.A2" office:value-type="string">
            <text:p text:style-name="P21">2:2</text:p>
            <text:p text:style-name="P21">בְּטֶרֶם לֶדֶת </text:p>
            <text:p text:style-name="P21">חֹק כְּמֹץ עָבַר</text:p>
            <text:p text:style-name="P21"><text:s/>יוֹם בְּטֶרֶם לֹא־יָבוֹא</text:p>
            <text:p text:style-name="P21"><text:s/>עֲלֵיכֶם חֲרוֹן</text:p>
            <text:p text:style-name="P21"><text:s/>אַף־יְהוָה בְּטֶרֶם </text:p>
            <text:p text:style-name="P21">לֹא־יָבוֹא עֲלֵיכֶם </text:p>
            <text:p text:style-name="P21">יוֹם אַף־יְהוָה</text:p>
          </table:table-cell>
          <table:table-cell table:style-name="表2.B2" office:value-type="string">
            <text:p text:style-name="P18"/>
            <text:p text:style-name="P18"/>
            <text:p text:style-name="P18">in not yet / to show lineage</text:p>
            <text:p text:style-name="P18"/>
            <text:p text:style-name="P18">enactment / like chaff / to cover</text:p>
            <text:p text:style-name="P18"/>
            <text:p text:style-name="P18">the day / in not yet / not – to come</text:p>
            <text:p text:style-name="P18">against+them / a burning anger</text:p>
            <text:p text:style-name="P18"/>
            <text:p text:style-name="P18">ire – jehovah / in not yet</text:p>
            <text:p text:style-name="P18"/>
            <text:p text:style-name="P18">not – to come / against+them</text:p>
            <text:p text:style-name="P18"/>
            <text:p text:style-name="P18">the day / ire – j.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<text:soft-page-break/>[/  XXX]</text:p>
      <text:p text:style-name="P25"/>
      <text:p text:style-name="P27"/>
      <text:p text:style-name="P10">[XXX] 20200224_073304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1">2:3</text:p>
            <text:p text:style-name="P21">בַּקְּשׁוּ אֶת־יְהוָה כָּל־עַנְוֵי </text:p>
            <text:p text:style-name="P21">הָאָרֶץ אֲשֶׁר מִשְׁפָּטוֹ</text:p>
            <text:p text:style-name="P21"><text:s/>פָּעָלוּ בַּקְּשׁוּ־צֶדֶק </text:p>
            <text:p text:style-name="P21">בַּקְּשׁוּ עֲנָוָה אוּלַי</text:p>
            <text:p text:style-name="P21"><text:s/>תִּסָּתְרוּ בְּיוֹם אַף־יְהוָה</text:p>
          </table:table-cell>
          <table:table-cell table:style-name="表4.B1" office:value-type="string">
            <text:p text:style-name="P18"/>
            <text:p text:style-name="P18"/>
            <text:p text:style-name="P18">to seek / self – j. / all – depressed</text:p>
            <text:p text:style-name="P18"/>
            <text:p text:style-name="P18"/>
            <text:p text:style-name="P18">the land / who,that / verdict+its</text:p>
            <text:p text:style-name="P18"/>
            <text:p text:style-name="P18">to do,make / to seek – the right</text:p>
            <text:p text:style-name="P18"/>
            <text:p text:style-name="P18">to seek / clemency / if not,perhaps</text:p>
            <text:p text:style-name="P18">to hide / in the day / ire – j.</text:p>
          </table:table-cell>
        </table:table-row>
        <table:table-row>
          <table:table-cell table:style-name="表4.A2" office:value-type="string">
            <text:p text:style-name="P21">2:4</text:p>
            <text:p text:style-name="P21">כִּי עַזָּה עֲזוּבָה תִהְיֶה וְאַשְׁקְלוֹן לִשְׁמָמָה אַשְׁדּוֹד בַּצָּהֳרַיִם יְגָרְשׁוּהָ וְעֶקְרוֹן </text:p>
            <text:p text:style-name="P21">תֵּעָקֵר ס</text:p>
          </table:table-cell>
          <table:table-cell table:style-name="表4.B2" office:value-type="string">
            <text:p text:style-name="P18"/>
            <text:p text:style-name="P18"/>
            <text:p text:style-name="P18">for / Azzah / to loosen / to become</text:p>
            <text:p text:style-name="P18">and Ashkelon / to devastation</text:p>
            <text:p text:style-name="P18"/>
            <text:p text:style-name="P18">Ashdod / in the noon</text:p>
            <text:p text:style-name="P18"/>
            <text:p text:style-name="P18">to drive out+thereof / and Ekron</text:p>
            <text:p text:style-name="P18"/>
            <text:p text:style-name="P18">to exterminate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224_074304</text:p>
      <text:p text:style-name="P25"><text:soft-page-break/></text:p>
      <text:p text:style-name="P27"/>
      <text:p text:style-name="P10">[XXX] 20200225_094750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1">2:5</text:p>
            <text:p text:style-name="P21">הוֹי יֹשְׁבֵי חֶבֶל הַיָּם</text:p>
            <text:p text:style-name="P21"><text:s/>גּוֹי כְּרֵתִים דְּבַר־יְהוָה עֲלֵיכֶם כְּנַעַן אֶרֶץ</text:p>
            <text:p text:style-name="P21"><text:s/>פְּלִשְׁתִּים וְהַאֲבַדְתִּי</text:p>
            <text:p text:style-name="P21">#</text:p>
            <text:p text:style-name="P21">מֵאֵין יוֹשֵׁב</text:p>
          </table:table-cell>
          <table:table-cell table:style-name="表5.B1" office:value-type="string">
            <text:p text:style-name="P18"/>
            <text:p text:style-name="P18"/>
            <text:p text:style-name="P18">oh! / to dwell / district / the sea</text:p>
            <text:p text:style-name="P18"/>
            <text:p text:style-name="P18">Gentile / Kerethite / a word – j.</text:p>
            <text:p text:style-name="P18"/>
            <text:p text:style-name="P18">against+them / Kenaan / land</text:p>
            <text:p text:style-name="P18"/>
            <text:p text:style-name="P18">Pelishtite / and to destroy + thee</text:p>
            <text:p text:style-name="P18"/>
            <text:p text:style-name="P18"/>
            <text:p text:style-name="P18"/>
            <text:p text:style-name="P18">from not exist / to dwell</text:p>
          </table:table-cell>
        </table:table-row>
        <table:table-row>
          <table:table-cell table:style-name="表5.A2" office:value-type="string">
            <text:p text:style-name="P21">2:6</text:p>
            <text:p text:style-name="P21">וְהָיְתָה חֶבֶל הַיָּם </text:p>
            <text:p text:style-name="P21">נְוֹת כְּרֹת רֹעִים </text:p>
            <text:p text:style-name="P21">וְגִדְרוֹת צֹאן</text:p>
          </table:table-cell>
          <table:table-cell table:style-name="表5.B2" office:value-type="string">
            <text:p text:style-name="P18"/>
            <text:p text:style-name="P18"/>
            <text:p text:style-name="P18">and to become / district / the sea</text:p>
            <text:p text:style-name="P18"/>
            <text:p text:style-name="P18">a home / a meadow / to pasture</text:p>
            <text:p text:style-name="P18"/>
            <text:p text:style-name="P18">and inclosure / a flock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225_100525</text:p>
      <text:p text:style-name="P25"/>
      <text:p text:style-name="P28"/>
      <text:p text:style-name="P29"/>
      <text:p text:style-name="P10"><text:soft-page-break/>[XXX] 20200226_084046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1">2:7</text:p>
            <text:p text:style-name="P21">וְהָיָה חֶבֶל לִשְׁאֵרִית </text:p>
            <text:p text:style-name="P21">בֵּית יְהוּדָה עֲלֵיהֶם</text:p>
            <text:p text:style-name="P21"><text:s/>יִרְעוּן בְּבָתֵּי</text:p>
            <text:p text:style-name="P21"><text:s/>אַשְׁקְלוֹן בָּעֶרֶב יִרְבָּצוּן</text:p>
            <text:p text:style-name="P21"><text:s/>כִּי יִפְקְדֵם יְהוָה אֱלֹהֵיהֶם וְשָׁב</text:p>
            <text:p text:style-name="P21"><text:s/>*שְׁבוּתָם [שְׁבִיתָם]</text:p>
          </table:table-cell>
          <table:table-cell table:style-name="表6.B1" office:value-type="string">
            <text:p text:style-name="P18"/>
            <text:p text:style-name="P18"/>
            <text:p text:style-name="P18">and to become / a district / in + remainder</text:p>
            <text:p text:style-name="P18">a house / jehodah / above+them</text:p>
            <text:p text:style-name="P18"/>
            <text:p text:style-name="P18">to pasture + thereupon / in + house</text:p>
            <text:p text:style-name="P18">Ashkron / in + dusk / to recline + thereupon</text:p>
            <text:p text:style-name="P18">for / to visit + them <text:s/>/ jehovah</text:p>
            <text:p text:style-name="P18"/>
            <text:p text:style-name="P18">gods + their / and to turn back</text:p>
            <text:p text:style-name="P18"/>
            <text:p text:style-name="P18">exile + their</text:p>
          </table:table-cell>
        </table:table-row>
        <table:table-row>
          <table:table-cell table:style-name="表6.A2" office:value-type="string">
            <text:p text:style-name="P21">2:8</text:p>
            <text:p text:style-name="P21">שָׁמַעְתִּי חֶרְפַּת מוֹאָב וְגִדּוּפֵי בְּנֵי עַמּוֹן</text:p>
            <text:p text:style-name="P21"><text:s/>אֲשֶׁר חֵרְפוּ אֶת־עַמִּי וַיַּגְדִּילוּ עַל־גְּבוּלָם</text:p>
          </table:table-cell>
          <table:table-cell table:style-name="表6.B2" office:value-type="string">
            <text:p text:style-name="P18"/>
            <text:p text:style-name="P18"/>
            <text:p text:style-name="P18">I hear / disgrace / Moab</text:p>
            <text:p text:style-name="P18"/>
            <text:p text:style-name="P18">and vilification / a son / Amon</text:p>
            <text:p text:style-name="P18"/>
            <text:p text:style-name="P18">who / to defame / even – tribe + my</text:p>
            <text:p text:style-name="P18">and to be large / above – a boundary + their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</text:p>
      <text:p text:style-name="P25"/>
      <text:p text:style-name="P29"/>
      <text:p text:style-name="P10"><text:soft-page-break/>[XXX] 20200227_095431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22">2:9</text:p>
            <text:p text:style-name="P17"><text:a xlink:type="simple" xlink:href="http://lexiconcordance.com/hebrew/9009.html" text:style-name="Internet_20_link" text:visited-style-name="Visited_20_Internet_20_Link"><text:span text:style-name="T7">לָ</text:span></text:a><text:a xlink:type="simple" xlink:href="http://lexiconcordance.com/hebrew/3651.html" text:style-name="Internet_20_link" text:visited-style-name="Visited_20_Internet_20_Link"><text:span text:style-name="T8">כֵן</text:span></text:a><text:span text:style-name="T11"> </text:span><text:a xlink:type="simple" xlink:href="http://lexiconcordance.com/hebrew/2416.html" text:style-name="Internet_20_link" text:visited-style-name="Visited_20_Internet_20_Link"><text:span text:style-name="T8">חַי</text:span></text:a><text:span text:style-name="T12">־</text:span><text:a xlink:type="simple" xlink:href="http://lexiconcordance.com/hebrew/0589.html" text:style-name="Internet_20_link" text:visited-style-name="Visited_20_Internet_20_Link"><text:span text:style-name="T8">אָנִי</text:span></text:a><text:span text:style-name="T11"> </text:span><text:a xlink:type="simple" xlink:href="http://lexiconcordance.com/hebrew/5002.html" text:style-name="Internet_20_link" text:visited-style-name="Visited_20_Internet_20_Link"><text:span text:style-name="T8">נְאֻם</text:span></text:a><text:span text:style-name="T11"> </text:span><text:a xlink:type="simple" xlink:href="http://lexiconcordance.com/hebrew/3068.html" text:style-name="Internet_20_link" text:visited-style-name="Visited_20_Internet_20_Link"><text:span text:style-name="T8">יְהוָה</text:span></text:a></text:p>
            <text:p text:style-name="P17"><text:span text:style-name="T11"> </text:span><text:a xlink:type="simple" xlink:href="http://lexiconcordance.com/hebrew/6635.html" text:style-name="Internet_20_link" text:visited-style-name="Visited_20_Internet_20_Link"><text:span text:style-name="T8">צְבָאוֹת</text:span></text:a><text:span text:style-name="T11"> </text:span><text:a xlink:type="simple" xlink:href="http://lexiconcordance.com/hebrew/0430.html" text:style-name="Internet_20_link" text:visited-style-name="Visited_20_Internet_20_Link"><text:span text:style-name="T8">אֱלֹהֵי</text:span></text:a><text:span text:style-name="T11"> </text:span><text:a xlink:type="simple" xlink:href="http://lexiconcordance.com/hebrew/3478.html" text:style-name="Internet_20_link" text:visited-style-name="Visited_20_Internet_20_Link"><text:span text:style-name="T8">יִשְׂרָאֵל</text:span></text:a><text:span text:style-name="T11"> </text:span><text:a xlink:type="simple" xlink:href="http://lexiconcordance.com/hebrew/3588.html" text:style-name="Internet_20_link" text:visited-style-name="Visited_20_Internet_20_Link"><text:span text:style-name="T8">כִּי</text:span></text:a><text:span text:style-name="T12">־</text:span><text:a xlink:type="simple" xlink:href="http://lexiconcordance.com/hebrew/4124.html" text:style-name="Internet_20_link" text:visited-style-name="Visited_20_Internet_20_Link"><text:span text:style-name="T8">מוֹאָב</text:span></text:a><text:span text:style-name="T11"> </text:span></text:p>
            <text:p text:style-name="P17"><text:a xlink:type="simple" xlink:href="http://lexiconcordance.com/hebrew/9008.html" text:style-name="Internet_20_link" text:visited-style-name="Visited_20_Internet_20_Link"><text:span text:style-name="T7">כִּ</text:span></text:a><text:a xlink:type="simple" xlink:href="http://lexiconcordance.com/hebrew/5467.html" text:style-name="Internet_20_link" text:visited-style-name="Visited_20_Internet_20_Link"><text:span text:style-name="T8">סְדֹם</text:span></text:a><text:span text:style-name="T11"> </text:span><text:a xlink:type="simple" xlink:href="http://lexiconcordance.com/hebrew/1961.html" text:style-name="Internet_20_link" text:visited-style-name="Visited_20_Internet_20_Link"><text:span text:style-name="T8">תִּהְיֶה</text:span></text:a></text:p>
            <text:p text:style-name="P17"><text:span text:style-name="T11"> </text:span><text:a xlink:type="simple" xlink:href="http://lexiconcordance.com/hebrew/9007.html" text:style-name="Internet_20_link" text:visited-style-name="Visited_20_Internet_20_Link"><text:span text:style-name="T6">וּ</text:span></text:a><text:a xlink:type="simple" xlink:href="http://lexiconcordance.com/hebrew/1121.html" text:style-name="Internet_20_link" text:visited-style-name="Visited_20_Internet_20_Link"><text:span text:style-name="T8">בְנֵי</text:span></text:a><text:span text:style-name="T11"> </text:span><text:a xlink:type="simple" xlink:href="http://lexiconcordance.com/hebrew/5983.html" text:style-name="Internet_20_link" text:visited-style-name="Visited_20_Internet_20_Link"><text:span text:style-name="T8">עַמּוֹן</text:span></text:a><text:span text:style-name="T11"> </text:span><text:a xlink:type="simple" xlink:href="http://lexiconcordance.com/hebrew/9008.html" text:style-name="Internet_20_link" text:visited-style-name="Visited_20_Internet_20_Link"><text:span text:style-name="T7">כַּ</text:span></text:a><text:a xlink:type="simple" xlink:href="http://lexiconcordance.com/hebrew/6017.html" text:style-name="Internet_20_link" text:visited-style-name="Visited_20_Internet_20_Link"><text:span text:style-name="T8">עֲמֹרָה</text:span></text:a></text:p>
            <text:p text:style-name="P17"><text:span text:style-name="T11"> </text:span><text:a xlink:type="simple" xlink:href="http://lexiconcordance.com/hebrew/4476.html" text:style-name="Internet_20_link" text:visited-style-name="Visited_20_Internet_20_Link"><text:span text:style-name="T8">מִמְשַׁק</text:span></text:a><text:span text:style-name="T11"> </text:span><text:a xlink:type="simple" xlink:href="http://lexiconcordance.com/hebrew/2738.html" text:style-name="Internet_20_link" text:visited-style-name="Visited_20_Internet_20_Link"><text:span text:style-name="T8">חָרוּל</text:span></text:a></text:p>
            <text:p text:style-name="P17"><text:span text:style-name="T11"> </text:span><text:a xlink:type="simple" xlink:href="http://lexiconcordance.com/hebrew/9007.html" text:style-name="Internet_20_link" text:visited-style-name="Visited_20_Internet_20_Link"><text:span text:style-name="T6">וּ</text:span></text:a><text:a xlink:type="simple" xlink:href="http://lexiconcordance.com/hebrew/0953.html" text:style-name="Internet_20_link" text:visited-style-name="Visited_20_Internet_20_Link"><text:span text:style-name="T8">מִכְרֵה</text:span></text:a><text:span text:style-name="T12">־</text:span><text:a xlink:type="simple" xlink:href="http://lexiconcordance.com/hebrew/4417.html" text:style-name="Internet_20_link" text:visited-style-name="Visited_20_Internet_20_Link"><text:span text:style-name="T8">מֶלַח</text:span></text:a></text:p>
            <text:p text:style-name="P17"><text:span text:style-name="T11"> </text:span><text:a xlink:type="simple" xlink:href="http://lexiconcordance.com/hebrew/9007.html" text:style-name="Internet_20_link" text:visited-style-name="Visited_20_Internet_20_Link"><text:span text:style-name="T6">וּ</text:span></text:a><text:a xlink:type="simple" xlink:href="http://lexiconcordance.com/hebrew/8077.html" text:style-name="Internet_20_link" text:visited-style-name="Visited_20_Internet_20_Link"><text:span text:style-name="T8">שְׁמָמָה</text:span></text:a><text:span text:style-name="T11"> </text:span><text:a xlink:type="simple" xlink:href="http://lexiconcordance.com/hebrew/5704.html" text:style-name="Internet_20_link" text:visited-style-name="Visited_20_Internet_20_Link"><text:span text:style-name="T8">עַד</text:span></text:a><text:span text:style-name="T12">־</text:span><text:a xlink:type="simple" xlink:href="http://lexiconcordance.com/hebrew/5769.html" text:style-name="Internet_20_link" text:visited-style-name="Visited_20_Internet_20_Link"><text:span text:style-name="T8">עוֹלָם</text:span></text:a></text:p>
            <text:p text:style-name="P17"><text:span text:style-name="T11"> </text:span><text:a xlink:type="simple" xlink:href="http://lexiconcordance.com/hebrew/7611.html" text:style-name="Internet_20_link" text:visited-style-name="Visited_20_Internet_20_Link"><text:span text:style-name="T8">שְׁאֵרִית</text:span></text:a><text:span text:style-name="T11"> </text:span><text:a xlink:type="simple" xlink:href="http://lexiconcordance.com/hebrew/5971.html" text:style-name="Internet_20_link" text:visited-style-name="Visited_20_Internet_20_Link"><text:span text:style-name="T8">עַמִּ</text:span></text:a><text:span text:style-name="T10">י</text:span><text:span text:style-name="T11"> </text:span><text:a xlink:type="simple" xlink:href="http://lexiconcordance.com/hebrew/0962.html" text:style-name="Internet_20_link" text:visited-style-name="Visited_20_Internet_20_Link"><text:span text:style-name="T8">יְבָזּוּ</text:span></text:a><text:span text:style-name="T10">ם</text:span></text:p>
            <text:p text:style-name="P24"/>
            <text:p text:style-name="P17"><text:span text:style-name="T11"> </text:span><text:a xlink:type="simple" xlink:href="http://lexiconcordance.com/hebrew/9007.html" text:style-name="Internet_20_link" text:visited-style-name="Visited_20_Internet_20_Link"><text:span text:style-name="T7">וְ</text:span></text:a><text:a xlink:type="simple" xlink:href="http://lexiconcordance.com/hebrew/3499.html" text:style-name="Internet_20_link" text:visited-style-name="Visited_20_Internet_20_Link"><text:span text:style-name="T8">יֶתֶר</text:span></text:a><text:span text:style-name="T11"> </text:span><text:span text:style-name="T13">*</text:span><text:a xlink:type="simple" xlink:href="http://lexiconcordance.com/hebrew/1471.html" text:style-name="Internet_20_link" text:visited-style-name="Visited_20_Internet_20_Link"><text:span text:style-name="T8">גּוֹי</text:span></text:a><text:span text:style-name="T11"> </text:span><text:span text:style-name="T13">[</text:span><text:a xlink:type="simple" xlink:href="http://lexiconcordance.com/hebrew/1471.html" text:style-name="Internet_20_link" text:visited-style-name="Visited_20_Internet_20_Link"><text:span text:style-name="T8">גּוֹיִ</text:span></text:a><text:span text:style-name="T10">י</text:span><text:span text:style-name="T13">] </text:span><text:a xlink:type="simple" xlink:href="http://lexiconcordance.com/hebrew/5157.html" text:style-name="Internet_20_link" text:visited-style-name="Visited_20_Internet_20_Link"><text:span text:style-name="T8">יִנְחָלוּ</text:span></text:a><text:span text:style-name="T10">ם</text:span><text:span text:style-name="T20"> </text:span></text:p>
          </table:table-cell>
          <table:table-cell table:style-name="表7.B1" office:value-type="string">
            <text:p text:style-name="P18"/>
            <text:p text:style-name="P18"/>
            <text:p text:style-name="P18">in rightly / alive – I / oracle / jehovah</text:p>
            <text:p text:style-name="P18">an army / gods / israel / for – moab</text:p>
            <text:p text:style-name="P18"/>
            <text:p text:style-name="P18">like sodom / to become</text:p>
            <text:p text:style-name="P18"/>
            <text:p text:style-name="P18">and a son / amon / like amora</text:p>
            <text:p text:style-name="P18"/>
            <text:p text:style-name="P18">a possession / to be prickly</text:p>
            <text:p text:style-name="P18"/>
            <text:p text:style-name="P18">and a pit hole – salt</text:p>
            <text:p text:style-name="P18"/>
            <text:p text:style-name="P18">and devastation / as far as – eternity</text:p>
            <text:p text:style-name="P18"/>
            <text:p text:style-name="P18">a remainder / people + my / to plunder + them</text:p>
            <text:p text:style-name="P18"/>
            <text:p text:style-name="P18">and remainder / Gentile / to inherit + them</text:p>
          </table:table-cell>
        </table:table-row>
        <table:table-row>
          <table:table-cell table:style-name="表7.A2" office:value-type="string">
            <text:p text:style-name="P22">2:10</text:p>
            <text:p text:style-name="P17"><text:a xlink:type="simple" xlink:href="http://lexiconcordance.com/hebrew/2063.html" text:style-name="Internet_20_link" text:visited-style-name="Visited_20_Internet_20_Link"><text:span text:style-name="T8">זֹאת</text:span></text:a><text:span text:style-name="T11"> </text:span><text:a xlink:type="simple" xlink:href="http://lexiconcordance.com/hebrew/9009.html" text:style-name="Internet_20_link" text:visited-style-name="Visited_20_Internet_20_Link"><text:span text:style-name="T7">לָ</text:span></text:a><text:a xlink:type="simple" xlink:href="http://lexiconcordance.com/hebrew/1992.html" text:style-name="Internet_20_link" text:visited-style-name="Visited_20_Internet_20_Link"><text:span text:style-name="T8">הֶם</text:span></text:a><text:span text:style-name="T11"> </text:span><text:a xlink:type="simple" xlink:href="http://lexiconcordance.com/hebrew/8478.html" text:style-name="Internet_20_link" text:visited-style-name="Visited_20_Internet_20_Link"><text:span text:style-name="T8">תַּחַת</text:span></text:a><text:span text:style-name="T11"> </text:span><text:a xlink:type="simple" xlink:href="http://lexiconcordance.com/hebrew/1347.html" text:style-name="Internet_20_link" text:visited-style-name="Visited_20_Internet_20_Link"><text:span text:style-name="T8">גְּאוֹנָ</text:span></text:a><text:span text:style-name="T10">ם</text:span></text:p>
            <text:p text:style-name="P17"><text:span text:style-name="T11"> </text:span><text:a xlink:type="simple" xlink:href="http://lexiconcordance.com/hebrew/3588.html" text:style-name="Internet_20_link" text:visited-style-name="Visited_20_Internet_20_Link"><text:span text:style-name="T8">כִּי</text:span></text:a><text:span text:style-name="T11"> </text:span><text:a xlink:type="simple" xlink:href="http://lexiconcordance.com/hebrew/2778.html" text:style-name="Internet_20_link" text:visited-style-name="Visited_20_Internet_20_Link"><text:span text:style-name="T8">חֵרְפוּ</text:span></text:a><text:span text:style-name="T11"> </text:span><text:a xlink:type="simple" xlink:href="http://lexiconcordance.com/hebrew/9007.html" text:style-name="Internet_20_link" text:visited-style-name="Visited_20_Internet_20_Link"><text:span text:style-name="T7">וַ</text:span></text:a><text:a xlink:type="simple" xlink:href="http://lexiconcordance.com/hebrew/1431.html" text:style-name="Internet_20_link" text:visited-style-name="Visited_20_Internet_20_Link"><text:span text:style-name="T8">יַּגְדִּלוּ</text:span></text:a><text:span text:style-name="T11"> </text:span></text:p>
            <text:p text:style-name="P17"><text:a xlink:type="simple" xlink:href="http://lexiconcordance.com/hebrew/5921.html" text:style-name="Internet_20_link" text:visited-style-name="Visited_20_Internet_20_Link"><text:span text:style-name="T8">עַל</text:span></text:a><text:span text:style-name="T12">־</text:span><text:a xlink:type="simple" xlink:href="http://lexiconcordance.com/hebrew/5971.html" text:style-name="Internet_20_link" text:visited-style-name="Visited_20_Internet_20_Link"><text:span text:style-name="T8">עַם</text:span></text:a><text:span text:style-name="T11"> </text:span><text:a xlink:type="simple" xlink:href="http://lexiconcordance.com/hebrew/3069.html" text:style-name="Internet_20_link" text:visited-style-name="Visited_20_Internet_20_Link"><text:span text:style-name="T8">יְהוָה</text:span></text:a><text:span text:style-name="T11"> </text:span><text:a xlink:type="simple" xlink:href="http://lexiconcordance.com/hebrew/6635.html" text:style-name="Internet_20_link" text:visited-style-name="Visited_20_Internet_20_Link"><text:span text:style-name="T8">צְבָאוֹת</text:span></text:a><text:span text:style-name="T20"> </text:span></text:p>
          </table:table-cell>
          <table:table-cell table:style-name="表7.B2" office:value-type="string">
            <text:p text:style-name="P18"/>
            <text:p text:style-name="P18"/>
            <text:p text:style-name="P18">this / to them / bottom / pride + their</text:p>
            <text:p text:style-name="P18">for / to defame / and to be large</text:p>
            <text:p text:style-name="P18"/>
            <text:p text:style-name="P18">above – people / jehovah / an army</text:p>
          </table:table-cell>
        </table:table-row>
        <table:table-row>
          <table:table-cell table:style-name="表7.A2" office:value-type="string">
            <text:p text:style-name="P22">2:11</text:p>
            <text:p text:style-name="P17"><text:soft-page-break/><text:a xlink:type="simple" xlink:href="http://lexiconcordance.com/hebrew/3372.html" text:style-name="Internet_20_link" text:visited-style-name="Visited_20_Internet_20_Link"><text:span text:style-name="T8">נוֹרָא</text:span></text:a><text:span text:style-name="T11"> </text:span><text:a xlink:type="simple" xlink:href="http://lexiconcordance.com/hebrew/3068.html" text:style-name="Internet_20_link" text:visited-style-name="Visited_20_Internet_20_Link"><text:span text:style-name="T14">יְהוָה</text:span></text:a><text:span text:style-name="T11"> </text:span><text:a xlink:type="simple" xlink:href="http://lexiconcordance.com/hebrew/5921.html" text:style-name="Internet_20_link" text:visited-style-name="Visited_20_Internet_20_Link"><text:span text:style-name="T8">עֲלֵי</text:span></text:a><text:span text:style-name="T10">הֶם</text:span></text:p>
            <text:p text:style-name="P17"><text:span text:style-name="T11"> </text:span><text:a xlink:type="simple" xlink:href="http://lexiconcordance.com/hebrew/3588.html" text:style-name="Internet_20_link" text:visited-style-name="Visited_20_Internet_20_Link"><text:span text:style-name="T8">כִּי</text:span></text:a><text:span text:style-name="T11"> </text:span><text:a xlink:type="simple" xlink:href="http://lexiconcordance.com/hebrew/7329.html" text:style-name="Internet_20_link" text:visited-style-name="Visited_20_Internet_20_Link"><text:span text:style-name="T8">רָזָה</text:span></text:a><text:span text:style-name="T11"> </text:span><text:a xlink:type="simple" xlink:href="http://lexiconcordance.com/hebrew/0853.html" text:style-name="Internet_20_link" text:visited-style-name="Visited_20_Internet_20_Link"><text:span text:style-name="T8">אֵת</text:span></text:a></text:p>
            <text:p text:style-name="P17"><text:span text:style-name="T11"> </text:span><text:a xlink:type="simple" xlink:href="http://lexiconcordance.com/hebrew/3605.html" text:style-name="Internet_20_link" text:visited-style-name="Visited_20_Internet_20_Link"><text:span text:style-name="T8">כָּל</text:span></text:a><text:span text:style-name="T12">־</text:span><text:a xlink:type="simple" xlink:href="http://lexiconcordance.com/hebrew/0430.html" text:style-name="Internet_20_link" text:visited-style-name="Visited_20_Internet_20_Link"><text:span text:style-name="T8">אֱלֹהֵי</text:span></text:a><text:span text:style-name="T11"> </text:span><text:a xlink:type="simple" xlink:href="http://lexiconcordance.com/hebrew/9005.html" text:style-name="Internet_20_link" text:visited-style-name="Visited_20_Internet_20_Link"><text:span text:style-name="T7">הָ</text:span></text:a><text:a xlink:type="simple" xlink:href="http://lexiconcordance.com/hebrew/0776.html" text:style-name="Internet_20_link" text:visited-style-name="Visited_20_Internet_20_Link"><text:span text:style-name="T8">אָרֶץ</text:span></text:a></text:p>
            <text:p text:style-name="P17"><text:span text:style-name="T11"> </text:span><text:a xlink:type="simple" xlink:href="http://lexiconcordance.com/hebrew/9007.html" text:style-name="Internet_20_link" text:visited-style-name="Visited_20_Internet_20_Link"><text:span text:style-name="T7">וְ</text:span></text:a><text:a xlink:type="simple" xlink:href="http://lexiconcordance.com/hebrew/7812.html" text:style-name="Internet_20_link" text:visited-style-name="Visited_20_Internet_20_Link"><text:span text:style-name="T8">יִשְׁתַּחֲווּ</text:span></text:a><text:span text:style-name="T12">־</text:span><text:a xlink:type="simple" xlink:href="http://lexiconcordance.com/hebrew/9009.html" text:style-name="Internet_20_link" text:visited-style-name="Visited_20_Internet_20_Link"><text:span text:style-name="T7">ל</text:span></text:a><text:span text:style-name="T9">וֹ</text:span><text:span text:style-name="T11"> </text:span><text:a xlink:type="simple" xlink:href="http://lexiconcordance.com/hebrew/0376.html" text:style-name="Internet_20_link" text:visited-style-name="Visited_20_Internet_20_Link"><text:span text:style-name="T8">אִישׁ</text:span></text:a></text:p>
            <text:p text:style-name="P17"><text:span text:style-name="T11"> </text:span><text:a xlink:type="simple" xlink:href="http://lexiconcordance.com/hebrew/4480.html" text:style-name="Internet_20_link" text:visited-style-name="Visited_20_Internet_20_Link"><text:span text:style-name="T7">מִ</text:span></text:a><text:a xlink:type="simple" xlink:href="http://lexiconcordance.com/hebrew/4725.html" text:style-name="Internet_20_link" text:visited-style-name="Visited_20_Internet_20_Link"><text:span text:style-name="T8">מְּקוֹמ</text:span></text:a><text:span text:style-name="T9">וֹ</text:span><text:span text:style-name="T11"> </text:span><text:a xlink:type="simple" xlink:href="http://lexiconcordance.com/hebrew/3605.html" text:style-name="Internet_20_link" text:visited-style-name="Visited_20_Internet_20_Link"><text:span text:style-name="T8">כֹּל</text:span></text:a></text:p>
            <text:p text:style-name="P17"><text:span text:style-name="T11"> </text:span><text:a xlink:type="simple" xlink:href="http://lexiconcordance.com/hebrew/0339.html" text:style-name="Internet_20_link" text:visited-style-name="Visited_20_Internet_20_Link"><text:span text:style-name="T8">אִיֵּי</text:span></text:a><text:span text:style-name="T11"> </text:span><text:a xlink:type="simple" xlink:href="http://lexiconcordance.com/hebrew/9005.html" text:style-name="Internet_20_link" text:visited-style-name="Visited_20_Internet_20_Link"><text:span text:style-name="T7">הַ</text:span></text:a><text:a xlink:type="simple" xlink:href="http://lexiconcordance.com/hebrew/1471.html" text:style-name="Internet_20_link" text:visited-style-name="Visited_20_Internet_20_Link"><text:span text:style-name="T8">גּוֹיִם</text:span></text:a><text:span text:style-name="T20"> </text:span></text:p>
          </table:table-cell>
          <table:table-cell table:style-name="表7.B2" office:value-type="string">
            <text:p text:style-name="P18"/>
            <text:p text:style-name="P18"/>
            <text:p text:style-name="P18"><text:soft-page-break/>to fear / jehovah / above + them</text:p>
            <text:p text:style-name="P18"/>
            <text:p text:style-name="P18">for / to make thin / entity,even</text:p>
            <text:p text:style-name="P18"/>
            <text:p text:style-name="P18">all – gods / the land</text:p>
            <text:p text:style-name="P18"/>
            <text:p text:style-name="P18">and to depress / to + it / man</text:p>
            <text:p text:style-name="P18"/>
            <text:p text:style-name="P18">from locality + its / all</text:p>
            <text:p text:style-name="P18"/>
            <text:p text:style-name="P18">an island / the Gentile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227_101816</text:p>
      <text:p text:style-name="P25"/>
      <text:p text:style-name="P29"/>
      <text:p text:style-name="P25"/>
      <text:p text:style-name="P10">[XXX] 20200228_092537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1">2:12</text:p>
            <text:p text:style-name="P21">גַּם־אַתֶּם כּוּשִׁים חַלְלֵי חַרְבִּי הֵמָּה</text:p>
          </table:table-cell>
          <table:table-cell table:style-name="表8.B1" office:value-type="string">
            <text:p text:style-name="P23"/>
            <text:p text:style-name="P23"/>
            <text:p text:style-name="P23">also – thou / cushite / pierced</text:p>
            <text:p text:style-name="P23"/>
            <text:p text:style-name="P23">sword + my / they</text:p>
          </table:table-cell>
        </table:table-row>
        <table:table-row>
          <table:table-cell table:style-name="表8.A2" office:value-type="string">
            <text:p text:style-name="P21">2:13</text:p>
            <text:p text:style-name="P21">וְיֵט יָדוֹ </text:p>
            <text:p text:style-name="P21">עַל־צָפוֹן וִיאַבֵּד</text:p>
            <text:p text:style-name="P21"><text:s/>אֶת־אַשּׁוּר וְיָשֵׂם </text:p>
            <text:p text:style-name="P21"><text:soft-page-break/>אֶת־נִינְוֵה לִשְׁמָמָה </text:p>
            <text:p text:style-name="P21">צִיָּה כַּמִּדְבָּר</text:p>
          </table:table-cell>
          <table:table-cell table:style-name="表8.B2" office:value-type="string">
            <text:p text:style-name="P18"/>
            <text:p text:style-name="P18"/>
            <text:p text:style-name="P18">and to stretch / hand + its</text:p>
            <text:p text:style-name="P18"/>
            <text:p text:style-name="P18">above – north / and to destroy</text:p>
            <text:p text:style-name="P18"/>
            <text:p text:style-name="P18">even – Ashshur / and to put</text:p>
            <text:p text:style-name="P18"><text:soft-page-break/></text:p>
            <text:p text:style-name="P18">even – Nineveh / into devastation</text:p>
            <text:p text:style-name="P18">desert / like desert</text:p>
          </table:table-cell>
        </table:table-row>
        <table:table-row>
          <table:table-cell table:style-name="表8.A2" office:value-type="string">
            <text:p text:style-name="P21">2:14</text:p>
            <text:p text:style-name="P21">וְרָבְצוּ בְתוֹכָהּ </text:p>
            <text:p text:style-name="P21">עֲדָרִים כָּל־חַיְתוֹ־גוֹי גַּם־קָאַת גַּם־קִפֹּד</text:p>
            <text:p text:style-name="P21"><text:s/>בְּכַפְתֹּרֶיהָ יָלִינוּ </text:p>
            <text:p text:style-name="P21">קוֹל יְשׁוֹרֵר בַּחַלּוֹן </text:p>
            <text:p text:style-name="P21">חֹרֶב בַּסַּף </text:p>
            <text:p text:style-name="P21">כִּי אַרְזָה עֵרָה</text:p>
          </table:table-cell>
          <table:table-cell table:style-name="表8.B2" office:value-type="string">
            <text:p text:style-name="P18"/>
            <text:p text:style-name="P18"/>
            <text:p text:style-name="P18">and tou crouch / in the midst + her</text:p>
            <text:p text:style-name="P18">an arrangement / all – strong + its – Gentile</text:p>
            <text:p text:style-name="P18">both – pelican / and – bittern</text:p>
            <text:p text:style-name="P18"/>
            <text:p text:style-name="P18">in the capital + thereof / to stay</text:p>
            <text:p text:style-name="P18"/>
            <text:p text:style-name="P18">a voice / to sing / in window</text:p>
            <text:p text:style-name="P18">desolation / in a vestibule</text:p>
            <text:p text:style-name="P18"/>
            <text:p text:style-name="P18">for / cedar / to be bare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228_094527</text:p>
      <text:p text:style-name="P25"/>
      <text:p text:style-name="P29"/>
      <text:p text:style-name="P25"/>
      <text:p text:style-name="P10">[XXX] 20200301_095931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1">2:15</text:p>
            <text:p text:style-name="P21">זֹאת הָעִיר הָעַלִּיזָה הַיּוֹשֶׁבֶת לָבֶטַח <text:soft-page-break/>הָאֹמְרָה בִּלְבָבָהּ</text:p>
            <text:p text:style-name="P21"><text:s/>אֲנִי וְאַפְסִי עוֹד אֵי</text:p>
            <text:p text:style-name="P21">#</text:p>
            <text:p text:style-name="P21">הָיְתָה לְשַׁמָּה </text:p>
            <text:p text:style-name="P21">מַרְבֵּץ לַחַיָּה </text:p>
            <text:p text:style-name="P21">כֹּל עוֹבֵר עָלֶיהָ</text:p>
            <text:p text:style-name="P21"><text:s/>יִשְׁרֹק יָנִיעַ יָדוֹ ס</text:p>
          </table:table-cell>
          <table:table-cell table:style-name="表9.B1" office:value-type="string">
            <text:p text:style-name="P18"/>
            <text:p text:style-name="P18"/>
            <text:p text:style-name="P18">this / the city / the exultant</text:p>
            <text:p text:style-name="P18"/>
            <text:p text:style-name="P18">the to dwell / in safety</text:p>
            <text:p text:style-name="P18"><text:soft-page-break/></text:p>
            <text:p text:style-name="P18">the to say / in heart + her</text:p>
            <text:p text:style-name="P18"/>
            <text:p text:style-name="P18">I / and no further / still,more / where,how ?</text:p>
            <text:p text:style-name="P18"/>
            <text:p text:style-name="P18">to come,come to pass / towards ruin</text:p>
            <text:p text:style-name="P18">reclining / for a living thing</text:p>
            <text:p text:style-name="P18"/>
            <text:p text:style-name="P18">all / to cross over / above + thereof</text:p>
            <text:p text:style-name="P18">to hiss / to waver / a hand + its</text:p>
          </table:table-cell>
        </table:table-row>
        <table:table-row>
          <table:table-cell table:style-name="表9.A2" office:value-type="string">
            <text:p text:style-name="P21">3:1</text:p>
            <text:p text:style-name="P21">הוֹי מֹרְאָה וְנִגְאָלָה הָעִיר הַיּוֹנָה</text:p>
          </table:table-cell>
          <table:table-cell table:style-name="表9.B2" office:value-type="string">
            <text:p text:style-name="P18"/>
            <text:p text:style-name="P18"/>
            <text:p text:style-name="P18">oh! / to rebel / and to desecrate</text:p>
            <text:p text:style-name="P18"/>
            <text:p text:style-name="P18">the city / the to be violent</text:p>
          </table:table-cell>
        </table:table-row>
        <table:table-row>
          <table:table-cell table:style-name="表9.A2" office:value-type="string">
            <text:p text:style-name="P21">3:2</text:p>
            <text:p text:style-name="P21">לֹא שָׁמְעָה בְּקוֹל לֹא לָקְחָה מוּסָר בַּיהוָה </text:p>
            <text:p text:style-name="P21">לֹא בָטָחָה אֶל־אֱלֹהֶיהָ לֹא קָרֵבָה</text:p>
          </table:table-cell>
          <table:table-cell table:style-name="表9.B2" office:value-type="string">
            <text:p text:style-name="P18"/>
            <text:p text:style-name="P18"/>
            <text:p text:style-name="P18">not / to hear / a voice / not</text:p>
            <text:p text:style-name="P18"/>
            <text:p text:style-name="P18">to take / restraint / in jehovah</text:p>
            <text:p text:style-name="P18"/>
            <text:p text:style-name="P18">not / to trust / towards gods + her</text:p>
            <text:p text:style-name="P18">not / to approach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1_101634</text:p>
      <text:p text:style-name="P25"/>
      <text:p text:style-name="P29"/>
      <text:p text:style-name="P10">[XXX] 20200302_090639</text:p>
      <text:p text:style-name="P25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1">3:3</text:p>
            <text:p text:style-name="P21">שָׂרֶיהָ בְקִרְבָּהּ</text:p>
            <text:p text:style-name="P21"><text:s/>אֲרָיוֹת שֹׁאֲגִים שֹׁפְטֶיהָ זְאֵבֵי עֶרֶב לֹא גָרְמוּ לַבֹּקֶר</text:p>
          </table:table-cell>
          <table:table-cell table:style-name="表10.B1" office:value-type="string">
            <text:p text:style-name="P18"/>
            <text:p text:style-name="P18"/>
            <text:p text:style-name="P18">a head person + her / in the center + her</text:p>
            <text:p text:style-name="P18">a lion / to moan / to judge + her</text:p>
            <text:p text:style-name="P18"/>
            <text:p text:style-name="P18">a wolf / dusk / not / to spare</text:p>
            <text:p text:style-name="P18"/>
            <text:p text:style-name="P18">in dawn</text:p>
          </table:table-cell>
        </table:table-row>
        <table:table-row>
          <table:table-cell table:style-name="表10.A2" office:value-type="string">
            <text:p text:style-name="P21">3:4</text:p>
            <text:p text:style-name="P21">נְבִיאֶיהָ פֹּחֲזִים</text:p>
            <text:p text:style-name="P21"><text:s/>אַנְשֵׁי בֹּגְדוֹת כֹּהֲנֶיהָ חִלְּלוּ־קֹדֶשׁ חָמְסוּ תּוֹרָה</text:p>
          </table:table-cell>
          <table:table-cell table:style-name="表10.B2" office:value-type="string">
            <text:p text:style-name="P18"/>
            <text:p text:style-name="P18"/>
            <text:p text:style-name="P18">a prophet + her / to bubble up</text:p>
            <text:p text:style-name="P18"/>
            <text:p text:style-name="P18">a man / treacheries / an acting priest + her</text:p>
            <text:p text:style-name="P18">to profane / sanctity / to be violent</text:p>
            <text:p text:style-name="P18">Pentateuch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</text:p>
      <text:p text:style-name="P25"/>
      <text:p text:style-name="P29"/>
      <text:p text:style-name="P28"/>
      <text:p text:style-name="P10">[XXX] 20200303_095642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21">3:5</text:p>
            <text:p text:style-name="P21"><text:soft-page-break/>יְהוָה צַדִּיק בְּקִרְבָּהּ</text:p>
            <text:p text:style-name="P21">לֹא יַעֲשֶׂה עַוְלָה</text:p>
            <text:p text:style-name="P21"><text:s/>בַּבֹּקֶר בַּבֹּקֶר מִשְׁפָּטוֹ יִתֵּן לָאוֹר לֹא נֶעְדָּר וְלֹא־יוֹדֵעַ עַוָּל בֹּשֶׁת</text:p>
          </table:table-cell>
          <table:table-cell table:style-name="表11.B1" office:value-type="string">
            <text:p text:style-name="P18"/>
            <text:p text:style-name="P18"/>
            <text:p text:style-name="P18"><text:soft-page-break/>jehovah / just / in the center + thereof</text:p>
            <text:p text:style-name="P18">not <text:s/>/ to do,make / evil</text:p>
            <text:p text:style-name="P18"/>
            <text:p text:style-name="P18">in the dawn / in the dawn / a verdict + its</text:p>
            <text:p text:style-name="P18">to give / in illumination / not / to miss</text:p>
            <text:p text:style-name="P18">and not – to know / evil / shame</text:p>
            <text:p text:style-name="P18"/>
          </table:table-cell>
        </table:table-row>
        <table:table-row>
          <table:table-cell table:style-name="表11.A2" office:value-type="string">
            <text:p text:style-name="P21">3:6</text:p>
            <text:p text:style-name="P21">הִכְרַתִּי גוֹיִם נָשַׁמּוּ פִּנּוֹתָם הֶחֱרַבְתִּי חוּצוֹתָם מִבְּלִי </text:p>
            <text:p text:style-name="P21">עוֹבֵר נִצְדּוּ עָרֵיהֶם מִבְּלִי־אִישׁ </text:p>
            <text:p text:style-name="P21">מֵאֵין יוֹשֵׁב</text:p>
          </table:table-cell>
          <table:table-cell table:style-name="表11.B2" office:value-type="string">
            <text:p text:style-name="P18"/>
            <text:p text:style-name="P18"/>
            <text:p text:style-name="P18">I cut off / Gentile / to devastate</text:p>
            <text:p text:style-name="P18"/>
            <text:p text:style-name="P18">pinnacle + their / to desolate</text:p>
            <text:p text:style-name="P18"/>
            <text:p text:style-name="P18">outdoors + their / out of nothing</text:p>
            <text:p text:style-name="P18">to cross over / to desolate / a city + their</text:p>
            <text:p text:style-name="P18">out of nothing – a man</text:p>
            <text:p text:style-name="P18"/>
            <text:p text:style-name="P18">out of + not exist / to dwell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3_100847</text:p>
      <text:p text:style-name="P25"/>
      <text:p text:style-name="P29"/>
      <text:p text:style-name="P7"/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2" table:style-name="表12">
        <table:table-column table:style-name="表12.A"/>
        <table:table-column table:style-name="表12.B"/>
        <text:soft-page-break/>
        <table:table-row>
          <table:table-cell table:style-name="表12.A1" office:value-type="string">
            <text:p text:style-name="P21">3:7</text:p>
            <text:p text:style-name="P21">אָמַרְתִּי אַ</text:p>
            <text:p text:style-name="P21">#</text:p>
            <text:p text:style-name="P21">־תִּירְאִי</text:p>
            <text:p text:style-name="P21"><text:s/>אוֹתִי תִּקְחִי מוּסָר</text:p>
            <text:p text:style-name="P21"><text:s/>וְלֹא־יִכָּרֵת מְעוֹנָהּ </text:p>
            <text:p text:style-name="P21"/>
            <text:p text:style-name="P21">כֹּל אֲשֶׁר־פָּקַדְתִּי עָלֶיהָ אָכֵן הִשְׁכִּימוּ הִשְׁחִיתוּ כֹּל עֲלִילוֹתָם</text:p>
          </table:table-cell>
          <table:table-cell table:style-name="表12.B1" office:value-type="string">
            <text:p text:style-name="P18"/>
            <text:p text:style-name="P18"/>
            <text:p text:style-name="P18">I say / surely – to fear</text:p>
            <text:p text:style-name="P18"/>
            <text:p text:style-name="P18"/>
            <text:p text:style-name="P18"/>
            <text:p text:style-name="P18"/>
            <text:p text:style-name="P18"/>
            <text:p text:style-name="P18">entity + my / to take / warning</text:p>
            <text:p text:style-name="P18"/>
            <text:p text:style-name="P18">and not – to destroy / dwelling + her</text:p>
            <text:p text:style-name="P18"/>
            <text:p text:style-name="P18">all / who,that – to oversee / against + her</text:p>
            <text:p text:style-name="P18">but / to start early / to dec<text:span text:style-name="T16">ay</text:span></text:p>
            <text:p text:style-name="P19"/>
            <text:p text:style-name="P19">all / a performance + their</text:p>
          </table:table-cell>
        </table:table-row>
        <table:table-row>
          <table:table-cell table:style-name="表12.A2" office:value-type="string">
            <text:p text:style-name="P21">3:8</text:p>
            <text:p text:style-name="P21">לָכֵן חַכּוּ־לִי</text:p>
            <text:p text:style-name="P21"><text:s/>נְאֻם־יְהוָה לְיוֹם </text:p>
            <text:p text:style-name="P21">קוּמִי לְעַד </text:p>
            <text:p text:style-name="P21">כִּי מִשְׁפָּטִי לֶאֱסֹף</text:p>
            <text:p text:style-name="P21"/>
            <text:p text:style-name="P21"><text:s/>גּוֹיִם לְקָבְצִי </text:p>
            <text:p text:style-name="P21">מַמְלָכוֹת לִשְׁפֹּ</text:p>
            <text:p text:style-name="P21">#</text:p>
            <text:p text:style-name="P21">עֲלֵיהֶם זַעְמִי כֹּל </text:p>
            <text:p text:style-name="P21">חֲרוֹן אַפִּי </text:p>
            <text:p text:style-name="P21"><text:soft-page-break/>כִּי בְּאֵשׁ קִנְאָתִי תֵּאָכֵל כָּל־הָאָרֶץ</text:p>
          </table:table-cell>
          <table:table-cell table:style-name="表12.B2" office:value-type="string">
            <text:p text:style-name="P18"/>
            <text:p text:style-name="P18"/>
            <text:p text:style-name="P18">in just / to adhere – towards + me</text:p>
            <text:p text:style-name="P18">oracle – jehovah / towards day</text:p>
            <text:p text:style-name="P18"/>
            <text:p text:style-name="P18">to rise + my / towards aim</text:p>
            <text:p text:style-name="P18"/>
            <text:p text:style-name="P18">for / verdict + my / towards to gather</text:p>
            <text:p text:style-name="P18"/>
            <text:p text:style-name="P18">nations / towards to grasp + my</text:p>
            <text:p text:style-name="P18"/>
            <text:p text:style-name="P18">dominion / towards to spill</text:p>
            <text:p text:style-name="P18"/>
            <text:p text:style-name="P18"/>
            <text:p text:style-name="P18"/>
            <text:p text:style-name="P18">above + them / fury + my / all</text:p>
            <text:p text:style-name="P18"/>
            <text:p text:style-name="P18">a burning of anger / ire + my</text:p>
            <text:p text:style-name="P18"><text:soft-page-break/></text:p>
            <text:p text:style-name="P18">for / in fire / jealous + my / to eat</text:p>
            <text:p text:style-name="P18">all / the land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4_092320</text:p>
      <text:p text:style-name="P25"/>
      <text:p text:style-name="P30"/>
      <text:p text:style-name="P10">[XXX] 20200305_085121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1">3:9</text:p>
            <text:p text:style-name="P21">כִּי־אָז אֶהְפֹּ</text:p>
            <text:p text:style-name="P21">#</text:p>
            <text:p text:style-name="P21">אֶל־עַמִּים שָׂפָה בְרוּרָה </text:p>
            <text:p text:style-name="P21"/>
            <text:p text:style-name="P21">לִקְרֹא כֻלָּם </text:p>
            <text:p text:style-name="P21">בְּשֵׁם יְהוָה לְעָבְדוֹ</text:p>
            <text:p text:style-name="P21"><text:s/>שְׁכֶם אֶחָד</text:p>
          </table:table-cell>
          <table:table-cell table:style-name="表13.B1" office:value-type="string">
            <text:p text:style-name="P18"/>
            <text:p text:style-name="P18"/>
            <text:p text:style-name="P18">for – at the time / to turn</text:p>
            <text:p text:style-name="P18"/>
            <text:p text:style-name="P18"/>
            <text:p text:style-name="P18"/>
            <text:p text:style-name="P18">towards – people / the lip / to clarify</text:p>
            <text:p text:style-name="P18"/>
            <text:p text:style-name="P18">towards to call upon / all + their</text:p>
            <text:p text:style-name="P18"/>
            <text:p text:style-name="P18">in honor / jehovah / towards to serve + him</text:p>
            <text:p text:style-name="P18">spur of a hill / united</text:p>
          </table:table-cell>
        </table:table-row>
        <table:table-row>
          <table:table-cell table:style-name="表13.A2" office:value-type="string">
            <text:p text:style-name="P21">3:10</text:p>
            <text:p text:style-name="P21">מֵעֵבֶר לְנַהֲרֵי־כוּשׁ עֲתָרַי בַּת־פּוּצַי יוֹבִלוּן</text:p>
            <text:p text:style-name="P21"><text:s/>מִנְחָתִי</text:p>
          </table:table-cell>
          <table:table-cell table:style-name="表13.B2" office:value-type="string">
            <text:p text:style-name="P18"/>
            <text:p text:style-name="P18"/>
            <text:p text:style-name="P18">from across / towards a stream – Cush</text:p>
            <text:p text:style-name="P18">a worshipper + my / daughter – to dash + my / to bring + thereupon</text:p>
            <text:p text:style-name="P18"><text:soft-page-break/>offering + my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5_092114</text:p>
      <text:p text:style-name="P25"/>
      <text:p text:style-name="P30"/>
      <text:p text:style-name="P7"/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1">3:11</text:p>
            <text:p text:style-name="P21">בַּיּוֹם הַהוּא לֹא תֵבוֹשִׁי מִכֹּל עֲלִילֹתַיִ</text:p>
            <text:p text:style-name="P21">#</text:p>
            <text:p text:style-name="P21">אֲשֶׁר פָּשַׁעַתְּ בִּי</text:p>
            <text:p text:style-name="P21"><text:s/>כִּי־אָז אָסִיר </text:p>
            <text:p text:style-name="P21">מִקִּרְבֵּ</text:p>
            <text:p text:style-name="P21">#</text:p>
            <text:p text:style-name="P21">עַלִּיזֵי גַּאֲוָתֵ</text:p>
            <text:p text:style-name="P21">#</text:p>
            <text:p text:style-name="P21">וְלֹא־תוֹסִפִי לְגָבְהָה </text:p>
            <text:p text:style-name="P21"/>
            <text:p text:style-name="P21">עוֹד בְּהַר קָדְשִׁי</text:p>
          </table:table-cell>
          <table:table-cell table:style-name="表14.B1" office:value-type="string">
            <text:p text:style-name="P18"/>
            <text:p text:style-name="P18"/>
            <text:p text:style-name="P18">in the day / the <text:s/>he,she / not / to be ashamed</text:p>
            <text:p text:style-name="P18"/>
            <text:p text:style-name="P18">from all / performance + thine</text:p>
            <text:p text:style-name="P18"/>
            <text:p text:style-name="P18">that,which / to trespass / on + me</text:p>
            <text:p text:style-name="P18"/>
            <text:p text:style-name="P18"/>
            <text:p text:style-name="P18">for – at that time / to turn off</text:p>
            <text:p text:style-name="P18"/>
            <text:p text:style-name="P18">from the center + thine</text:p>
            <text:p text:style-name="P18"/>
            <text:p text:style-name="P18"/>
            <text:p text:style-name="P18">rejoice / arrogance + thine</text:p>
            <text:p text:style-name="P18"/>
            <text:p text:style-name="P18"/>
            <text:p text:style-name="P18">and not – to aug<text:span text:style-name="T16">ument / towards to be lofty</text:span></text:p>
            <text:p text:style-name="P19"/>
            <text:p text:style-name="P19">still / on the mountain / sanctity + <text:soft-page-break/>my</text:p>
          </table:table-cell>
        </table:table-row>
        <table:table-row>
          <table:table-cell table:style-name="表14.A2" office:value-type="string">
            <text:p text:style-name="P21">3:12</text:p>
            <text:p text:style-name="P21">וְהִשְׁאַרְתִּי בְקִרְבֵּ</text:p>
            <text:p text:style-name="P21">#</text:p>
            <text:p text:style-name="P21">עַם עָנִי וָדָל</text:p>
            <text:p text:style-name="P21"><text:s/>וְחָסוּ בְּשֵׁם יְהוָה</text:p>
          </table:table-cell>
          <table:table-cell table:style-name="表14.B2" office:value-type="string">
            <text:p text:style-name="P18"/>
            <text:p text:style-name="P18"/>
            <text:p text:style-name="P18">and I wil swell up / in the center + thine</text:p>
            <text:p text:style-name="P18"/>
            <text:p text:style-name="P18"/>
            <text:p text:style-name="P18">people / depressed / and weak,thin</text:p>
            <text:p text:style-name="P18">and to confide in / honor / jehovah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7_101902</text:p>
      <text:p text:style-name="P25"/>
      <text:p text:style-name="P30"/>
      <text:p text:style-name="P25"/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1">3:13</text:p>
            <text:p text:style-name="P21">שְׁאֵרִית יִשְׂרָאֵל לֹא־יַעֲשׂוּ </text:p>
            <text:p text:style-name="P21">עַוְלָה וְלֹא־יְדַבְּרוּ כָזָב </text:p>
            <text:p text:style-name="P21"/>
            <text:p text:style-name="P21">וְלֹא־יִמָּצֵא בְּפִיהֶם</text:p>
            <text:p text:style-name="P21"><text:s/>לְשׁוֹן תַּרְמִית כִּי־הֵמָּה <text:soft-page-break/>יִרְעוּ וְרָבְצוּ</text:p>
            <text:p text:style-name="P21"><text:s/>וְאֵין מַחֲרִיד ס</text:p>
          </table:table-cell>
          <table:table-cell table:style-name="表17.B1" office:value-type="string">
            <text:p text:style-name="P18"/>
            <text:p text:style-name="P18"/>
            <text:p text:style-name="P18">a remainder / israel / not – to do,make</text:p>
            <text:p text:style-name="P18"/>
            <text:p text:style-name="P18"/>
            <text:p text:style-name="P18">evil / and not – to speak / falsehood</text:p>
            <text:p text:style-name="P18"/>
            <text:p text:style-name="P18">and not – to find / in mouse + their</text:p>
            <text:p text:style-name="P18"/>
            <text:p text:style-name="P18"><text:soft-page-break/>tongue / fraud / for / they</text:p>
            <text:p text:style-name="P18"/>
            <text:p text:style-name="P18">to pasture / and to recline</text:p>
            <text:p text:style-name="P18"/>
            <text:p text:style-name="P18">and not exist / to fear</text:p>
          </table:table-cell>
        </table:table-row>
        <table:table-row>
          <table:table-cell table:style-name="表17.A2" office:value-type="string">
            <text:p text:style-name="P21">3:14</text:p>
            <text:p text:style-name="P21">רָנִּי בַּת־צִיּוֹן </text:p>
            <text:p text:style-name="P21">הָרִיעוּ יִשְׂרָאֵל שִׂמְחִי וְעָלְזִי בְּכָל־לֵב </text:p>
            <text:p text:style-name="P21">בַּת יְרוּשָׁלִָם</text:p>
          </table:table-cell>
          <table:table-cell table:style-name="表17.B2" office:value-type="string">
            <text:p text:style-name="P18"/>
            <text:p text:style-name="P18"/>
            <text:p text:style-name="P18">to shout / daughter – zion</text:p>
            <text:p text:style-name="P18"/>
            <text:p text:style-name="P18">to shout / israel / to be gleesome</text:p>
            <text:p text:style-name="P18"/>
            <text:p text:style-name="P18">and to jump / with all – the heart</text:p>
            <text:p text:style-name="P18"/>
            <text:p text:style-name="P18">daughter / jerusalem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8_090636</text:p>
      <text:p text:style-name="P25"/>
      <text:p text:style-name="P30"/>
      <text:p text:style-name="P10">[XXX] 20200309_085833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1">3:15</text:p>
            <text:p text:style-name="P21">#הֵסִיר יְהוָה מִשְׁפָּטַיִ</text:p>
            <text:p text:style-name="P21">#פִּנָּה אֹיְבֵ</text:p>
            <text:p text:style-name="P21">#מֶלֶ</text:p>
            <text:p text:style-name="P21">#יִשְׂרָאֵל יְהוָה בְּקִרְבֵּ</text:p>
            <text:p text:style-name="P21">לֹא־תִירְאִי רָע עוֹד</text:p>
          </table:table-cell>
          <table:table-cell table:style-name="表18.B1" office:value-type="string">
            <text:p text:style-name="P18"/>
            <text:p text:style-name="P18"/>
            <text:p text:style-name="P18">to turn off / jehovah / verdict + thy</text:p>
            <text:p text:style-name="P18">to turn / adversary + thy</text:p>
            <text:p text:style-name="P18"/>
            <text:p text:style-name="P18">king + thy</text:p>
            <text:p text:style-name="P18">israel / jehovah / in the center + thy</text:p>
            <text:p text:style-name="P18"/>
            <text:p text:style-name="P18">not – to fear / evil / still,more</text:p>
          </table:table-cell>
        </table:table-row>
        <text:soft-page-break/>
        <table:table-row>
          <table:table-cell table:style-name="表18.A2" office:value-type="string">
            <text:p text:style-name="P21">3:16</text:p>
            <text:p text:style-name="P21">בַּיּוֹם הַהוּא יֵאָמֵר לִירוּשָׁלִַם אַל־תִּירָאִי צִיּוֹן אַל־יִרְפּוּ יָדָיִ</text:p>
            <text:p text:style-name="P21">#</text:p>
          </table:table-cell>
          <table:table-cell table:style-name="表18.B2" office:value-type="string">
            <text:p text:style-name="P18"/>
            <text:p text:style-name="P18"/>
            <text:p text:style-name="P18">in the day / the she,he / to say</text:p>
            <text:p text:style-name="P18"/>
            <text:p text:style-name="P18">to jerusalem / not – to fear</text:p>
            <text:p text:style-name="P18"/>
            <text:p text:style-name="P18">zion / not – to slacken / a hand + thy</text:p>
          </table:table-cell>
        </table:table-row>
        <table:table-row>
          <table:table-cell table:style-name="表18.A2" office:value-type="string">
            <text:p text:style-name="P21">3:17</text:p>
            <text:p text:style-name="P21">#יְהוָה אֱלֹהַיִ</text:p>
            <text:p text:style-name="P21">בְּקִרְבֵּך גִּבּוֹר</text:p>
            <text:p text:style-name="P21"><text:s/>יוֹשִׁיעַ יָשִׂישׂ</text:p>
            <text:p text:style-name="P21"><text:s/>עָלַיִ</text:p>
            <text:p text:style-name="P21">#</text:p>
            <text:p text:style-name="P21">בְּשִׂמְחָה יַחֲרִישׁ בְּאַהֲבָתוֹ יָגִיל עָלַיִ</text:p>
            <text:p text:style-name="P21">#</text:p>
            <text:p text:style-name="P21">בְּרִנָּה</text:p>
          </table:table-cell>
          <table:table-cell table:style-name="表18.B2" office:value-type="string">
            <text:p text:style-name="P18"/>
            <text:p text:style-name="P18"/>
            <text:p text:style-name="P18">jehovah / gods + thy</text:p>
            <text:p text:style-name="P18"/>
            <text:p text:style-name="P18">in the center + thee / powerful</text:p>
            <text:p text:style-name="P18"/>
            <text:p text:style-name="P18">to be free,open / to be cheerful</text:p>
            <text:p text:style-name="P18"/>
            <text:p text:style-name="P18">upon + thee</text:p>
            <text:p text:style-name="P18"/>
            <text:p text:style-name="P18"/>
            <text:p text:style-name="P18">in glee / to scratch</text:p>
            <text:p text:style-name="P18"/>
            <text:p text:style-name="P18">in love + its / to rejoice / upon + thee</text:p>
            <text:p text:style-name="P18"/>
            <text:p text:style-name="P18"/>
            <text:p text:style-name="P18">in shout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9_091706</text:p>
      <text:p text:style-name="P25"/>
      <text:p text:style-name="P30"/>
      <text:p text:style-name="P28"/>
      <text:p text:style-name="P10">[XXX] <text:span text:style-name="T18">20200310_082444</text:span></text:p>
      <text:p text:style-name="P25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1">3:18</text:p>
            <text:p text:style-name="P21">נוּגֵי מִמּוֹעֵד </text:p>
            <text:p text:style-name="P21">אָסַפְתִּי מִמֵּ</text:p>
            <text:p text:style-name="P21">#</text:p>
            <text:p text:style-name="P21">הָיוּ מַשְׂאֵת עָלֶיהָ חֶרְפָּה</text:p>
          </table:table-cell>
          <table:table-cell table:style-name="表19.B1" office:value-type="string">
            <text:p text:style-name="P18"/>
            <text:p text:style-name="P18"/>
            <text:p text:style-name="P18">to grieve / from assembly</text:p>
            <text:p text:style-name="P18"/>
            <text:p text:style-name="P18">to gather / from thee</text:p>
            <text:p text:style-name="P18"/>
            <text:p text:style-name="P18"/>
            <text:p text:style-name="P18"/>
            <text:p text:style-name="P18">to become / a beacon / above + her</text:p>
            <text:p text:style-name="P18">disgrace</text:p>
          </table:table-cell>
        </table:table-row>
        <table:table-row>
          <table:table-cell table:style-name="表19.A2" office:value-type="string">
            <text:p text:style-name="P21">3:19</text:p>
            <text:p text:style-name="P21">הִנְנִי עֹשֶׂה אֶת־כָּל־מְעַנַּיִ</text:p>
            <text:p text:style-name="P21">#</text:p>
            <text:p text:style-name="P21">בָּעֵת הַהִיא וְהוֹשַׁעְתִּי אֶת־הַצֹּלֵעָה וְהַנִּדָּחָה אֲקַבֵּץ וְשַׂמְתִּים לִתְהִלָּה וּלְשֵׁם </text:p>
            <text:p text:style-name="P21">בְּכָל־הָאָרֶץ בָּשְׁתָּם</text:p>
          </table:table-cell>
          <table:table-cell table:style-name="表19.B2" office:value-type="string">
            <text:p text:style-name="P18"/>
            <text:p text:style-name="P18"/>
            <text:p text:style-name="P18">lo ! + me / to do,make / even – all – to depress + thee</text:p>
            <text:p text:style-name="P18"/>
            <text:p text:style-name="P18"/>
            <text:p text:style-name="P18"/>
            <text:p text:style-name="P18">at now / the he,she / and to be safe</text:p>
            <text:p text:style-name="P18">even – the to limp / and the to push off</text:p>
            <text:p text:style-name="P18">to collect / and to put + them</text:p>
            <text:p text:style-name="P18"/>
            <text:p text:style-name="P18">into laudation / and into honor</text:p>
            <text:p text:style-name="P18"/>
            <text:p text:style-name="P18">in all – the land / shame + thereof</text:p>
          </table:table-cell>
        </table:table-row>
        <table:table-row>
          <table:table-cell table:style-name="表19.A2" office:value-type="string">
            <text:p text:style-name="P21">3:20</text:p>
            <text:p text:style-name="P21">בָּעֵת הַהִיא אָבִיא אֶתְכֶם וּבָעֵת </text:p>
            <text:p text:style-name="P21">קַבְּצִי אֶתְכֶם כִּי־אֶתֵּן <text:soft-page-break/>אֶתְכֶם לְשֵׁם וְלִתְהִלָּה</text:p>
            <text:p text:style-name="P21"><text:s/>בְּכֹל עַמֵּי הָאָרֶץ בְּשׁוּבִי אֶת־שְׁבוּתֵיכֶם לְעֵינֵיכֶם אָמַר יְהוָה</text:p>
          </table:table-cell>
          <table:table-cell table:style-name="表19.B2" office:value-type="string">
            <text:p text:style-name="P18"/>
            <text:p text:style-name="P18"/>
            <text:p text:style-name="P18">at that time / the he,she / to go,come</text:p>
            <text:p text:style-name="P18">entity + you / and at that time</text:p>
            <text:p text:style-name="P18">to grasp / entity + you / for – to give</text:p>
            <text:p text:style-name="P18"><text:soft-page-break/>entity + you / into honor / and into laudation</text:p>
            <text:p text:style-name="P18">on all / people / the land</text:p>
            <text:p text:style-name="P18"/>
            <text:p text:style-name="P18">on to turn back + my / entity – prisoners + you</text:p>
            <text:p text:style-name="P18">into eye + you / to say / jehovah</text:p>
          </table:table-cell>
        </table:table-row>
        <table:table-row>
          <table:table-cell table:style-name="表19.A2" office:value-type="string">
            <text:p text:style-name="P21">Johah</text:p>
            <text:p text:style-name="P21">1:1</text:p>
            <text:p text:style-name="P21">וַיְהִי דְּבַר־יְהוָה </text:p>
            <text:p text:style-name="P21"/>
            <text:p text:style-name="P21">אֶל־יוֹנָה בֶן־אֲמִתַּי לֵאמֹר</text:p>
          </table:table-cell>
          <table:table-cell table:style-name="表19.B2" office:value-type="string">
            <text:p text:style-name="P18"/>
            <text:p text:style-name="P18"/>
            <text:p text:style-name="P18"/>
            <text:p text:style-name="P18"/>
            <text:p text:style-name="P18">then, to come to pass / a word – jehovah</text:p>
            <text:p text:style-name="P18"/>
            <text:p text:style-name="P18">towards jonah / son – amitai</text:p>
            <text:p text:style-name="P18"/>
            <text:p text:style-name="P18">in to say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</text:p>
      <text:p text:style-name="P25"/>
      <text:p text:style-name="P30"/>
      <text:p text:style-name="P25"/>
      <text:p text:style-name="P10">[XXX] 20200311_091230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21">1:2</text:p>
            <text:p text:style-name="P21">קוּם לֵ</text:p>
            <text:p text:style-name="P21">#</text:p>
            <text:p text:style-name="P21"><text:soft-page-break/>אֶל־נִינְוֵה הָעִיר הַגְּדוֹלָה וּקְרָא </text:p>
            <text:p text:style-name="P21">עָלֶיהָ כִּי־עָלְתָה </text:p>
            <text:p text:style-name="P21">רָעָתָם לְפָנָי</text:p>
          </table:table-cell>
          <table:table-cell table:style-name="表20.B1" office:value-type="string">
            <text:p text:style-name="P18"/>
            <text:p text:style-name="P18"/>
            <text:p text:style-name="P18">to rise / to walk</text:p>
            <text:p text:style-name="P18"/>
            <text:p text:style-name="P18"/>
            <text:p text:style-name="P18"/>
            <text:p text:style-name="P18"><text:soft-page-break/>to - nineveh / encampment</text:p>
            <text:p text:style-name="P18"/>
            <text:p text:style-name="P18">great,insolent / and to call out</text:p>
            <text:p text:style-name="P18"/>
            <text:p text:style-name="P18">above + her / for – to ascend</text:p>
            <text:p text:style-name="P18"/>
            <text:p text:style-name="P18">evil + their / to face + my</text:p>
          </table:table-cell>
        </table:table-row>
        <table:table-row>
          <table:table-cell table:style-name="表20.A2" office:value-type="string">
            <text:p text:style-name="P21">1:3</text:p>
            <text:p text:style-name="P21">וַיָּקָם יוֹנָה לִבְרֹחַ תַּרְשִׁישָׁה מִלִּפְנֵי יְהוָה וַיֵּרֶד יָפוֹ וַיִּמְצָא </text:p>
            <text:p text:style-name="P21">אָנִיָּה בָּאָה תַרְשִׁישׁ וַיִּתֵּן שְׂכָרָהּ</text:p>
            <text:p text:style-name="P21"><text:s/>וַיֵּרֶד בָּהּ לָבוֹא</text:p>
            <text:p text:style-name="P21"><text:s/>עִמָּהֶם תַּרְשִׁישָׁה מִלִּפְנֵי יְהוָה</text:p>
          </table:table-cell>
          <table:table-cell table:style-name="表20.B2" office:value-type="string">
            <text:p text:style-name="P18"/>
            <text:p text:style-name="P18"/>
            <text:p text:style-name="P18">and to rise / jonah / in to flee</text:p>
            <text:p text:style-name="P18"/>
            <text:p text:style-name="P18">Tarshish + their / out of + into + face / jehovah</text:p>
            <text:p text:style-name="P18">and to fall / Yaphow / and to exist</text:p>
            <text:p text:style-name="P18">a ship / to come / Tarshish</text:p>
            <text:p text:style-name="P18"/>
            <text:p text:style-name="P18">and to give / a fare + their</text:p>
            <text:p text:style-name="P18"/>
            <text:p text:style-name="P18">and to fall / to them / in to go,come</text:p>
            <text:p text:style-name="P18"/>
            <text:p text:style-name="P18">with + them / Tarshish + their</text:p>
            <text:p text:style-name="P18"/>
            <text:p text:style-name="P18">out of + in + face / jehovah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1_092519</text:p>
      <text:p text:style-name="P25"/>
      <text:p text:style-name="P30"/>
      <text:p text:style-name="P28"/>
      <text:p text:style-name="P10">[XXX] 20200312_084417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1" table:style-name="表21">
        <table:table-column table:style-name="表21.A"/>
        <table:table-column table:style-name="表21.B"/>
        <text:soft-page-break/>
        <table:table-row>
          <table:table-cell table:style-name="表21.A1" office:value-type="string">
            <text:p text:style-name="P21">1:4</text:p>
            <text:p text:style-name="P21">וַיהוָה הֵטִיל</text:p>
            <text:p text:style-name="P21"><text:s/>רוּחַ־גְּדוֹלָה אֶל־הַיָּם וַיְהִי סַעַר־גָּדוֹל </text:p>
            <text:p text:style-name="P21"/>
            <text:p text:style-name="P21">בַּיָּם וְהָאֳנִיָּה חִשְּׁבָה לְהִשָּׁבֵר</text:p>
          </table:table-cell>
          <table:table-cell table:style-name="表21.B1" office:value-type="string">
            <text:p text:style-name="P18"/>
            <text:p text:style-name="P18"/>
            <text:p text:style-name="P18">and jehovah / to cast down</text:p>
            <text:p text:style-name="P18"/>
            <text:p text:style-name="P18">wind – great / to – the sea</text:p>
            <text:p text:style-name="P18"/>
            <text:p text:style-name="P18">and to come to pass / a hurricane – great</text:p>
            <text:p text:style-name="P18"/>
            <text:p text:style-name="P18"/>
            <text:p text:style-name="P18">on sea / and the ship / to plait,weave</text:p>
            <text:p text:style-name="P18">in to burst</text:p>
          </table:table-cell>
        </table:table-row>
        <table:table-row>
          <table:table-cell table:style-name="表21.A2" office:value-type="string">
            <text:p text:style-name="P21">1:5</text:p>
            <text:p text:style-name="P21">וַיִּירְאוּ הַמַּלָּחִים וַיִּזְעֲקוּ אִישׁ אֶל־אֱלֹהָיו וַיָּטִלוּ</text:p>
            <text:p text:style-name="P21"/>
            <text:p text:style-name="P21"><text:s/>אֶת־הַכֵּלִים אֲשֶׁר בָּאֳנִיָּה אֶל־הַיָּם לְהָקֵל מֵעֲלֵיהֶם וְיוֹנָה </text:p>
            <text:p text:style-name="P21">יָרַד אֶל־יַרְכְּתֵי </text:p>
            <text:p text:style-name="P21">הַסְּפִינָה וַיִּשְׁכַּב </text:p>
            <text:p text:style-name="P21">וַיֵּרָדַם</text:p>
          </table:table-cell>
          <table:table-cell table:style-name="表21.B2" office:value-type="string">
            <text:p text:style-name="P18"/>
            <text:p text:style-name="P18"/>
            <text:p text:style-name="P18">and to fear / sailors / and to shriek</text:p>
            <text:p text:style-name="P18">a man / to – god + its / and to cast down</text:p>
            <text:p text:style-name="P18"/>
            <text:p text:style-name="P18"/>
            <text:p text:style-name="P18">even – the prepared / that</text:p>
            <text:p text:style-name="P18">on ship / to – the sea / towards to be light</text:p>
            <text:p text:style-name="P18">from above + them / and jonah</text:p>
            <text:p text:style-name="P18"/>
            <text:p text:style-name="P18">to go downwards / to – rear</text:p>
            <text:p text:style-name="P18"/>
            <text:p text:style-name="P18">the vessel / and to lie down</text:p>
            <text:p text:style-name="P18"/>
            <text:p text:style-name="P18">and to stupefy</text:p>
          </table:table-cell>
        </table:table-row>
        <table:table-row>
          <table:table-cell table:style-name="表21.A2" office:value-type="string">
            <text:p text:style-name="P21">1:6</text:p>
            <text:p text:style-name="P21">וַיִּקְרַב אֵלָיו</text:p>
            <text:p text:style-name="P21"><text:s/>רַב הַחֹבֵל וַיֹּאמֶר </text:p>
            <text:p text:style-name="P21">לוֹ מַה־לְּ</text:p>
            <text:p text:style-name="P21"><text:soft-page-break/>*</text:p>
            <text:p text:style-name="P21">נִרְדָּם קוּם קְרָא </text:p>
            <text:p text:style-name="P21">אֶל־אֱלֹהֶי</text:p>
            <text:p text:style-name="P21">*</text:p>
            <text:p text:style-name="P21">אוּלַי יִתְעַשֵּׁת </text:p>
            <text:p text:style-name="P21">הָאֱלֹהִים לָנוּ </text:p>
            <text:p text:style-name="P21">וְלֹא נֹאבֵד</text:p>
          </table:table-cell>
          <table:table-cell table:style-name="表21.B2" office:value-type="string">
            <text:p text:style-name="P18"/>
            <text:p text:style-name="P18"/>
            <text:p text:style-name="P18">and to approach / near + its</text:p>
            <text:p text:style-name="P18"/>
            <text:p text:style-name="P18"/>
            <text:p text:style-name="P18">abundant / a sailor / and to say</text:p>
            <text:p text:style-name="P18"/>
            <text:p text:style-name="P18"><text:soft-page-break/>to + him / what ? - to + thee</text:p>
            <text:p text:style-name="P18"/>
            <text:p text:style-name="P18"/>
            <text:p text:style-name="P18">to stupefy / to rise / to call out</text:p>
            <text:p text:style-name="P18"/>
            <text:p text:style-name="P18">to – god + thee</text:p>
            <text:p text:style-name="P18"/>
            <text:p text:style-name="P18"/>
            <text:p text:style-name="P18">if not,perhaps / to be sleek</text:p>
            <text:p text:style-name="P18"/>
            <text:p text:style-name="P18">the gods / towards + us</text:p>
            <text:p text:style-name="P18"/>
            <text:p text:style-name="P18">and not / to lose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2_085929</text:p>
      <text:p text:style-name="P25"/>
      <text:p text:style-name="P30"/>
      <text:p text:style-name="P25"/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1">1:7</text:p>
            <text:p text:style-name="P21">וַיֹּאמְרוּ אִישׁ אֶל־רֵעֵהוּ</text:p>
            <text:p text:style-name="P21"><text:s/>לְכוּ וְנַפִּילָה גוֹרָלוֹת וְנֵדְעָה בְּשֶׁלְּמִי</text:p>
            <text:p text:style-name="P21"><text:s/>הָרָעָה הַזֹּאת לָנוּ וַיַּפִּלוּ גּוֹרָלוֹת וַיִּפֹּל <text:soft-page-break/>הַגּוֹרָל עַל־יוֹנָה</text:p>
          </table:table-cell>
          <table:table-cell table:style-name="表22.B1" office:value-type="string">
            <text:p text:style-name="P18"/>
            <text:p text:style-name="P18"/>
            <text:p text:style-name="P18">and to say / a man / to – an associate + their</text:p>
            <text:p text:style-name="P18">to walk / and to fall / a lot</text:p>
            <text:p text:style-name="P18"/>
            <text:p text:style-name="P18">and to know / on what + who ?</text:p>
            <text:p text:style-name="P18"/>
            <text:p text:style-name="P18"/>
            <text:p text:style-name="P18">the evil / the this/ upon + us</text:p>
            <text:p text:style-name="P18"/>
            <text:p text:style-name="P18"><text:soft-page-break/>and to fall / a lot / and to fall</text:p>
            <text:p text:style-name="P18"/>
            <text:p text:style-name="P18">the lot / upon – jonah</text:p>
          </table:table-cell>
        </table:table-row>
        <table:table-row>
          <table:table-cell table:style-name="表22.A2" office:value-type="string">
            <text:p text:style-name="P21">1:8</text:p>
            <text:p text:style-name="P21">וַיֹּאמְרוּ אֵלָיו </text:p>
            <text:p text:style-name="P21">הַגִּידָה־נָּא לָנוּ </text:p>
            <text:p text:style-name="P21">בַּאֲשֶׁר לְמִי־הָרָעָה</text:p>
            <text:p text:style-name="P21"><text:s/>הַזֹּאת לָנוּ </text:p>
            <text:p text:style-name="P21">מַה־מְּלַאכְתְּ</text:p>
            <text:p text:style-name="P21">*</text:p>
            <text:p text:style-name="P21">וּמֵאַיִן תָּבוֹא</text:p>
            <text:p text:style-name="P21"><text:s/>מָה אַרְצֶ</text:p>
            <text:p text:style-name="P21">*</text:p>
            <text:p text:style-name="P21">וְאֵי־מִזֶּה עַם אָתָּה</text:p>
          </table:table-cell>
          <table:table-cell table:style-name="表22.B2" office:value-type="string">
            <text:p text:style-name="P18"/>
            <text:p text:style-name="P18"/>
            <text:p text:style-name="P18">and to say / towards + him</text:p>
            <text:p text:style-name="P18"/>
            <text:p text:style-name="P18">manifest + us – pray / to us</text:p>
            <text:p text:style-name="P18"/>
            <text:p text:style-name="P18">on which / in who ? - the evil</text:p>
            <text:p text:style-name="P18"/>
            <text:p text:style-name="P18">the this / towards + us</text:p>
            <text:p text:style-name="P18"/>
            <text:p text:style-name="P18">what ? - employment + thee</text:p>
            <text:p text:style-name="P18"/>
            <text:p text:style-name="P18"/>
            <text:p text:style-name="P18">and from where / to come,go</text:p>
            <text:p text:style-name="P18"/>
            <text:p text:style-name="P18">what ? / land + thee</text:p>
            <text:p text:style-name="P18"/>
            <text:p text:style-name="P18"/>
            <text:p text:style-name="P18"/>
            <text:p text:style-name="P18">and where ? - from this / a people / thou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4_130655</text:p>
      <text:p text:style-name="P25"/>
      <text:p text:style-name="P30"/>
      <text:p text:style-name="P28"/>
      <text:p text:style-name="P10">[XXX] 20200315_114358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3" table:style-name="表23">
        <table:table-column table:style-name="表23.A"/>
        <table:table-column table:style-name="表23.B"/>
        <text:soft-page-break/>
        <table:table-row>
          <table:table-cell table:style-name="表23.A1" office:value-type="string">
            <text:p text:style-name="P21">1:9</text:p>
            <text:p text:style-name="P21">וַיֹּאמֶר אֲלֵיהֶם </text:p>
            <text:p text:style-name="P21">עִבְרִי אָנֹכִי וְאֶת־יְהוָה</text:p>
            <text:p text:style-name="P21"><text:s/>אֱלֹהֵי הַשָּׁמַיִם אֲנִי יָרֵא אֲשֶׁר־עָשָׂה אֶת־הַיָּם וְאֶת־הַיַּבָּשָׁה</text:p>
          </table:table-cell>
          <table:table-cell table:style-name="表23.B1" office:value-type="string">
            <text:p text:style-name="P18"/>
            <text:p text:style-name="P18"/>
            <text:p text:style-name="P18">and to say / towards + them</text:p>
            <text:p text:style-name="P18"/>
            <text:p text:style-name="P18">Eberite / I / and entity – jehovah</text:p>
            <text:p text:style-name="P18"/>
            <text:p text:style-name="P18">gods / the sky / I / reverent</text:p>
            <text:p text:style-name="P18"/>
            <text:p text:style-name="P18">that – to do,make / entity – the sea</text:p>
            <text:p text:style-name="P18">and entity – dry ground</text:p>
          </table:table-cell>
        </table:table-row>
        <table:table-row>
          <table:table-cell table:style-name="表23.A2" office:value-type="string">
            <text:p text:style-name="P21">1:10</text:p>
            <text:p text:style-name="P21">וַיִּירְאוּ הָאֲנָשִׁים יִרְאָה גְדוֹלָה וַיֹּאמְרוּ אֵלָיו מַה־זֹּאת עָשִׂיתָ כִּי־יָדְעוּ </text:p>
            <text:p text:style-name="P21">הָאֲנָשִׁים כִּי־מִלִּפְנֵי יְהוָה הוּא בֹרֵחַ כִּי הִגִּיד לָהֶם</text:p>
          </table:table-cell>
          <table:table-cell table:style-name="表23.B2" office:value-type="string">
            <text:p text:style-name="P18"/>
            <text:p text:style-name="P18"/>
            <text:p text:style-name="P18">and to fear / the man / reverent</text:p>
            <text:p text:style-name="P18"/>
            <text:p text:style-name="P18">great / and to say / to + him</text:p>
            <text:p text:style-name="P18"/>
            <text:p text:style-name="P18">what ? - this / to do / for – to know</text:p>
            <text:p text:style-name="P18"/>
            <text:p text:style-name="P18">the man / for – from in face</text:p>
            <text:p text:style-name="P18"/>
            <text:p text:style-name="P18">jehovah / he / to flee / for <text:s/>/ manifest</text:p>
            <text:p text:style-name="P18">to + them</text:p>
          </table:table-cell>
        </table:table-row>
      </table:table>
      <text:p text:style-name="P6"/>
      <text:p text:style-name="P13"><text:span text:style-name="T3">[next] </text:span><text:span text:style-name="T4">1:11</text:span></text:p>
      <text:p text:style-name="P25"/>
      <text:p text:style-name="P11">[/  XXX] 20200315_115333</text:p>
      <text:p text:style-name="P25"/>
      <text:p text:style-name="P30"/>
      <text:p text:style-name="P28"/>
      <text:p text:style-name="P10">[XXX] </text:p>
      <text:p text:style-name="P25"/>
      <text:p text:style-name="P13"><text:span text:style-name="T1">1. </text:span><text:span text:style-name="T2">XX:XX</text:span></text:p>
      <text:p text:style-name="P14"><text:soft-page-break/><text:span text:style-name="T3">1. </text:span><text:span text:style-name="T5">X:X</text:span></text:p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1">1:11</text:p>
            <text:p text:style-name="P21">וַיֹּאמְרוּ אֵלָיו </text:p>
            <text:p text:style-name="P21">מַה־נַּעֲשֶׂה לָּ</text:p>
            <text:p text:style-name="P21">#</text:p>
            <text:p text:style-name="P21">וְיִשְׁתֹּק הַיָּם מֵעָלֵינוּ כִּי הַיָּם הוֹלֵ</text:p>
            <text:p text:style-name="P21">#</text:p>
            <text:p text:style-name="P21">וְסֹעֵר</text:p>
          </table:table-cell>
          <table:table-cell table:style-name="表24.B1" office:value-type="string">
            <text:p text:style-name="P18"/>
            <text:p text:style-name="P18"/>
            <text:p text:style-name="P18">and to say / unto + him</text:p>
            <text:p text:style-name="P18"/>
            <text:p text:style-name="P18">what ? - to do,make / towards + thee</text:p>
            <text:p text:style-name="P18"/>
            <text:p text:style-name="P18">and to subside / the sea / from above + us / for</text:p>
            <text:p text:style-name="P18"/>
            <text:p text:style-name="P18">the sea / to walk</text:p>
            <text:p text:style-name="P18"/>
            <text:p text:style-name="P18"/>
            <text:p text:style-name="P18">and to toss</text:p>
          </table:table-cell>
        </table:table-row>
        <table:table-row>
          <table:table-cell table:style-name="表24.A2" office:value-type="string">
            <text:p text:style-name="P21">1:12</text:p>
            <text:p text:style-name="P21">וַיֹּאמֶר אֲלֵיהֶם שָׂאוּנִי וַהֲטִילֻנִי אֶל־הַיָּם וְיִשְׁתֹּק הַיָּם מֵעֲלֵיכֶם כִּי יוֹדֵעַ אָנִי</text:p>
            <text:p text:style-name="P21"><text:s/>כִּי בְשֶׁלִּי הַסַּעַר </text:p>
            <text:p text:style-name="P21"/>
            <text:p text:style-name="P21">הַגָּדוֹל הַזֶּה עֲלֵיכֶם</text:p>
          </table:table-cell>
          <table:table-cell table:style-name="表24.B2" office:value-type="string">
            <text:p text:style-name="P18"/>
            <text:p text:style-name="P18"/>
            <text:p text:style-name="P18">and to say / to + them / to lift + me</text:p>
            <text:p text:style-name="P18">and to pitch over + me / to – the sea</text:p>
            <text:p text:style-name="P18">and to subside / the sea / from above + yous / for / to know / I</text:p>
            <text:p text:style-name="P18"/>
            <text:p text:style-name="P18"/>
            <text:p text:style-name="P18">for / on account + me / the hurricane</text:p>
            <text:p text:style-name="P18"/>
            <text:p text:style-name="P18">the great / the this / above + yous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6_084554</text:p>
      <text:p text:style-name="P30"/>
      <text:p text:style-name="P28"/>
      <text:p text:style-name="P10"><text:soft-page-break/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1">1:13</text:p>
            <text:p text:style-name="P21">וַיַּחְתְּרוּ הָאֲנָשִׁים לְהָשִׁיב אֶל־הַיַּבָּשָׁה</text:p>
            <text:p text:style-name="P21"><text:s/>וְלֹא יָכֹלוּ כִּי הַיָּם </text:p>
            <text:p text:style-name="P21">הוֹלֵ</text:p>
            <text:p text:style-name="P21">#</text:p>
            <text:p text:style-name="P21">וְסֹעֵר עֲלֵיהֶם</text:p>
          </table:table-cell>
          <table:table-cell table:style-name="表25.B1" office:value-type="string">
            <text:p text:style-name="P18"/>
            <text:p text:style-name="P18"/>
            <text:p text:style-name="P18">and to force / the mortal</text:p>
            <text:p text:style-name="P18"/>
            <text:p text:style-name="P18">towards to turn back / to – the dry ground</text:p>
            <text:p text:style-name="P18">and not / to be able / for / the sea</text:p>
            <text:p text:style-name="P18"/>
            <text:p text:style-name="P18">to walk</text:p>
            <text:p text:style-name="P18"/>
            <text:p text:style-name="P18"/>
            <text:p text:style-name="P18">and to rush / upon + them</text:p>
          </table:table-cell>
        </table:table-row>
        <table:table-row>
          <table:table-cell table:style-name="表25.A2" office:value-type="string">
            <text:p text:style-name="P21">1:14</text:p>
            <text:p text:style-name="P21">וַיִּקְרְאוּ אֶל־יְהוָה וַיֹּאמְרוּ אָנָּה יְהוָה </text:p>
            <text:p text:style-name="P21">אַל־נָא נֹאבְדָה בְּנֶפֶשׁ</text:p>
            <text:p text:style-name="P21"/>
            <text:p text:style-name="P21"><text:s/>הָאִישׁ הַזֶּה וְאַל־תִּתֵּן</text:p>
            <text:p text:style-name="P21"><text:s/>עָלֵינוּ דָּם נָקִיא </text:p>
            <text:p text:style-name="P21">כִּי־אַתָּה יְהוָה כַּאֲשֶׁר </text:p>
            <text:p text:style-name="P21">חָפַצְתָּ עָשִׂיתָ</text:p>
          </table:table-cell>
          <table:table-cell table:style-name="表25.B2" office:value-type="string">
            <text:p text:style-name="P18"/>
            <text:p text:style-name="P18"/>
            <text:p text:style-name="P18">and to call out / to – jehovah</text:p>
            <text:p text:style-name="P18"/>
            <text:p text:style-name="P18">and to say / oh now / jehovah</text:p>
            <text:p text:style-name="P18"/>
            <text:p text:style-name="P18">not – I pray / to lose / on a breathing creature</text:p>
            <text:p text:style-name="P18"/>
            <text:p text:style-name="P18">the man / the this / and not – to give</text:p>
            <text:p text:style-name="P18"/>
            <text:p text:style-name="P18">above + us / blood / innocent</text:p>
            <text:p text:style-name="P18">for – thou / jehovah / as if + that,which</text:p>
            <text:p text:style-name="P18">to bend / to do,make</text:p>
          </table:table-cell>
        </table:table-row>
        <table:table-row>
          <table:table-cell table:style-name="表25.A2" office:value-type="string">
            <text:p text:style-name="P21">1:15</text:p>
            <text:p text:style-name="P21">וַיִּשְׂאוּ אֶת־יוֹנָה </text:p>
            <text:p text:style-name="P21"><text:soft-page-break/>וַיְטִלֻהוּ אֶל־הַיָּם </text:p>
            <text:p text:style-name="P21">וַיַּעֲמֹד הַיָּם מִזַּעְפּוֹ</text:p>
          </table:table-cell>
          <table:table-cell table:style-name="表25.B2" office:value-type="string">
            <text:p text:style-name="P18"/>
            <text:p text:style-name="P18"/>
            <text:p text:style-name="P18">and to lift / entity – jonah</text:p>
            <text:p text:style-name="P18"/>
            <text:p text:style-name="P18">and to pitch + him / to – the sea</text:p>
            <text:p text:style-name="P18"><text:soft-page-break/></text:p>
            <text:p text:style-name="P18">and to stand / the sea / from anger + its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7_103031</text:p>
      <text:p text:style-name="P25"/>
      <text:p text:style-name="P30"/>
      <text:p text:style-name="P28"/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1">1:16</text:p>
            <text:p text:style-name="P21">וַיִּירְאוּ הָאֲנָשִׁים יִרְאָה גְדוֹלָה אֶת־יְהוָה וַיִּזְבְּחוּ־זֶבַח </text:p>
            <text:p text:style-name="P21">לַיהוָה וַיִּדְּרוּ </text:p>
            <text:p text:style-name="P21">נְדָרִים</text:p>
          </table:table-cell>
          <table:table-cell table:style-name="表26.B1" office:value-type="string">
            <text:p text:style-name="P18"/>
            <text:p text:style-name="P18"/>
            <text:p text:style-name="P18">and to fear / the men / fearing</text:p>
            <text:p text:style-name="P18"/>
            <text:p text:style-name="P18">great / entity – jehovah</text:p>
            <text:p text:style-name="P18"/>
            <text:p text:style-name="P18">and to slaughter – a slaughter</text:p>
            <text:p text:style-name="P18"/>
            <text:p text:style-name="P18">to jehovah / and to promise</text:p>
            <text:p text:style-name="P18"/>
            <text:p text:style-name="P18">promises</text:p>
          </table:table-cell>
        </table:table-row>
        <table:table-row>
          <table:table-cell table:style-name="表26.A2" office:value-type="string">
            <text:p text:style-name="P21">1:17</text:p>
            <text:p text:style-name="P21">וַיְמַן יְהוָה</text:p>
            <text:p text:style-name="P21"><text:s/>דָּג גָּדוֹל לִבְלֹעַ </text:p>
            <text:p text:style-name="P21"/>
            <text:p text:style-name="P21">אֶת־יוֹנָה וַיְהִי </text:p>
            <text:p text:style-name="P21"><text:soft-page-break/>יוֹנָה בִּמְעֵי הַדָּג </text:p>
            <text:p text:style-name="P21">שְׁלֹשָׁה יָמִים וּשְׁלֹשָׁה לֵילוֹת</text:p>
          </table:table-cell>
          <table:table-cell table:style-name="表26.B2" office:value-type="string">
            <text:p text:style-name="P18"/>
            <text:p text:style-name="P18"/>
            <text:p text:style-name="P18">and to weigh out / jehovah</text:p>
            <text:p text:style-name="P18"/>
            <text:p text:style-name="P18"/>
            <text:p text:style-name="P18">a fish / great / towards to make away</text:p>
            <text:p text:style-name="P18"/>
            <text:p text:style-name="P18">entity – jonah / and to exist</text:p>
            <text:p text:style-name="P18"><text:soft-page-break/></text:p>
            <text:p text:style-name="P18">jonah / in intestines / the fish</text:p>
            <text:p text:style-name="P18"/>
            <text:p text:style-name="P18">three / days / and three / night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8_103812</text:p>
      <text:p text:style-name="P25"/>
      <text:p text:style-name="P30"/>
      <text:p text:style-name="P28"/>
      <text:p text:style-name="P10">[XXX] 20200320_094857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1">2:1</text:p>
            <text:p text:style-name="P21">וַיִּתְפַּלֵּל יוֹנָה אֶל־יְהוָה אֱלֹהָיו מִמְּעֵי הַדָּגָה</text:p>
          </table:table-cell>
          <table:table-cell table:style-name="表27.B1" office:value-type="string">
            <text:p text:style-name="P18"/>
            <text:p text:style-name="P18"/>
            <text:p text:style-name="P18">and to pray / jonah / to – jehovah</text:p>
            <text:p text:style-name="P18"/>
            <text:p text:style-name="P18">gods + his / from intestines / fish</text:p>
          </table:table-cell>
        </table:table-row>
        <table:table-row>
          <table:table-cell table:style-name="表27.A2" office:value-type="string">
            <text:p text:style-name="P21">2:2</text:p>
            <text:p text:style-name="P21">וַיֹּאמֶר קָרָאתִי מִצָּרָה לִי אֶל־יְהוָה</text:p>
            <text:p text:style-name="P21"><text:s/>וַיַּעֲנֵנִי מִבֶּטֶן </text:p>
            <text:p text:style-name="P21"/>
            <text:p text:style-name="P21">שְׁאוֹל שִׁוַּעְתִּי שָׁמַעְתָּ קוֹלִי</text:p>
          </table:table-cell>
          <table:table-cell table:style-name="表27.B2" office:value-type="string">
            <text:p text:style-name="P18"/>
            <text:p text:style-name="P18"/>
            <text:p text:style-name="P18">and to say / to call out / from tightness</text:p>
            <text:p text:style-name="P18">towads + his / to – jehovah</text:p>
            <text:p text:style-name="P18"/>
            <text:p text:style-name="P18">and to respond + me / from hollow</text:p>
            <text:p text:style-name="P18"/>
            <text:p text:style-name="P18">hades / to be free / to hear</text:p>
            <text:p text:style-name="P18"/>
            <text:p text:style-name="P18">voice + my</text:p>
          </table:table-cell>
        </table:table-row>
        <text:soft-page-break/>
        <table:table-row>
          <table:table-cell table:style-name="表27.A2" office:value-type="string">
            <text:p text:style-name="P21">2:3</text:p>
            <text:p text:style-name="P21">וַתַּשְׁלִיכֵנִי מְצוּלָה</text:p>
            <text:p text:style-name="P21"/>
            <text:p text:style-name="P21"><text:s/>בִּלְבַב יַמִּים וְנָהָר יְסֹבְבֵנִי כָּל־מִשְׁבָּרֶי</text:p>
            <text:p text:style-name="P21">*</text:p>
            <text:p text:style-name="P21">וְגַלֶּי</text:p>
            <text:p text:style-name="P21">*</text:p>
            <text:p text:style-name="P21">עָלַי עָבָרוּ</text:p>
          </table:table-cell>
          <table:table-cell table:style-name="表27.B2" office:value-type="string">
            <text:p text:style-name="P18"/>
            <text:p text:style-name="P18"/>
            <text:p text:style-name="P18">and to throw out + me / a deep place</text:p>
            <text:p text:style-name="P18"/>
            <text:p text:style-name="P18"/>
            <text:p text:style-name="P18">to the heart / seas / and a steam</text:p>
            <text:p text:style-name="P18"/>
            <text:p text:style-name="P18">to surround + me / all – breaker + thy</text:p>
            <text:p text:style-name="P18"/>
            <text:p text:style-name="P18">and a heap + thy</text:p>
            <text:p text:style-name="P18"/>
            <text:p text:style-name="P18"/>
            <text:p text:style-name="P18"/>
            <text:p text:style-name="P18">against + me / to cross over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20_100159</text:p>
      <text:p text:style-name="P25"/>
      <text:p text:style-name="P30"/>
      <text:p text:style-name="P28"/>
      <text:p text:style-name="P10">[XXX] 20200322_115857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1">2:4</text:p>
            <text:p text:style-name="P21">וַאֲנִי אָמַרְתִּי נִגְרַשְׁתִּי מִנֶּגֶד עֵינֶי</text:p>
            <text:p text:style-name="P21">*</text:p>
            <text:p text:style-name="P21"><text:soft-page-break/>אַ</text:p>
            <text:p text:style-name="P21">#</text:p>
            <text:p text:style-name="P21">אוֹסִיף לְהַבִּיט אֶל־הֵיכַל</text:p>
            <text:p text:style-name="P21"><text:s/>קָדְשֶׁ</text:p>
            <text:p text:style-name="P21">*</text:p>
          </table:table-cell>
          <table:table-cell table:style-name="表28.B1" office:value-type="string">
            <text:p text:style-name="P18"/>
            <text:p text:style-name="P18"/>
            <text:p text:style-name="P18">and I / to say / to drive out</text:p>
            <text:p text:style-name="P18"/>
            <text:p text:style-name="P18">from a front / eye + thy</text:p>
            <text:p text:style-name="P18"/>
            <text:p text:style-name="P18"/>
            <text:p text:style-name="P18"/>
            <text:p text:style-name="P18"><text:soft-page-break/>surely</text:p>
            <text:p text:style-name="P18"/>
            <text:p text:style-name="P18"/>
            <text:p text:style-name="P18">to add / towards to scan / towards – temple</text:p>
            <text:p text:style-name="P18"/>
            <text:p text:style-name="P18">sacred place + thy</text:p>
          </table:table-cell>
        </table:table-row>
        <table:table-row>
          <table:table-cell table:style-name="表28.A2" office:value-type="string">
            <text:p text:style-name="P21">2:5</text:p>
            <text:p text:style-name="P21">אֲפָפוּנִי מַיִם </text:p>
            <text:p text:style-name="P21">עַד־נֶפֶשׁ תְּהוֹם </text:p>
            <text:p text:style-name="P21">יְסֹבְבֵנִי סוּף </text:p>
            <text:p text:style-name="P21">חָבוּשׁ לְרֹאשִׁי</text:p>
          </table:table-cell>
          <table:table-cell table:style-name="表28.B2" office:value-type="string">
            <text:p text:style-name="P18"/>
            <text:p text:style-name="P18"/>
            <text:p text:style-name="P18">to surround + me / water</text:p>
            <text:p text:style-name="P18"/>
            <text:p text:style-name="P18">as far as – vitality / an abyss</text:p>
            <text:p text:style-name="P18"/>
            <text:p text:style-name="P18">to surround + me / papyrus</text:p>
            <text:p text:style-name="P18">to wrap / towards head + my</text:p>
          </table:table-cell>
        </table:table-row>
        <table:table-row>
          <table:table-cell table:style-name="表28.A2" office:value-type="string">
            <text:p text:style-name="P21">2:6</text:p>
            <text:p text:style-name="P21">לְקִצְבֵי הָרִים</text:p>
            <text:p text:style-name="P21"><text:s/>יָרַדְתִּי הָאָרֶץ בְּרִחֶיהָ בַעֲדִי לְעוֹלָם</text:p>
            <text:p text:style-name="P21"><text:s/>וַתַּעַל מִשַּׁחַת </text:p>
            <text:p text:style-name="P21">חַיַּי יְהוָה אֱלֹהָי</text:p>
          </table:table-cell>
          <table:table-cell table:style-name="表28.B2" office:value-type="string">
            <text:p text:style-name="P18"/>
            <text:p text:style-name="P18"/>
            <text:p text:style-name="P18">towards base / mountains</text:p>
            <text:p text:style-name="P18"/>
            <text:p text:style-name="P18">to descend / the land / a bolt + her</text:p>
            <text:p text:style-name="P18">against + me / towards eternity</text:p>
            <text:p text:style-name="P18"/>
            <text:p text:style-name="P18">and to ascend / from a pit</text:p>
            <text:p text:style-name="P18"/>
            <text:p text:style-name="P18">life + my / jehovah / gods + my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22_121210</text:p>
      <text:p text:style-name="P25"/>
      <text:p text:style-name="P30"/>
      <text:p text:style-name="P28"/>
      <text:p text:style-name="P10"><text:soft-page-break/>[XXX] 20200323_154119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1">2:7</text:p>
            <text:p text:style-name="P21">בְּהִתְעַטֵּף עָלַי נַפְשִׁי</text:p>
            <text:p text:style-name="P21"><text:s/>אֶת־יְהוָה זָכָרְתִּי וַתָּבוֹא אֵלֶי</text:p>
            <text:p text:style-name="P21">*</text:p>
            <text:p text:style-name="P21">תְּפִלָּתִי אֶל־הֵיכַל </text:p>
            <text:p text:style-name="P21">קָדְשֶׁ</text:p>
            <text:p text:style-name="P21">*</text:p>
          </table:table-cell>
          <table:table-cell table:style-name="表29.B1" office:value-type="string">
            <text:p text:style-name="P18"/>
            <text:p text:style-name="P18"/>
            <text:p text:style-name="P18">in shroud / upon + my / vitality + my</text:p>
            <text:p text:style-name="P18">entity – jehovah / I remember</text:p>
            <text:p text:style-name="P18"/>
            <text:p text:style-name="P18">and to go,come / near + thy</text:p>
            <text:p text:style-name="P18"/>
            <text:p text:style-name="P18"/>
            <text:p text:style-name="P18">hymn + my / towards – palace</text:p>
            <text:p text:style-name="P18"/>
            <text:p text:style-name="P18">sacred + thy</text:p>
          </table:table-cell>
        </table:table-row>
        <table:table-row>
          <table:table-cell table:style-name="表29.A2" office:value-type="string">
            <text:p text:style-name="P21">2:8</text:p>
            <text:p text:style-name="P21">מְשַׁמְּרִים הַבְלֵי־שָׁוְא חַסְדָּם יַעֲזֹבוּ</text:p>
          </table:table-cell>
          <table:table-cell table:style-name="表29.B2" office:value-type="string">
            <text:p text:style-name="P18"/>
            <text:p text:style-name="P18"/>
            <text:p text:style-name="P18">to guard / emptiness – idolatry</text:p>
            <text:p text:style-name="P18"/>
            <text:p text:style-name="P18">pierty + their / to loosen</text:p>
          </table:table-cell>
        </table:table-row>
        <table:table-row>
          <table:table-cell table:style-name="表29.A2" office:value-type="string">
            <text:p text:style-name="P21">2:9</text:p>
            <text:p text:style-name="P21">וַאֲנִי בְּקוֹל תּוֹדָה אֶזְבְּחָה־לָּ</text:p>
            <text:p text:style-name="P21">#</text:p>
            <text:p text:style-name="P21">אֲשֶׁר נָדַרְתִּי אֲשַׁלֵּמָה</text:p>
            <text:p text:style-name="P21"/>
            <text:p text:style-name="P21"><text:s/>יְשׁוּעָתָה לַיהוָה ס</text:p>
          </table:table-cell>
          <table:table-cell table:style-name="表29.B2" office:value-type="string">
            <text:p text:style-name="P18"/>
            <text:p text:style-name="P18">and I / in to call aloud / adoration</text:p>
            <text:p text:style-name="P18"/>
            <text:p text:style-name="P18">to slaughter animal – upon + thee</text:p>
            <text:p text:style-name="P18"/>
            <text:p text:style-name="P18"/>
            <text:p text:style-name="P18">who / I promise / to make completed</text:p>
            <text:p text:style-name="P18"/>
            <text:p text:style-name="P18">deliverance + them / towards jehovah</text:p>
          </table:table-cell>
        </table:table-row>
        <table:table-row>
          <table:table-cell table:style-name="表29.B2" table:number-columns-spanned="2" office:value-type="string">
            <text:p text:style-name="P31">/]20200323_160000</text:p>
          </table:table-cell>
          <table:covered-table-cell/>
        </table:table-row>
        <text:soft-page-break/>
        <table:table-row>
          <table:table-cell table:style-name="表29.B2" table:number-columns-spanned="2" office:value-type="string">
            <text:p text:style-name="P31">[20200327_115755</text:p>
          </table:table-cell>
          <table:covered-table-cell/>
        </table:table-row>
        <table:table-row>
          <table:table-cell table:style-name="表29.A2" office:value-type="string">
            <text:p text:style-name="P21">2:10</text:p>
            <text:p text:style-name="P21">וַיֹּאמֶר יְהוָה לַדָּג וַיָּקֵא אֶת־יוֹנָה </text:p>
            <text:p text:style-name="P21">אֶל־הַיַּבָּשָׁה פ</text:p>
          </table:table-cell>
          <table:table-cell table:style-name="表29.B2" office:value-type="string">
            <text:p text:style-name="P18"/>
            <text:p text:style-name="P18"/>
            <text:p text:style-name="P18">and to say / jehovah / towards fish / and to vomit / entity – jonah</text:p>
            <text:p text:style-name="P18"/>
            <text:p text:style-name="P18"/>
            <text:p text:style-name="P18">towards – the dry ground</text:p>
          </table:table-cell>
        </table:table-row>
        <table:table-row>
          <table:table-cell table:style-name="表29.A2" office:value-type="string">
            <text:p text:style-name="P21">3:1</text:p>
            <text:p text:style-name="P21">וַיְהִי דְבַר־יְהוָה אֶל־יוֹנָה שֵׁנִית לֵאמֹר</text:p>
          </table:table-cell>
          <table:table-cell table:style-name="表29.B2" office:value-type="string">
            <text:p text:style-name="P18"/>
            <text:p text:style-name="P18"/>
            <text:p text:style-name="P18">and to come to pass / a word – jehovah / towards – jonah</text:p>
            <text:p text:style-name="P18">second / in to say</text:p>
          </table:table-cell>
        </table:table-row>
        <table:table-row>
          <table:table-cell table:style-name="表29.A2" office:value-type="string">
            <text:p text:style-name="P21">3:2</text:p>
            <text:p text:style-name="P21">קוּם לֵ</text:p>
            <text:p text:style-name="P21">#</text:p>
            <text:p text:style-name="P21">אֶל־נִינְוֵה הָעִיר הַגְּדוֹלָה וִּקְרָא אֵלֶיהָ</text:p>
            <text:p text:style-name="P21"/>
            <text:p text:style-name="P21"><text:s/>אֶת־הַקְּרִיאָה אֲשֶׁר אָנֹכִי דֹּבֵר אֵלֶי</text:p>
            <text:p text:style-name="P21">*</text:p>
          </table:table-cell>
          <table:table-cell table:style-name="表29.B2" office:value-type="string">
            <text:p text:style-name="P18"/>
            <text:p text:style-name="P18"/>
            <text:p text:style-name="P18">to rise / to walk</text:p>
            <text:p text:style-name="P18"/>
            <text:p text:style-name="P18"/>
            <text:p text:style-name="P18"/>
            <text:p text:style-name="P18">towards – nineveh / the city</text:p>
            <text:p text:style-name="P18"/>
            <text:p text:style-name="P18">the great / and to call out / towards + thereof</text:p>
            <text:p text:style-name="P18"/>
            <text:p text:style-name="P18">entity – the proclamation / that,which</text:p>
            <text:p text:style-name="P18">I / to speak / towards + thee</text:p>
          </table:table-cell>
        </table:table-row>
        <table:table-row>
          <table:table-cell table:style-name="表29.A2" office:value-type="string">
            <text:p text:style-name="P21">3:3</text:p>
            <text:p text:style-name="P21">וַיָּקָם יוֹנָה וַיֵּלֶ</text:p>
            <text:p text:style-name="P21">#</text:p>
            <text:p text:style-name="P21">אֶל־נִינְוֶה כִּדְבַר יְהוָה</text:p>
            <text:p text:style-name="P21"><text:soft-page-break/></text:p>
            <text:p text:style-name="P21"><text:s/>וְנִינְוֵה הָיְתָה עִיר־גְּדוֹלָה</text:p>
            <text:p text:style-name="P21"><text:s/>לֵאלֹהִים מַהֲלַ</text:p>
            <text:p text:style-name="P21">#</text:p>
            <text:p text:style-name="P21">שְׁלֹשֶׁת יָמִים</text:p>
          </table:table-cell>
          <table:table-cell table:style-name="表29.B2" office:value-type="string">
            <text:p text:style-name="P18"/>
            <text:p text:style-name="P18"/>
            <text:p text:style-name="P18">and to arise / jonah / and to walk</text:p>
            <text:p text:style-name="P18"/>
            <text:p text:style-name="P18"/>
            <text:p text:style-name="P18"/>
            <text:p text:style-name="P18">towards – nineveh / like a word / jehovah</text:p>
            <text:p text:style-name="P18"><text:soft-page-break/></text:p>
            <text:p text:style-name="P18">and nineveh / to come to pass / city – great</text:p>
            <text:p text:style-name="P18"/>
            <text:p text:style-name="P18"/>
            <text:p text:style-name="P18"/>
            <text:p text:style-name="P18">towards gods / a walk</text:p>
            <text:p text:style-name="P18"/>
            <text:p text:style-name="P18"/>
            <text:p text:style-name="P18">three / days</text:p>
          </table:table-cell>
        </table:table-row>
        <table:table-row>
          <table:table-cell table:style-name="表29.A2" office:value-type="string">
            <text:p text:style-name="P32">/] 20200327_121206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32">[20200329_08571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/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/] 20200327_121206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32">[20200329_08571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3:4</text:p>
            <text:p text:style-name="P21">וַיָּחֶל יוֹנָה לָבוֹא בָעִיר מַהֲלַ</text:p>
            <text:p text:style-name="P21">#</text:p>
            <text:p text:style-name="P21">יוֹם אֶחָד וַיִּקְרָא וַיֹּאמַר עוֹד אַרְבָּעִים יוֹם וְנִינְוֵה נֶהְפָּכֶת</text:p>
          </table:table-cell>
          <table:table-cell table:style-name="表29.B2" office:value-type="string">
            <text:p text:style-name="P18"/>
            <text:p text:style-name="P18"/>
            <text:p text:style-name="P18">and to begin / jonah / into to go / to + city / a walk</text:p>
            <text:p text:style-name="P18"/>
            <text:p text:style-name="P18"/>
            <text:p text:style-name="P18"/>
            <text:p text:style-name="P18">a day / first / and to call out / and <text:s/>to say</text:p>
            <text:p text:style-name="P18">again / forty / day / and nineveh</text:p>
            <text:p text:style-name="P18"/>
            <text:p text:style-name="P18">to turn</text:p>
          </table:table-cell>
        </table:table-row>
        <table:table-row>
          <table:table-cell table:style-name="表29.A2" office:value-type="string">
            <text:p text:style-name="P21">3:5</text:p>
            <text:p text:style-name="P21">וַיַּאֲמִינוּ אַנְשֵׁי נִינְוֵה בֵּאלֹהִים וַיִּקְרְאוּ־צוֹם <text:soft-page-break/>וַיִּלְבְּשׁוּ שַׂקִּים מִגְּדוֹלָם וְעַד־קְטַנָּם</text:p>
          </table:table-cell>
          <table:table-cell table:style-name="表29.B2" office:value-type="string">
            <text:p text:style-name="P18"/>
            <text:p text:style-name="P18"/>
            <text:p text:style-name="P18">and to support / a man / nineveh</text:p>
            <text:p text:style-name="P18"/>
            <text:p text:style-name="P18">in gods / and to call out – a fast</text:p>
            <text:p text:style-name="P18"/>
            <text:p text:style-name="P18"><text:soft-page-break/>and to put on / sacking / from great + them</text:p>
            <text:p text:style-name="P18">and as far as - diminutive</text:p>
          </table:table-cell>
        </table:table-row>
        <table:table-row>
          <table:table-cell table:style-name="表29.A2" office:value-type="string">
            <text:p text:style-name="P21">3:6</text:p>
            <text:p text:style-name="P21">וַיִּגַּע הַדָּבָר אֶל־מֶלֶך נִינְוֵה וַיָּקָם מִכִּסְאוֹ וַיַּעֲבֵר אַדַּרְתּוֹ </text:p>
            <text:p text:style-name="P21"/>
            <text:p text:style-name="P21">מֵעָלָיו וַיְכַס </text:p>
            <text:p text:style-name="P21">שַׂק וַיֵּשֶׁב עַל־הָאֵפֶר</text:p>
          </table:table-cell>
          <table:table-cell table:style-name="表29.B2" office:value-type="string">
            <text:p text:style-name="P18"/>
            <text:p text:style-name="P18"/>
            <text:p text:style-name="P18">and to touch / the word / to – king</text:p>
            <text:p text:style-name="P18">nineveh / and to rise / a throne + his</text:p>
            <text:p text:style-name="P18">and to cross over / a wide dress + his</text:p>
            <text:p text:style-name="P18"/>
            <text:p text:style-name="P18">from above + his / and to fill up</text:p>
            <text:p text:style-name="P18"/>
            <text:p text:style-name="P18">sacking / and to dwell / above - ashes</text:p>
          </table:table-cell>
        </table:table-row>
        <table:table-row>
          <table:table-cell table:style-name="表29.A2" office:value-type="string">
            <text:p text:style-name="P32"/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/] 20200329_091549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32">[20200330_092814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3:7</text:p>
            <text:p text:style-name="P21">וַיַּזְעֵק וַיֹּאמֶר </text:p>
            <text:p text:style-name="P21">בְּנִינְוֵה מִטַּעַם הַמֶּלֶ</text:p>
            <text:p text:style-name="P21">#</text:p>
            <text:p text:style-name="P21">וּגְדֹלָיו לֵאמֹר הָאָדָם וְהַבְּהֵמָה הַבָּקָר וְהַצֹּאן אַל־יִטְעֲמוּ מְאוּמָה אַל־יִרְעוּ </text:p>
            <text:p text:style-name="P21">וּמַיִם אַל־יִשְׁתּוּ</text:p>
          </table:table-cell>
          <table:table-cell table:style-name="表29.B2" office:value-type="string">
            <text:p text:style-name="P18"/>
            <text:p text:style-name="P18"/>
            <text:p text:style-name="P18">and to announce / and to say</text:p>
            <text:p text:style-name="P18"/>
            <text:p text:style-name="P18">on nineveh / from a mandate / the king</text:p>
            <text:p text:style-name="P18"/>
            <text:p text:style-name="P18"/>
            <text:p text:style-name="P18">and great + his / towards to say / <text:s/>the man</text:p>
            <text:p text:style-name="P18">and the animal / a beeve / and a flock</text:p>
            <text:p text:style-name="P18">not – to taste / something / not – graze</text:p>
            <text:p text:style-name="P18"/>
            <text:p text:style-name="P18">and water / not – to imbibe</text:p>
          </table:table-cell>
        </table:table-row>
        <text:soft-page-break/>
        <table:table-row>
          <table:table-cell table:style-name="表29.A2" office:value-type="string">
            <text:p text:style-name="P21">3:8</text:p>
            <text:p text:style-name="P21">וְיִתְכַּסּוּ שַׂקִּים הָאָדָם וְהַבְּהֵמָה וְיִקְרְאוּ </text:p>
            <text:p text:style-name="P21">אֶל־אֱלֹהִים בְּחָזְקָה וְיָשֻׁבוּ אִישׁ מִדַּרְכּוֹ</text:p>
            <text:p text:style-name="P21"/>
            <text:p text:style-name="P21"><text:s/>הָרָעָה וּמִן־הֶחָמָס אֲשֶׁר בְּכַפֵּיהֶם</text:p>
          </table:table-cell>
          <table:table-cell table:style-name="表29.B2" office:value-type="string">
            <text:p text:style-name="P18"/>
            <text:p text:style-name="P18"/>
            <text:p text:style-name="P18">and to cover / sacking / the man</text:p>
            <text:p text:style-name="P18"/>
            <text:p text:style-name="P18">and the animal / and to call out</text:p>
            <text:p text:style-name="P18"/>
            <text:p text:style-name="P18">to – gods / on vehemence</text:p>
            <text:p text:style-name="P18"/>
            <text:p text:style-name="P18">and to turn back / a man / from road + his</text:p>
            <text:p text:style-name="P18"/>
            <text:p text:style-name="P18">the evil / and from – the wrong</text:p>
            <text:p text:style-name="P18"/>
            <text:p text:style-name="P18">which / on hands + their</text:p>
          </table:table-cell>
        </table:table-row>
        <table:table-row>
          <table:table-cell table:style-name="表29.A2" office:value-type="string">
            <text:p text:style-name="P21">3:9</text:p>
            <text:p text:style-name="P21">מִי־יוֹדֵעַ יָשׁוּב וְנִחַם הָאֱלֹהִים וְשָׁב מֵחֲרוֹן אַפּוֹ וְלֹא נֹאבֵד</text:p>
          </table:table-cell>
          <table:table-cell table:style-name="表29.B2" office:value-type="string">
            <text:p text:style-name="P18"/>
            <text:p text:style-name="P18"/>
            <text:p text:style-name="P18">who ? - to know / to turn back / and to pity</text:p>
            <text:p text:style-name="P18">the gods / and to turn back / from a burning of anger</text:p>
            <text:p text:style-name="P18">ire + his / and not / to lose</text:p>
          </table:table-cell>
        </table:table-row>
        <table:table-row>
          <table:table-cell table:style-name="表29.A2" office:value-type="string">
            <text:p text:style-name="P32">/] 20200330_094122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331_083726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3:10</text:p>
            <text:p text:style-name="P21">וַיַּרְא הָאֱלֹהִים אֶת־מַעֲשֵׂיהֶם </text:p>
            <text:p text:style-name="P21">כִּי־שָׁבוּ מִדַּרְכָּם </text:p>
            <text:p text:style-name="P21">הָרָעָה וַיִּנָּחֶם הָאֱלֹהִים</text:p>
            <text:p text:style-name="P21"><text:s/>עַל־הָרָעָה אֲשֶׁר־דִּבֶּר לַעֲשׂוֹת־לָהֶם </text:p>
            <text:p text:style-name="P21"><text:soft-page-break/>וְלֹא עָשָׂה</text:p>
          </table:table-cell>
          <table:table-cell table:style-name="表29.B2" office:value-type="string">
            <text:p text:style-name="P18"/>
            <text:p text:style-name="P18"/>
            <text:p text:style-name="P18">and to see / the gods / self – activity + their</text:p>
            <text:p text:style-name="P18"/>
            <text:p text:style-name="P18">for – to return / from road + their</text:p>
            <text:p text:style-name="P18"/>
            <text:p text:style-name="P18">the evil / and to be sorry / the gods</text:p>
            <text:p text:style-name="P18">above – the evil / which – to speak</text:p>
            <text:p text:style-name="P18">towards to make,do – towards + them</text:p>
            <text:p text:style-name="P18"><text:soft-page-break/>and not – to do,make</text:p>
          </table:table-cell>
        </table:table-row>
        <table:table-row>
          <table:table-cell table:style-name="表29.A2" office:value-type="string">
            <text:p text:style-name="P21">4:1</text:p>
            <text:p text:style-name="P21">וַיֵּרַע אֶל־יוֹנָה רָעָה גְדוֹלָה וַיִּחַר לוֹ</text:p>
          </table:table-cell>
          <table:table-cell table:style-name="表29.B2" office:value-type="string">
            <text:p text:style-name="P18"/>
            <text:p text:style-name="P18"/>
            <text:p text:style-name="P18">and bad \ to – jonah / evil</text:p>
            <text:p text:style-name="P18"/>
            <text:p text:style-name="P18">great / and to glow / to + him</text:p>
          </table:table-cell>
        </table:table-row>
        <table:table-row>
          <table:table-cell table:style-name="表29.A2" office:value-type="string">
            <text:p text:style-name="P21">4:2</text:p>
            <text:p text:style-name="P21">וַיִּתְפַּלֵּל אֶל־יְהוָה וַיֹּאמַר אָנָּה יְהוָה הֲלוֹא־זֶה דְבָרִי </text:p>
            <text:p text:style-name="P21">עַד־הֱיוֹתִי עַל־אַדְמָתִי </text:p>
            <text:p text:style-name="P21"/>
            <text:p text:style-name="P21">עַל־כֵּן קִדַּמְתִּי לִבְרֹחַ</text:p>
            <text:p text:style-name="P21"><text:s/>תַּרְשִׁישָׁה כִּי יָדַעְתִּי </text:p>
            <text:p text:style-name="P21">כִּי אַתָּה אֵל־חַנּוּן וְרַחוּם אֶרֶ</text:p>
            <text:p text:style-name="P21">#</text:p>
            <text:p text:style-name="P21">אַפַּיִם וְרַב־חֶסֶד </text:p>
            <text:p text:style-name="P21">וְנִחָם עַל־הָרָעָה</text:p>
          </table:table-cell>
          <table:table-cell table:style-name="表29.B2" office:value-type="string">
            <text:p text:style-name="P18"/>
            <text:p text:style-name="P18"/>
            <text:p text:style-name="P18">and to judge / to – jehovah</text:p>
            <text:p text:style-name="P18"/>
            <text:p text:style-name="P18">and to say / oh now ! / jehovah</text:p>
            <text:p text:style-name="P18"/>
            <text:p text:style-name="P18">which not – this / a word + my</text:p>
            <text:p text:style-name="P18"/>
            <text:p text:style-name="P18">as far as – to exist + my / above – soil + my</text:p>
            <text:p text:style-name="P18"/>
            <text:p text:style-name="P18">above – rightly / to project / towards to flee</text:p>
            <text:p text:style-name="P18">Tarshish + their / for / to know</text:p>
            <text:p text:style-name="P18"/>
            <text:p text:style-name="P18">for / thou / almighty – gracious</text:p>
            <text:p text:style-name="P18"/>
            <text:p text:style-name="P18">and compassionate / long</text:p>
            <text:p text:style-name="P18"/>
            <text:p text:style-name="P18"/>
            <text:p text:style-name="P18">ire / and abundant – kindness</text:p>
            <text:p text:style-name="P18"/>
            <text:p text:style-name="P18">amd to be sorry / above – the evil</text:p>
          </table:table-cell>
        </table:table-row>
        <table:table-row>
          <table:table-cell table:style-name="表29.A2" office:value-type="string">
            <text:p text:style-name="P32">/] 20200331_085431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01_090821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4:3</text:p>
            <text:p text:style-name="P21"><text:soft-page-break/>וְעַתָּה יְהוָה קַח־נָא אֶת־נַפְשִׁי מִמֶּנִּי כִּי </text:p>
            <text:p text:style-name="P21">טוֹב מוֹתִי מֵחַיָּי ס</text:p>
          </table:table-cell>
          <table:table-cell table:style-name="表29.B2" office:value-type="string">
            <text:p text:style-name="P18"/>
            <text:p text:style-name="P18"/>
            <text:p text:style-name="P18"><text:soft-page-break/>and this time / jehovah / to take – I pray</text:p>
            <text:p text:style-name="P18">even – vitality / from + me / for</text:p>
            <text:p text:style-name="P18"/>
            <text:p text:style-name="P18">good / death + my / from alive + me</text:p>
          </table:table-cell>
        </table:table-row>
        <table:table-row>
          <table:table-cell table:style-name="表29.A2" office:value-type="string">
            <text:p text:style-name="P21">4:4</text:p>
            <text:p text:style-name="P21">וַיֹּאמֶר יְהוָה הַהֵיטֵב חָרָה לָ</text:p>
            <text:p text:style-name="P21">#</text:p>
          </table:table-cell>
          <table:table-cell table:style-name="表29.B2" office:value-type="string">
            <text:p text:style-name="P18"/>
            <text:p text:style-name="P18"/>
            <text:p text:style-name="P18">and to say / jehovah / the to make well</text:p>
            <text:p text:style-name="P18">to glow / towards + thee</text:p>
          </table:table-cell>
        </table:table-row>
        <table:table-row>
          <table:table-cell table:style-name="表29.A2" office:value-type="string">
            <text:p text:style-name="P21">4:5</text:p>
            <text:p text:style-name="P21">וַיֵּצֵא יוֹנָה מִן־הָעִיר וַיֵּשֶׁב מִקֶּדֶם </text:p>
            <text:p text:style-name="P21">לָעִיר וַיַּעַשׂ </text:p>
            <text:p text:style-name="P21">לוֹ שָׁם סֻכָּה </text:p>
            <text:p text:style-name="P21">וַיֵּשֶׁב תַּחְתֶּיהָ </text:p>
            <text:p text:style-name="P21">בַּצֵּל עַד אֲשֶׁר יִרְאֶה מַה־יִּהְיֶה בָּעִיר</text:p>
          </table:table-cell>
          <table:table-cell table:style-name="表29.B2" office:value-type="string">
            <text:p text:style-name="P18"/>
            <text:p text:style-name="P18"/>
            <text:p text:style-name="P18">and to go out / jonah / from – city</text:p>
            <text:p text:style-name="P18"/>
            <text:p text:style-name="P18">and to dwell / from eastward</text:p>
            <text:p text:style-name="P18"/>
            <text:p text:style-name="P18">towards city / and to do,make</text:p>
            <text:p text:style-name="P18">towards + his / thither / a hut</text:p>
            <text:p text:style-name="P18"/>
            <text:p text:style-name="P18">and to dwell / bottom + thereof</text:p>
            <text:p text:style-name="P18"/>
            <text:p text:style-name="P18">shade / as far as / which / to see</text:p>
            <text:p text:style-name="P18"/>
            <text:p text:style-name="P18">what ? - to come to pass / on city</text:p>
          </table:table-cell>
        </table:table-row>
        <table:table-row>
          <table:table-cell table:style-name="表29.A2" office:value-type="string">
            <text:p text:style-name="P32">/] 20200401_09213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4:6</text:p>
            <text:p text:style-name="P21">וַיְמַן יְהוָה־אֱלֹהִים קִיקָיוֹן וַיַּעַל מֵעַל </text:p>
            <text:p text:style-name="P21"/>
            <text:p text:style-name="P21"><text:soft-page-break/>לְיוֹנָה לִהְיוֹת </text:p>
            <text:p text:style-name="P21">צֵל עַל־רֹאשׁוֹ </text:p>
            <text:p text:style-name="P21">לְהַצִּיל לוֹ מֵרָעָתוֹ</text:p>
            <text:p text:style-name="P21"><text:s/>וַיִּשְׂמַח יוֹנָה עַל־הַקִּיקָיוֹן</text:p>
            <text:p text:style-name="P21"><text:s/>שִׂמְחָה גְדוֹלָה</text:p>
          </table:table-cell>
          <table:table-cell table:style-name="表29.B2" office:value-type="string">
            <text:p text:style-name="P18"/>
            <text:p text:style-name="P18"/>
            <text:p text:style-name="P18">and to allot / jehova – gods</text:p>
            <text:p text:style-name="P18"/>
            <text:p text:style-name="P18">gourd / and to ascend / from above</text:p>
            <text:p text:style-name="P18"/>
            <text:p text:style-name="P18"><text:soft-page-break/>towards jonah / tow. to exist</text:p>
            <text:p text:style-name="P18"/>
            <text:p text:style-name="P18">shade / above – head + his</text:p>
            <text:p text:style-name="P18"/>
            <text:p text:style-name="P18">tow. to snatch / tow. + his / from evil + his</text:p>
            <text:p text:style-name="P18">and to brighten up / jonah / above – the gourd</text:p>
            <text:p text:style-name="P18"/>
            <text:p text:style-name="P18"/>
            <text:p text:style-name="P18">gleeful / great</text:p>
          </table:table-cell>
        </table:table-row>
        <table:table-row>
          <table:table-cell table:style-name="表29.A2" office:value-type="string">
            <text:p text:style-name="P21">4:7</text:p>
            <text:p text:style-name="P21">וַיְמַן הָאֱלֹהִים תּוֹלַעַת בַּעֲלוֹת הַשַּׁחַר לַמָּחֳרָת וַתַּ</text:p>
            <text:p text:style-name="P21">#</text:p>
            <text:p text:style-name="P21">אֶת־הַקִּיקָיוֹן וַיִּיבָשׁ</text:p>
          </table:table-cell>
          <table:table-cell table:style-name="表29.B2" office:value-type="string">
            <text:p text:style-name="P18"/>
            <text:p text:style-name="P18"/>
            <text:p text:style-name="P18">and to allot / the gods / a maggot</text:p>
            <text:p text:style-name="P18"/>
            <text:p text:style-name="P18">on to ascend / the dawn / tow. morrow</text:p>
            <text:p text:style-name="P18"/>
            <text:p text:style-name="P18">and to strike</text:p>
            <text:p text:style-name="P18"/>
            <text:p text:style-name="P18">self – the gourd / and to wither</text:p>
          </table:table-cell>
        </table:table-row>
        <table:table-row>
          <table:table-cell table:style-name="表29.A2" office:value-type="string">
            <text:p text:style-name="P21">4:8</text:p>
            <text:p text:style-name="P21">וַיְהִי כִּזְרֹחַ </text:p>
            <text:p text:style-name="P21">הַשֶּׁמֶשׁ וַיְמַן אֱלֹהִים רוּחַ קָדִים חֲרִישִׁית </text:p>
            <text:p text:style-name="P21">וַתַּ</text:p>
            <text:p text:style-name="P21">#</text:p>
            <text:p text:style-name="P21">הַשֶּׁמֶשׁ עַל־רֹאשׁ יוֹנָה וַיִּתְעַלָּף וַיִּשְׁאַל</text:p>
            <text:p text:style-name="P21">אֶת־נַפְשׁוֹ לָמוּת </text:p>
            <text:p text:style-name="P21"><text:soft-page-break/>וַיֹּאמֶר טוֹב מוֹתִי מֵחַיָּי</text:p>
          </table:table-cell>
          <table:table-cell table:style-name="表29.B2" office:value-type="string">
            <text:p text:style-name="P18"/>
            <text:p text:style-name="P18"/>
            <text:p text:style-name="P18">and to exist / when + to rise</text:p>
            <text:p text:style-name="P18"/>
            <text:p text:style-name="P18">the sun<text:span text:style-name="T16"> / and to allot / gods</text:span></text:p>
            <text:p text:style-name="P19"/>
            <text:p text:style-name="P19">wind / eastward / sirocco</text:p>
            <text:p text:style-name="P19"/>
            <text:p text:style-name="P19">and to strike</text:p>
            <text:p text:style-name="P19"/>
            <text:p text:style-name="P19"/>
            <text:p text:style-name="P19"/>
            <text:p text:style-name="P19">the sun / above – head / jonah</text:p>
            <text:p text:style-name="P19"/>
            <text:p text:style-name="P19">and to cover / and to request</text:p>
            <text:p text:style-name="P19"/>
            <text:p text:style-name="P19">self – vitality + his / tow. to die</text:p>
            <text:p text:style-name="P19"><text:soft-page-break/>and to say / good / to die + my / from alive + my</text:p>
          </table:table-cell>
        </table:table-row>
        <table:table-row>
          <table:table-cell table:style-name="表29.A2" office:value-type="string">
            <text:p text:style-name="P32">/] 20200404_102154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05_093113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4:9</text:p>
            <text:p text:style-name="P21">וַיֹּאמֶר אֱלֹהִים אֶל־יוֹנָה הַהֵיטֵב חָרָה־לְ</text:p>
            <text:p text:style-name="P21">*</text:p>
            <text:p text:style-name="P21">עַל־הַקִּיקָיוֹן וַיֹּאמֶר הֵיטֵב חָרָה־לִי </text:p>
            <text:p text:style-name="P21">עַד־מָוֶת</text:p>
          </table:table-cell>
          <table:table-cell table:style-name="表29.B2" office:value-type="string">
            <text:p text:style-name="P18"/>
            <text:p text:style-name="P18"/>
            <text:p text:style-name="P18">and to say / gods / tow. - jonah</text:p>
            <text:p text:style-name="P18"/>
            <text:p text:style-name="P18">the to be right / to glow – tow.+thee</text:p>
            <text:p text:style-name="P18"/>
            <text:p text:style-name="P18">above – the gourd / and to say</text:p>
            <text:p text:style-name="P18"/>
            <text:p text:style-name="P18">to be right / to glow – tow.+me</text:p>
            <text:p text:style-name="P18"/>
            <text:p text:style-name="P18">as far as - death</text:p>
          </table:table-cell>
        </table:table-row>
        <table:table-row>
          <table:table-cell table:style-name="表29.A2" office:value-type="string">
            <text:p text:style-name="P21">4:10</text:p>
            <text:p text:style-name="P21">וַיֹּאמֶר יְהוָה אַתָּה</text:p>
            <text:p text:style-name="P21"><text:s/>חַסְתָּ עַל־הַקִּיקָיוֹן אֲשֶׁר לֹא־עָמַלְתָּ בּוֹ</text:p>
            <text:p text:style-name="P21"><text:s/>וְלֹא גִדַּלְתּוֹ שֶׁבִּן־לַיְלָה הָיָה וּבִן־לַיְלָה אָבָד</text:p>
          </table:table-cell>
          <table:table-cell table:style-name="表29.B2" office:value-type="string">
            <text:p text:style-name="P18"/>
            <text:p text:style-name="P18"/>
            <text:p text:style-name="P18">and to say / jehovah / thou</text:p>
            <text:p text:style-name="P18"/>
            <text:p text:style-name="P18">to compassionate / above – the gourd</text:p>
            <text:p text:style-name="P18">which / not – to toil / on + him</text:p>
            <text:p text:style-name="P18"/>
            <text:p text:style-name="P18">and not / to twist + him / which son – night</text:p>
            <text:p text:style-name="P18">to exist / and son – night / to lose</text:p>
          </table:table-cell>
        </table:table-row>
        <table:table-row>
          <table:table-cell table:style-name="表29.A2" office:value-type="string">
            <text:p text:style-name="P21">4:11</text:p>
            <text:p text:style-name="P21">וַאֲנִי לֹא אָחוּס </text:p>
            <text:p text:style-name="P21">עַל־נִינְוֵה הָעִיר הַגְּדוֹלָה אֲשֶׁר יֶשׁ־בָּהּ</text:p>
            <text:p text:style-name="P21"><text:soft-page-break/></text:p>
            <text:p text:style-name="P21"><text:s/>הַרְבֵּה מִשְׁתֵּים־עֶשְׂרֵה רִבּוֹ אָדָם אֲשֶׁר לֹא־יָדַע</text:p>
            <text:p text:style-name="P21"/>
            <text:p text:style-name="P21"><text:s/>בֵּין־יְמִינוֹ לִשְׂמֹאלוֹ וּבְהֵמָה רַבָּה</text:p>
          </table:table-cell>
          <table:table-cell table:style-name="表29.B2" office:value-type="string">
            <text:p text:style-name="P18"/>
            <text:p text:style-name="P18"/>
            <text:p text:style-name="P18">and I / not / to compassionate</text:p>
            <text:p text:style-name="P18"/>
            <text:p text:style-name="P18">above – nineveh / the city</text:p>
            <text:p text:style-name="P18"/>
            <text:p text:style-name="P18">the great / which / to exist – on + thereof</text:p>
            <text:p text:style-name="P18"><text:soft-page-break/></text:p>
            <text:p text:style-name="P18"/>
            <text:p text:style-name="P18">to increase / from two fold – ten</text:p>
            <text:p text:style-name="P18"/>
            <text:p text:style-name="P18">myriad / man / which / not – to know</text:p>
            <text:p text:style-name="P18"/>
            <text:p text:style-name="P18">between – right + his / tow. left + his</text:p>
            <text:p text:style-name="P18">and aninal / abundant</text:p>
          </table:table-cell>
        </table:table-row>
        <table:table-row>
          <table:table-cell table:style-name="表29.A2" office:value-type="string">
            <text:p text:style-name="P32">/] 20200405_10071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06_091012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obadiah</text:p>
            <text:p text:style-name="P21">1:1</text:p>
            <text:p text:style-name="P21">חֲזוֹן עֹבַדְיָה כֹּה־אָמַר אֲדֹנָי יְהוִה לֶאֱדוֹם שְׁמוּעָה שָׁמַעְנוּ מֵאֵת יְהוָה וְצִיר בַּגּוֹיִם</text:p>
            <text:p text:style-name="P21"><text:s/>שֻׁלָּח קוּמוּ וְנָקוּמָה עָלֶיהָ לַמִּלְחָמָה</text:p>
          </table:table-cell>
          <table:table-cell table:style-name="表29.B2" office:value-type="string">
            <text:p text:style-name="P18"/>
            <text:p text:style-name="P18"/>
            <text:p text:style-name="P18"/>
            <text:p text:style-name="P18"/>
            <text:p text:style-name="P18">oracle / ovadyah / like this – to say</text:p>
            <text:p text:style-name="P18">Lord / jehovah / tow. Edom</text:p>
            <text:p text:style-name="P18">heard / to hear / from self</text:p>
            <text:p text:style-name="P18"/>
            <text:p text:style-name="P18">jehovah / and a herald / to nations</text:p>
            <text:p text:style-name="P18">to send / to rise / and to rise</text:p>
            <text:p text:style-name="P18"/>
            <text:p text:style-name="P18"/>
            <text:p text:style-name="P18">against thereof / tow. a battle</text:p>
          </table:table-cell>
        </table:table-row>
        <table:table-row>
          <table:table-cell table:style-name="表29.A2" office:value-type="string">
            <text:p text:style-name="P21">1:2</text:p>
            <text:p text:style-name="P21">הִנֵּה קָטֹן נְתַתִּי</text:p>
            <text:p text:style-name="P21">*</text:p>
            <text:p text:style-name="P21">בַּגּוֹיִם בָּזוּי אַתָּה מְאֹד</text:p>
          </table:table-cell>
          <table:table-cell table:style-name="表29.B2" office:value-type="string">
            <text:p text:style-name="P18"/>
            <text:p text:style-name="P18"/>
            <text:p text:style-name="P18">lo ! / diminutive / to give + thee</text:p>
            <text:p text:style-name="P18"/>
            <text:p text:style-name="P18"/>
            <text:p text:style-name="P18"/>
            <text:p text:style-name="P18">on Gentile / disesteem / thou / vehemently</text:p>
          </table:table-cell>
        </table:table-row>
        <text:soft-page-break/>
        <table:table-row>
          <table:table-cell table:style-name="表29.A2" office:value-type="string">
            <text:p text:style-name="P21">1:3</text:p>
            <text:p text:style-name="P21">זְדוֹן לִבְּ</text:p>
            <text:p text:style-name="P21">*</text:p>
            <text:p text:style-name="P21">הִשִּׁיאֶ</text:p>
            <text:p text:style-name="P21">*</text:p>
            <text:p text:style-name="P21">שֹׁכְנִי בְחַגְוֵי־סֶּלַע מְרוֹם שִׁבְתּוֹ אֹמֵר בְּלִבּוֹ </text:p>
            <text:p text:style-name="P21">מִי יוֹרִדֵנִי אָרֶץ</text:p>
          </table:table-cell>
          <table:table-cell table:style-name="表29.B2" office:value-type="string">
            <text:p text:style-name="P18"/>
            <text:p text:style-name="P18"/>
            <text:p text:style-name="P18">arrogance / heart + thy</text:p>
            <text:p text:style-name="P18"/>
            <text:p text:style-name="P18"/>
            <text:p text:style-name="P18"/>
            <text:p text:style-name="P18">to delude + thee</text:p>
            <text:p text:style-name="P18"/>
            <text:p text:style-name="P18"/>
            <text:p text:style-name="P18">to reside / on a lift – rock / altitude</text:p>
            <text:p text:style-name="P18">rest + his / to say / on center + his</text:p>
            <text:p text:style-name="P18">who ? / to descend + me / the land</text:p>
          </table:table-cell>
        </table:table-row>
        <table:table-row>
          <table:table-cell table:style-name="表29.A2" office:value-type="string">
            <text:p text:style-name="P32">/] 20200406_092431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08_151237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4</text:p>
            <text:p text:style-name="P21">אִם־תַּגְבִּיהַּ כַּנֶּשֶׁר </text:p>
            <text:p text:style-name="P21">וְאִם־בֵּין כּוֹכָבִים שִׂים קִנֶּ</text:p>
            <text:p text:style-name="P21">*</text:p>
            <text:p text:style-name="P21">מִשָּׁם אוֹרִידְ</text:p>
            <text:p text:style-name="P21">*</text:p>
            <text:p text:style-name="P21">נְאֻם־יְהוָה</text:p>
          </table:table-cell>
          <table:table-cell table:style-name="表29.B2" office:value-type="string">
            <text:p text:style-name="P18"/>
            <text:p text:style-name="P18"/>
            <text:p text:style-name="P18">if – soaring aloft / as vulture</text:p>
            <text:p text:style-name="P18"/>
            <text:p text:style-name="P18">and if – between / stars / placed</text:p>
            <text:p text:style-name="P18"/>
            <text:p text:style-name="P18">nest + thee</text:p>
            <text:p text:style-name="P18"/>
            <text:p text:style-name="P18"/>
            <text:p text:style-name="P18">from there / I shall bring down + thee</text:p>
            <text:p text:style-name="P18"/>
            <text:p text:style-name="P18"/>
            <text:p text:style-name="P18">averment - jehovah</text:p>
          </table:table-cell>
        </table:table-row>
        <table:table-row>
          <table:table-cell table:style-name="表29.A2" office:value-type="string">
            <text:p text:style-name="P21">1:5</text:p>
            <text:p text:style-name="P21">אִם־גַּנָּבִים בָּאוּ־לְ</text:p>
            <text:p text:style-name="P21"><text:soft-page-break/>*</text:p>
            <text:p text:style-name="P21">אִם־שׁוֹדְדֵי לַיְלָה אֵי</text:p>
            <text:p text:style-name="P21">#</text:p>
            <text:p text:style-name="P21">נִדְמֵיתָה הֲלוֹא יִגְנְבוּ דַּיָּם אִם־בֹּצְרִים בָּאוּ לָ</text:p>
            <text:p text:style-name="P21">#</text:p>
            <text:p text:style-name="P21">הֲלוֹא יַשְׁאִירוּ עֹלֵלוֹת</text:p>
          </table:table-cell>
          <table:table-cell table:style-name="表29.B2" office:value-type="string">
            <text:p text:style-name="P18"/>
            <text:p text:style-name="P18"/>
            <text:p text:style-name="P18">if – thieves / come – to you</text:p>
            <text:p text:style-name="P18"/>
            <text:p text:style-name="P18"/>
            <text:p text:style-name="P18"><text:soft-page-break/></text:p>
            <text:p text:style-name="P18">if – devastating / night / how</text:p>
            <text:p text:style-name="P18"/>
            <text:p text:style-name="P18"/>
            <text:p text:style-name="P18">you are stilled / not / they shall steal</text:p>
            <text:p text:style-name="P18">quota + them / if – picking grapes / they come / to thee</text:p>
            <text:p text:style-name="P18"/>
            <text:p text:style-name="P18">not / they shall let remain / clean gleanings</text:p>
          </table:table-cell>
        </table:table-row>
        <table:table-row>
          <table:table-cell table:style-name="表29.A2" office:value-type="string">
            <text:p text:style-name="P32">/] 20200408_154900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09_08380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6</text:p>
            <text:p text:style-name="P21">אֵי</text:p>
            <text:p text:style-name="P21">#</text:p>
            <text:p text:style-name="P21">נֶחְפְּשׂוּ עֵשָׂו נִבְעוּ מַצְפֻּנָיו</text:p>
          </table:table-cell>
          <table:table-cell table:style-name="表29.B2" office:value-type="string">
            <text:p text:style-name="P18"/>
            <text:p text:style-name="P18"/>
            <text:p text:style-name="P18">how ?</text:p>
            <text:p text:style-name="P18"/>
            <text:p text:style-name="P18"/>
            <text:p text:style-name="P18">they are searched / Esav / they are extruded</text:p>
            <text:p text:style-name="P18">secret + his</text:p>
          </table:table-cell>
        </table:table-row>
        <table:table-row>
          <table:table-cell table:style-name="表29.A2" office:value-type="string">
            <text:p text:style-name="P21">1:7</text:p>
            <text:p text:style-name="P21">עַד-הַגְּבוּל שִׁלְּחוּךָ, </text:p>
            <text:p text:style-name="P21"/>
            <text:p text:style-name="P21">כֹּל אַנְשֵׁי בְרִיתֶךָ--הִשִּׁיאוּךָ יָכְלוּ לְךָ,</text:p>
            <text:p text:style-name="P21"/>
            <text:p text:style-name="P21"><text:s/>אַנְשֵׁי שְׁלֹמֶךָ; לַחְמְךָ,</text:p>
            <text:p text:style-name="P21"><text:soft-page-break/></text:p>
            <text:p text:style-name="P21"><text:s/>יָשִׂימוּ מָזוֹר תַּחְתֶּיךָ--אֵין תְּבוּנָה, בּוֹ.</text:p>
          </table:table-cell>
          <table:table-cell table:style-name="表29.B2" office:value-type="string">
            <text:p text:style-name="P18"/>
            <text:p text:style-name="P18"/>
            <text:p text:style-name="P18">as far as – the boundary / to send thee</text:p>
            <text:p text:style-name="P18"/>
            <text:p text:style-name="P18">all / mortal / covenat + thee</text:p>
            <text:p text:style-name="P18"/>
            <text:p text:style-name="P18">they lure + thee / they prevail / to + thee</text:p>
            <text:p text:style-name="P18"/>
            <text:p text:style-name="P18"/>
            <text:p text:style-name="P18">mortals / peace + thee / bread + thee</text:p>
            <text:p text:style-name="P18"><text:soft-page-break/></text:p>
            <text:p text:style-name="P18"/>
            <text:p text:style-name="P18">they shall place / malady / under thee</text:p>
            <text:p text:style-name="P18">there is no / understanding / in him</text:p>
          </table:table-cell>
        </table:table-row>
        <table:table-row>
          <table:table-cell table:style-name="表29.A2" office:value-type="string">
            <text:p text:style-name="P21">1:8</text:p>
            <text:p text:style-name="P21">ח <text:s/>הֲלוֹא בַּיּוֹם הַהוּא, נְאֻם-יְהוָה, וְהַאֲבַדְתִּי חֲכָמִים מֵאֱדוֹם, וּתְבוּנָה מֵהַר עֵשָׂו.</text:p>
          </table:table-cell>
          <table:table-cell table:style-name="表29.B2" office:value-type="string">
            <text:p text:style-name="P18"/>
            <text:p text:style-name="P18"/>
            <text:p text:style-name="P18">not / in the day / the he</text:p>
            <text:p text:style-name="P18"/>
            <text:p text:style-name="P18">oracle – jehovah / and I destroy</text:p>
            <text:p text:style-name="P18"/>
            <text:p text:style-name="P18">wise men / from Edom</text:p>
            <text:p text:style-name="P18">and understanding / from mountain / Esau</text:p>
          </table:table-cell>
        </table:table-row>
        <table:table-row>
          <table:table-cell table:style-name="表29.A2" office:value-type="string">
            <text:p text:style-name="P32">/] 20200409_085604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XXX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9</text:p>
            <text:p text:style-name="P21">וְחַתּוּ גִבּוֹרֶיךָ, </text:p>
            <text:p text:style-name="P21"/>
            <text:p text:style-name="P21">תֵּימָן, לְמַעַן יִכָּרֶת-אִישׁ</text:p>
            <text:p text:style-name="P21"/>
            <text:p text:style-name="P21"><text:s/>מֵהַר עֵשָׂו, מִקָּטֶל.</text:p>
          </table:table-cell>
          <table:table-cell table:style-name="表29.B2" office:value-type="string">
            <text:p text:style-name="P18"/>
            <text:p text:style-name="P18"/>
            <text:p text:style-name="P18">and they are dismayed / masterful men + thy</text:p>
            <text:p text:style-name="P18"/>
            <text:p text:style-name="P18"/>
            <text:p text:style-name="P18">Teman / so that / he shall be cut off – man</text:p>
            <text:p text:style-name="P18"/>
            <text:p text:style-name="P18"/>
            <text:p text:style-name="P18">from mountain / Esan / from death</text:p>
          </table:table-cell>
        </table:table-row>
        <table:table-row>
          <table:table-cell table:style-name="表29.A2" office:value-type="string">
            <text:p text:style-name="P21">1:10</text:p>
            <text:p text:style-name="P21">מֵחֲמַס אָחִיךָ יַעֲקֹב, תְּכַסְּךָ בוּשָׁה; </text:p>
            <text:p text:style-name="P21"><text:soft-page-break/>וְנִכְרַתָּ, לְעוֹלָם.</text:p>
          </table:table-cell>
          <table:table-cell table:style-name="表29.B2" office:value-type="string">
            <text:p text:style-name="P18"/>
            <text:p text:style-name="P18"/>
            <text:p text:style-name="P18">from violence / brother + thy / jacob</text:p>
            <text:p text:style-name="P18">she shall cover + thee / shame</text:p>
            <text:p text:style-name="P18"/>
            <text:p text:style-name="P18"><text:soft-page-break/>and you are cut off / for eon</text:p>
          </table:table-cell>
        </table:table-row>
        <table:table-row>
          <table:table-cell table:style-name="表29.A2" office:value-type="string">
            <text:p text:style-name="P21">1:11</text:p>
            <text:p text:style-name="P21"><text:s/>בְּיוֹם עֲמָדְךָ מִנֶּגֶד, בְּיוֹם שְׁבוֹת זָרִים חֵילוֹ; וְנָכְרִים בָּאוּ שְׁעָרָו, וְעַל-יְרוּשָׁלִַם יַדּוּ </text:p>
            <text:p text:style-name="P21"/>
            <text:p text:style-name="P21">גוֹרָל--גַּם-אַתָּה, כְּאַחַד מֵהֶם.</text:p>
          </table:table-cell>
          <table:table-cell table:style-name="表29.B2" office:value-type="string">
            <text:p text:style-name="P18"/>
            <text:p text:style-name="P18"/>
            <text:p text:style-name="P18">in day / to stand + thee / from aloof</text:p>
            <text:p text:style-name="P18">in day / to capture / aliens / estate + his</text:p>
            <text:p text:style-name="P18">and foreign ones / to enter / gate + his</text:p>
            <text:p text:style-name="P18">and above – jerusalem / to handle</text:p>
            <text:p text:style-name="P18"/>
            <text:p text:style-name="P18">lot – also – thou / as one</text:p>
            <text:p text:style-name="P18"/>
            <text:p text:style-name="P18">from them</text:p>
          </table:table-cell>
        </table:table-row>
        <table:table-row>
          <table:table-cell table:style-name="表29.A2" office:value-type="string">
            <text:p text:style-name="P32">/] 20200411_10111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12_101018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12</text:p>
            <text:p text:style-name="P21">וְאַל-תֵּרֶא </text:p>
            <text:p text:style-name="P21">בְיוֹם-אָחִיךָ, </text:p>
            <text:p text:style-name="P21">בְּיוֹם נָכְרוֹ,</text:p>
            <text:p text:style-name="P21"><text:s/>וְאַל-תִּשְׂמַח לִבְנֵי-יְהוּדָה, </text:p>
            <text:p text:style-name="P21">בְּיוֹם אָבְדָם; </text:p>
            <text:p text:style-name="P21">וְאַל-תַּגְדֵּל פִּיךָ, </text:p>
            <text:p text:style-name="P21">בְּיוֹם צָרָה.</text:p>
          </table:table-cell>
          <table:table-cell table:style-name="表29.B2" office:value-type="string">
            <text:p text:style-name="P18"/>
            <text:p text:style-name="P18"/>
            <text:p text:style-name="P18">and must not – you are seeing</text:p>
            <text:p text:style-name="P18"/>
            <text:p text:style-name="P18">in the day – brother + thy</text:p>
            <text:p text:style-name="P18"/>
            <text:p text:style-name="P18">in the day / disaster + his</text:p>
            <text:p text:style-name="P18"/>
            <text:p text:style-name="P18">and must not – rejoicing / to sons – judah</text:p>
            <text:p text:style-name="P18"/>
            <text:p text:style-name="P18">in the day / to be destroyed + them</text:p>
            <text:p text:style-name="P18">and must not – to magnify / mouth + thy</text:p>
            <text:p text:style-name="P18">in the day / distress</text:p>
          </table:table-cell>
        </table:table-row>
        <table:table-row>
          <table:table-cell table:style-name="表29.A2" office:value-type="string">
            <text:p text:style-name="P21">1:13</text:p>
            <text:p text:style-name="P21"><text:soft-page-break/>אַל-תָּבוֹא בְשַׁעַר-עַמִּי</text:p>
            <text:p text:style-name="P21"><text:s/>בְּיוֹם אֵידָם,</text:p>
            <text:p text:style-name="P21"><text:s/>אַל-תֵּרֶא גַם-אַתָּה בְּרָעָתוֹ בְּיוֹם אֵידוֹ; </text:p>
            <text:p text:style-name="P21">וְאַל-תִּשְׁלַחְנָה</text:p>
            <text:p text:style-name="P21"><text:s/>בְחֵילוֹ, בְּיוֹם אֵידוֹ.</text:p>
          </table:table-cell>
          <table:table-cell table:style-name="表29.B2" office:value-type="string">
            <text:p text:style-name="P18"/>
            <text:p text:style-name="P18"/>
            <text:p text:style-name="P18"><text:soft-page-break/>must not – to enter / in gate – people + my</text:p>
            <text:p text:style-name="P18">in the day / calamity + them</text:p>
            <text:p text:style-name="P18"/>
            <text:p text:style-name="P18">must not – to see / also – thou</text:p>
            <text:p text:style-name="P18"/>
            <text:p text:style-name="P18">in evil + his / in the day / calamity + his</text:p>
            <text:p text:style-name="P18">and must not – to stretch forth</text:p>
            <text:p text:style-name="P18"/>
            <text:p text:style-name="P18">in estate + his / in the day / calamity + his</text:p>
          </table:table-cell>
        </table:table-row>
        <table:table-row>
          <table:table-cell table:style-name="表29.A2" office:value-type="string">
            <text:p text:style-name="P21">1:14</text:p>
            <text:p text:style-name="P21">וְאַל-תַּעֲמֹד, עַל-הַפֶּרֶק,</text:p>
            <text:p text:style-name="P21"><text:s/>לְהַכְרִית, אֶת-פְּלִיטָיו; וְאַל-תַּסְגֵּר שְׂרִידָיו, בְּיוֹם צָרָה.</text:p>
          </table:table-cell>
          <table:table-cell table:style-name="表29.B2" office:value-type="string">
            <text:p text:style-name="P18"/>
            <text:p text:style-name="P18"/>
            <text:p text:style-name="P18">and must not – to stand / on – the schism</text:p>
            <text:p text:style-name="P18">to. to cut off / self – delivered ones + his</text:p>
            <text:p text:style-name="P18">and must not – to enclose / survivors + him</text:p>
            <text:p text:style-name="P18">in the day / distress</text:p>
          </table:table-cell>
        </table:table-row>
        <table:table-row>
          <table:table-cell table:style-name="表29.A2" office:value-type="string">
            <text:p text:style-name="P32">/] 20200412_102826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13_15015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15</text:p>
            <text:p text:style-name="P21">כִּי-קָרוֹב יוֹם-יְהוָה, </text:p>
            <text:p text:style-name="P21">עַל-כָּל-הַגּוֹיִם: <text:s/>כַּאֲשֶׁר עָשִׂיתָ יֵעָשֶׂה לָּךְ, </text:p>
            <text:p text:style-name="P21">גְּמֻלְךָ יָשׁוּב בְּרֹאשֶׁךָ.</text:p>
          </table:table-cell>
          <table:table-cell table:style-name="表29.B2" office:value-type="string">
            <text:p text:style-name="P18"/>
            <text:p text:style-name="P18"/>
            <text:p text:style-name="P18">for – near / day – jehovah</text:p>
            <text:p text:style-name="P18">above – all – nations / like which</text:p>
            <text:p text:style-name="P18"/>
            <text:p text:style-name="P18">to do / he shall be done / to thee</text:p>
            <text:p text:style-name="P18"/>
            <text:p text:style-name="P18">requital + thee / to return / in the head + thee</text:p>
          </table:table-cell>
        </table:table-row>
        <table:table-row>
          <table:table-cell table:style-name="表29.A2" office:value-type="string">
            <text:p text:style-name="P21">1:16</text:p>
            <text:p text:style-name="P21">כִּי, כַּאֲשֶׁר שְׁתִיתֶם </text:p>
            <text:p text:style-name="P21"><text:soft-page-break/>עַל-הַר קָדְשִׁי, </text:p>
            <text:p text:style-name="P21"/>
            <text:p text:style-name="P21">יִשְׁתּוּ כָל-הַגּוֹיִם,</text:p>
            <text:p text:style-name="P21"><text:s/>תָּמִיד; וְשָׁתוּ </text:p>
            <text:p text:style-name="P21">וְלָעוּ, וְהָיוּ </text:p>
            <text:p text:style-name="P21">כְּלוֹא הָיוּ.<text:tab/></text:p>
          </table:table-cell>
          <table:table-cell table:style-name="表29.B2" office:value-type="string">
            <text:p text:style-name="P18"/>
            <text:p text:style-name="P18"/>
            <text:p text:style-name="P18">for / like which / you drink</text:p>
            <text:p text:style-name="P18"><text:soft-page-break/></text:p>
            <text:p text:style-name="P18">above – mountain / holiness + my</text:p>
            <text:p text:style-name="P18"/>
            <text:p text:style-name="P18">they shall drink / all – nations</text:p>
            <text:p text:style-name="P18"/>
            <text:p text:style-name="P18">continually / and they drink</text:p>
            <text:p text:style-name="P18"/>
            <text:p text:style-name="P18">and they swallow / and they become</text:p>
            <text:p text:style-name="P18">like not / to become</text:p>
          </table:table-cell>
        </table:table-row>
        <table:table-row>
          <table:table-cell table:style-name="表29.A2" office:value-type="string">
            <text:p text:style-name="P21">1:17</text:p>
            <text:p text:style-name="P21">וּבְהַר צִיּוֹן תִּהְיֶה פְלֵיטָה, וְהָיָה קֹדֶשׁ; וְיָרְשׁוּ בֵּית יַעֲקֹב,</text:p>
            <text:p text:style-name="P21"><text:s/>אֵת מוֹרָשֵׁיהֶם.</text:p>
          </table:table-cell>
          <table:table-cell table:style-name="表29.B2" office:value-type="string">
            <text:p text:style-name="P18"/>
            <text:p text:style-name="P18"/>
            <text:p text:style-name="P18">and on mountain / zion / she shall become</text:p>
            <text:p text:style-name="P18">deliverance / and to become / holiness</text:p>
            <text:p text:style-name="P18">and they tenant / house / jacov</text:p>
            <text:p text:style-name="P18"/>
            <text:p text:style-name="P18">self / tenancies + them</text:p>
          </table:table-cell>
        </table:table-row>
        <table:table-row>
          <table:table-cell table:style-name="表29.A2" office:value-type="string">
            <text:p text:style-name="P32">/] 20200413_152556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14_121604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18</text:p>
            <text:p text:style-name="P21">וְהָיָה בֵית-יַעֲקֹב אֵשׁ וּבֵית יוֹסֵף לֶהָבָה, וּבֵית עֵשָׂו לְקַשׁ, וְדָלְקוּ </text:p>
            <text:p text:style-name="P21"/>
            <text:p text:style-name="P21">בָהֶם, וַאֲכָלוּם; </text:p>
            <text:p text:style-name="P21">וְלֹא-יִהְיֶה שָׂרִיד</text:p>
            <text:p text:style-name="P21"><text:s/>לְבֵית עֵשָׂו, כִּי יְהוָה <text:soft-page-break/>דִּבֵּר.</text:p>
          </table:table-cell>
          <table:table-cell table:style-name="表29.B2" office:value-type="string">
            <text:p text:style-name="P18"/>
            <text:p text:style-name="P18"/>
            <text:p text:style-name="P18">and he becomes / house – jacob / fire</text:p>
            <text:p text:style-name="P18">and house / josef / blaze / and house</text:p>
            <text:p text:style-name="P18">esau / to straw / and they flare up</text:p>
            <text:p text:style-name="P18"/>
            <text:p text:style-name="P18">in them / and they devour + them</text:p>
            <text:p text:style-name="P18"/>
            <text:p text:style-name="P18">and not – to become / survivors</text:p>
            <text:p text:style-name="P18"/>
            <text:p text:style-name="P18">for house / esau / that / jehovah</text:p>
            <text:p text:style-name="P18"><text:soft-page-break/></text:p>
            <text:p text:style-name="P18">to speak</text:p>
          </table:table-cell>
        </table:table-row>
        <table:table-row>
          <table:table-cell table:style-name="表29.A2" office:value-type="string">
            <text:p text:style-name="P21">1:19</text:p>
            <text:p text:style-name="P21">וְיָרְשׁוּ הַנֶּגֶב אֶת-הַר עֵשָׂו,</text:p>
            <text:p text:style-name="P21"><text:s/>וְהַשְּׁפֵלָה </text:p>
            <text:p text:style-name="P21">אֶת-פְּלִשְׁתִּים, וְיָרְשׁוּ אֶת-שְׂדֵה אֶפְרַיִם, וְאֵת שְׂדֵה שֹׁמְרוֹן; וּבִנְיָמִן, אֶת-הַגִּלְעָד.</text:p>
          </table:table-cell>
          <table:table-cell table:style-name="表29.B2" office:value-type="string">
            <text:p text:style-name="P18"/>
            <text:p text:style-name="P18"/>
            <text:p text:style-name="P18">and they tenant / negev / self – mountain esau</text:p>
            <text:p text:style-name="P18"/>
            <text:p text:style-name="P18">and hashfela</text:p>
            <text:p text:style-name="P18"/>
            <text:p text:style-name="P18">self – palestine / and they tenant</text:p>
            <text:p text:style-name="P18"/>
            <text:p text:style-name="P18"/>
            <text:p text:style-name="P18">self – field / efraim / and self</text:p>
            <text:p text:style-name="P18"/>
            <text:p text:style-name="P18">field / samaria / and benjamin</text:p>
            <text:p text:style-name="P18"/>
            <text:p text:style-name="P18">self – the gilead</text:p>
          </table:table-cell>
        </table:table-row>
        <table:table-row>
          <table:table-cell table:style-name="表29.A2" office:value-type="string">
            <text:p text:style-name="P21">1:20</text:p>
            <text:p text:style-name="P21">וְגָלֻת הַחֵל-הַזֶּה </text:p>
            <text:p text:style-name="P21">לִבְנֵי יִשְׂרָאֵל אֲשֶׁר-כְּנַעֲנִים, </text:p>
            <text:p text:style-name="P21">עַד-צָרְפַת, וְגָלֻת יְרוּשָׁלִַם, אֲשֶׁר בִּסְפָרַד--יִרְשׁוּ, אֵת עָרֵי הַנֶּגֶב.</text:p>
          </table:table-cell>
          <table:table-cell table:style-name="表29.B2" office:value-type="string">
            <text:p text:style-name="P18"/>
            <text:p text:style-name="P18"/>
            <text:p text:style-name="P18">and deportation / the army – the this</text:p>
            <text:p text:style-name="P18">to sons / israel / who – cannanites</text:p>
            <text:p text:style-name="P18"/>
            <text:p text:style-name="P18">unto – zarephath / and deportation</text:p>
            <text:p text:style-name="P18">jerusalem / who / </text:p>
            <text:p text:style-name="P18"/>
            <text:p text:style-name="P18">in sep<text:span text:style-name="T16">harad – they tenant / self/ cities</text:span></text:p>
            <text:p text:style-name="P19">the negev</text:p>
          </table:table-cell>
        </table:table-row>
        <table:table-row>
          <table:table-cell table:style-name="表29.A2" office:value-type="string">
            <text:p text:style-name="P21">1:21</text:p>
            <text:p text:style-name="P21">וְעָלוּ מוֹשִׁעִים </text:p>
            <text:p text:style-name="P21">בְּהַר צִיּוֹן, לִשְׁפֹּט </text:p>
            <text:p text:style-name="P21"/>
            <text:p text:style-name="P21"><text:soft-page-break/>אֶת-הַר עֵשָׂו;</text:p>
            <text:p text:style-name="P21"><text:s/>וְהָיְתָה לַיהוָה, הַמְּלוּכָה. <text:s/>{ש}</text:p>
          </table:table-cell>
          <table:table-cell table:style-name="表29.B2" office:value-type="string">
            <text:p text:style-name="P18"/>
            <text:p text:style-name="P18"/>
            <text:p text:style-name="P18">and they come up / ones saving</text:p>
            <text:p text:style-name="P18"/>
            <text:p text:style-name="P18">unto mountain / zion / to. to judge</text:p>
            <text:p text:style-name="P18"/>
            <text:p text:style-name="P18"><text:soft-page-break/>self – mountain esau</text:p>
            <text:p text:style-name="P18"/>
            <text:p text:style-name="P18">and she becomes / to. jehova / the kingdom</text:p>
          </table:table-cell>
        </table:table-row>
        <table:table-row>
          <table:table-cell table:style-name="表29.A2" office:value-type="string">
            <text:p text:style-name="P21">Proverbs Chapter 1 מִשְׁלֵי</text:p>
            <text:p text:style-name="P21">1:1</text:p>
            <text:p text:style-name="P21">מִשְׁלֵי, שְׁלֹמֹה בֶן-דָּוִד-- <text:s text:c="3"/>מֶלֶךְ, יִשְׂרָאֵל.</text:p>
          </table:table-cell>
          <table:table-cell table:style-name="表29.B2" office:value-type="string">
            <text:p text:style-name="P18"/>
            <text:p text:style-name="P18"/>
            <text:p text:style-name="P18">proverb</text:p>
            <text:p text:style-name="P18"/>
            <text:p text:style-name="P18"/>
            <text:p text:style-name="P18"/>
            <text:p text:style-name="P18">proverb / solomon / son – david</text:p>
            <text:p text:style-name="P18"/>
            <text:p text:style-name="P18">king / israel</text:p>
          </table:table-cell>
        </table:table-row>
        <table:table-row>
          <table:table-cell table:style-name="表29.A2" office:value-type="string">
            <text:p text:style-name="P21">1:2</text:p>
            <text:p text:style-name="P21">לָדַעַת חָכְמָה וּמוּסָר; <text:s text:c="3"/>לְהָבִין, אִמְרֵי בִינָה.</text:p>
          </table:table-cell>
          <table:table-cell table:style-name="表29.B2" office:value-type="string">
            <text:p text:style-name="P18"/>
            <text:p text:style-name="P18"/>
            <text:p text:style-name="P18">to. to know / wisdom / and admonition</text:p>
            <text:p text:style-name="P18">to. to understand / sayings / understanding</text:p>
          </table:table-cell>
        </table:table-row>
        <table:table-row>
          <table:table-cell table:style-name="表29.A2" office:value-type="string">
            <text:p text:style-name="P32">/] 20200414_143508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XXX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3</text:p>
            <text:p text:style-name="P21"><text:s/>לָקַחַת, מוּסַר הַשְׂכֵּל; <text:s text:c="3"/>צֶדֶק וּמִשְׁפָּט, וּמֵשָׁרִים.<text:tab/></text:p>
          </table:table-cell>
          <table:table-cell table:style-name="表29.B2" office:value-type="string">
            <text:p text:style-name="P18"/>
            <text:p text:style-name="P18"/>
            <text:p text:style-name="P18">to. to take / admonition / to act intelligently</text:p>
            <text:p text:style-name="P18">righteousness / and judgement / and equities</text:p>
          </table:table-cell>
        </table:table-row>
        <table:table-row>
          <table:table-cell table:style-name="表29.A2" office:value-type="string">
            <text:p text:style-name="P21">1:4</text:p>
            <text:p text:style-name="P21">לָתֵת לִפְתָאיִם </text:p>
            <text:p text:style-name="P21">עָרְמָה; <text:s text:c="3"/>לְנַעַר, דַּעַת וּמְזִמָּה.</text:p>
          </table:table-cell>
          <table:table-cell table:style-name="表29.B2" office:value-type="string">
            <text:p text:style-name="P18"/>
            <text:p text:style-name="P18"/>
            <text:p text:style-name="P18">to. to give / to ones simple</text:p>
            <text:p text:style-name="P18"/>
            <text:p text:style-name="P18">craft / to youth / knowledge</text:p>
            <text:p text:style-name="P18"/>
            <text:p text:style-name="P18">and plan</text:p>
          </table:table-cell>
        </table:table-row>
        <text:soft-page-break/>
        <table:table-row>
          <table:table-cell table:style-name="表29.A2" office:value-type="string">
            <text:p text:style-name="P21">1:5</text:p>
            <text:p text:style-name="P21">יִשְׁמַע חָכָם, וְיוֹסֶף לֶקַח; <text:s text:c="3"/>וְנָבוֹן, </text:p>
            <text:p text:style-name="P21">תַּחְבֻּלוֹת יִקְנֶה.</text:p>
          </table:table-cell>
          <table:table-cell table:style-name="表29.B2" office:value-type="string">
            <text:p text:style-name="P18"/>
            <text:p text:style-name="P18"/>
            <text:p text:style-name="P18">he shall hear / wise one / and he shall add</text:p>
            <text:p text:style-name="P18">influence / and one understanding</text:p>
            <text:p text:style-name="P18">strategies / he shall acquire</text:p>
          </table:table-cell>
        </table:table-row>
        <table:table-row>
          <table:table-cell table:style-name="表29.A2" office:value-type="string">
            <text:p text:style-name="P21">1:6</text:p>
            <text:p text:style-name="P21">לְהָבִין מָשָׁל,</text:p>
            <text:p text:style-name="P21"><text:s/>וּמְלִיצָה; <text:s text:c="3"/>דִּבְרֵי חֲכָמִים, וְחִידֹתָם.</text:p>
          </table:table-cell>
          <table:table-cell table:style-name="表29.B2" office:value-type="string">
            <text:p text:style-name="P18"/>
            <text:p text:style-name="P18"/>
            <text:p text:style-name="P18">to. to understand / proverb</text:p>
            <text:p text:style-name="P18"/>
            <text:p text:style-name="P18">and parallel / words</text:p>
            <text:p text:style-name="P18"/>
            <text:p text:style-name="P18">wise ones / and enigmas + them</text:p>
          </table:table-cell>
        </table:table-row>
        <table:table-row>
          <table:table-cell table:style-name="表29.A2" office:value-type="string">
            <text:p text:style-name="P21">1:7</text:p>
            <text:p text:style-name="P21">יִרְאַת יְהוָה, רֵאשִׁית דָּעַת; <text:s/></text:p>
            <text:p text:style-name="P21"><text:s text:c="2"/>חָכְמָה וּמוּסָר, אֱוִילִים בָּזוּ.</text:p>
          </table:table-cell>
          <table:table-cell table:style-name="表29.B2" office:value-type="string">
            <text:p text:style-name="P18"/>
            <text:p text:style-name="P18"/>
            <text:p text:style-name="P18">fear / jehovah / beginning / knowledge</text:p>
            <text:p text:style-name="P18"/>
            <text:p text:style-name="P18"/>
            <text:p text:style-name="P18">wisdom / and admonition / fools</text:p>
            <text:p text:style-name="P18">they despise</text:p>
          </table:table-cell>
        </table:table-row>
        <table:table-row>
          <table:table-cell table:style-name="表29.A2" office:value-type="string">
            <text:p text:style-name="P21">1:8</text:p>
            <text:p text:style-name="P21">שְׁמַע בְּנִי, מוּסַר אָבִיךָ; <text:s text:c="3"/>וְאַל-תִּטֹּשׁ, </text:p>
            <text:p text:style-name="P21">תּוֹרַת אִמֶּךָ.</text:p>
          </table:table-cell>
          <table:table-cell table:style-name="表29.B2" office:value-type="string">
            <text:p text:style-name="P18"/>
            <text:p text:style-name="P18"/>
            <text:p text:style-name="P18">listen you ! / son + me / admonition / father + thee</text:p>
            <text:p text:style-name="P18">and must not – you to abandon</text:p>
            <text:p text:style-name="P18"/>
            <text:p text:style-name="P18">law / mother + thy</text:p>
          </table:table-cell>
        </table:table-row>
        <table:table-row>
          <table:table-cell table:style-name="表29.A2" office:value-type="string">
            <text:p text:style-name="P32">/] 20200415_094502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16_071823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9</text:p>
            <text:p text:style-name="P21">כִּי, לִוְיַת חֵן הֵם <text:soft-page-break/>לְרֹאשֶׁךָ; <text:s text:c="3"/>וַעֲנָקִים, לְגַרְגְּרֹתֶךָ.</text:p>
          </table:table-cell>
          <table:table-cell table:style-name="表29.B2" office:value-type="string">
            <text:p text:style-name="P18"/>
            <text:p text:style-name="P18"/>
            <text:p text:style-name="P18">for / wreath / grace / they</text:p>
            <text:p text:style-name="P18"><text:soft-page-break/>for head + thee / and necklaces</text:p>
            <text:p text:style-name="P18"/>
            <text:p text:style-name="P18">for throats + thee</text:p>
          </table:table-cell>
        </table:table-row>
        <table:table-row>
          <table:table-cell table:style-name="表29.A2" office:value-type="string">
            <text:p text:style-name="P21">1:10</text:p>
            <text:p text:style-name="P21">בְּנִי-- <text:s text:c="3"/>אִם-יְפַתּוּךָ חַטָּאִים, אַל-תֹּבֵא.</text:p>
          </table:table-cell>
          <table:table-cell table:style-name="表29.B2" office:value-type="string">
            <text:p text:style-name="P18"/>
            <text:p text:style-name="P18"/>
            <text:p text:style-name="P18">son + my / if – they are enticing + thee</text:p>
            <text:p text:style-name="P18">sinful ones / must not – you are complying</text:p>
          </table:table-cell>
        </table:table-row>
        <table:table-row>
          <table:table-cell table:style-name="表29.A2" office:value-type="string">
            <text:p text:style-name="P21">1:11</text:p>
            <text:p text:style-name="P21">אִם-יֹאמְרוּ, <text:s text:c="3"/>לְכָה אִתָּנוּ:</text:p>
            <text:p text:style-name="P21">נֶאֶרְבָה לְדָם; <text:s text:c="3"/>נִצְפְּנָה לְנָקִי חִנָּם.</text:p>
          </table:table-cell>
          <table:table-cell table:style-name="表29.B2" office:value-type="string">
            <text:p text:style-name="P18"/>
            <text:p text:style-name="P18"/>
            <text:p text:style-name="P18">if – they are saying / to go + thereof</text:p>
            <text:p text:style-name="P18">with + us</text:p>
            <text:p text:style-name="P18"/>
            <text:p text:style-name="P18">to ambush / for blood / we shall lurk</text:p>
            <text:p text:style-name="P18">for innocent one / gratuitously</text:p>
          </table:table-cell>
        </table:table-row>
        <table:table-row>
          <table:table-cell table:style-name="表29.A2" office:value-type="string">
            <text:p text:style-name="P21">1:12</text:p>
            <text:p text:style-name="P21">נִבְלָעֵם, כִּשְׁאוֹל </text:p>
            <text:p text:style-name="P21">חַיִּים; <text:s text:c="3"/>וּתְמִימִים, כְּיוֹרְדֵי בוֹר.</text:p>
          </table:table-cell>
          <table:table-cell table:style-name="表29.B2" office:value-type="string">
            <text:p text:style-name="P18"/>
            <text:p text:style-name="P18"/>
            <text:p text:style-name="P18">we shall swallow up + them / as unseen</text:p>
            <text:p text:style-name="P18">ones-alive / and flawless ones</text:p>
            <text:p text:style-name="P18"/>
            <text:p text:style-name="P18">as ones-descending / crypt</text:p>
          </table:table-cell>
        </table:table-row>
        <table:table-row>
          <table:table-cell table:style-name="表29.A2" office:value-type="string">
            <text:p text:style-name="P21">1:13</text:p>
            <text:p text:style-name="P21">כָּל-הוֹן יָקָר נִמְצָא; <text:s text:c="3"/>נְמַלֵּא בָתֵּינוּ שָׁלָל.</text:p>
          </table:table-cell>
          <table:table-cell table:style-name="表29.B2" office:value-type="string">
            <text:p text:style-name="P18"/>
            <text:p text:style-name="P18"/>
            <text:p text:style-name="P18">all – wealth / precious / we shall find</text:p>
            <text:p text:style-name="P18">we shall fill / houses + us / loot</text:p>
          </table:table-cell>
        </table:table-row>
        <table:table-row>
          <table:table-cell table:style-name="表29.A2" office:value-type="string">
            <text:p text:style-name="P21">1:14</text:p>
            <text:p text:style-name="P21">גּוֹרָלְךָ, תַּפִּיל בְּתוֹכֵנוּ; <text:s text:c="3"/>כִּיס אֶחָד, יִהְיֶה לְכֻלָּנוּ.</text:p>
          </table:table-cell>
          <table:table-cell table:style-name="表29.B2" office:value-type="string">
            <text:p text:style-name="P18"/>
            <text:p text:style-name="P18"/>
            <text:p text:style-name="P18">lot + thee / you shall cast / in midst + us</text:p>
            <text:p text:style-name="P18">purse / one / he shall be / for all + us</text:p>
          </table:table-cell>
        </table:table-row>
        <text:soft-page-break/>
        <table:table-row>
          <table:table-cell table:style-name="表29.A2" office:value-type="string">
            <text:p text:style-name="P21">1:15</text:p>
            <text:p text:style-name="P21">בְּנִי--אַל-תֵּלֵךְ </text:p>
            <text:p text:style-name="P21">בְּדֶרֶךְ אִתָּם; <text:s text:c="3"/>מְנַע רַגְלְךָ, מִנְּתִיבָתָם.</text:p>
          </table:table-cell>
          <table:table-cell table:style-name="表29.B2" office:value-type="string">
            <text:p text:style-name="P18"/>
            <text:p text:style-name="P18"/>
            <text:p text:style-name="P18">son + my / must not – you are going</text:p>
            <text:p text:style-name="P18">in way / with + them / withhold you</text:p>
            <text:p text:style-name="P18">foot + thee / from track + them</text:p>
          </table:table-cell>
        </table:table-row>
        <table:table-row>
          <table:table-cell table:style-name="表29.A2" office:value-type="string">
            <text:p text:style-name="P21">1:16</text:p>
            <text:p text:style-name="P21">כִּי רַגְלֵיהֶם, לָרַע יָרוּצוּ; <text:s text:c="3"/>וִימַהֲרוּ, לִשְׁפָּךְ-דָּם.</text:p>
          </table:table-cell>
          <table:table-cell table:style-name="表29.B2" office:value-type="string">
            <text:p text:style-name="P18"/>
            <text:p text:style-name="P18"/>
            <text:p text:style-name="P18">for / feet + them / to the evil / they are running</text:p>
            <text:p text:style-name="P18">they are hastening / to. to shed - blood</text:p>
          </table:table-cell>
        </table:table-row>
        <table:table-row>
          <table:table-cell table:style-name="表29.A2" office:value-type="string">
            <text:p text:style-name="P32">/] 20200416_081743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17_073903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17</text:p>
            <text:p text:style-name="P21">כִּי-חִנָּם, מְזֹרָה הָרָשֶׁת-- <text:s text:c="3"/>בְּעֵינֵי, כָּל-בַּעַל כָּנָף.</text:p>
          </table:table-cell>
          <table:table-cell table:style-name="表29.B2" office:value-type="string">
            <text:p text:style-name="P18"/>
            <text:p text:style-name="P18"/>
            <text:p text:style-name="P18">for – gratuitously / being tossed</text:p>
            <text:p text:style-name="P18"/>
            <text:p text:style-name="P18">the net / in eyes / all - </text:p>
            <text:p text:style-name="P18"/>
            <text:p text:style-name="P18">possessor / wing</text:p>
          </table:table-cell>
        </table:table-row>
        <table:table-row>
          <table:table-cell table:style-name="表29.A2" office:value-type="string">
            <text:p text:style-name="P21">1:18</text:p>
            <text:p text:style-name="P21">וְהֵם, לְדָמָם </text:p>
            <text:p text:style-name="P21">יֶאֱרֹבוּ; <text:s text:c="3"/>יִצְפְּנוּ, לְנַפְשֹׁתָם.</text:p>
          </table:table-cell>
          <table:table-cell table:style-name="表29.B2" office:value-type="string">
            <text:p text:style-name="P18"/>
            <text:p text:style-name="P18"/>
            <text:p text:style-name="P18">and they / for blood + them</text:p>
            <text:p text:style-name="P18"/>
            <text:p text:style-name="P18">they are ambushing / they are lurking</text:p>
            <text:p text:style-name="P18">for souls + them</text:p>
          </table:table-cell>
        </table:table-row>
        <table:table-row>
          <table:table-cell table:style-name="表29.A2" office:value-type="string">
            <text:p text:style-name="P21">1:19</text:p>
            <text:p text:style-name="P21">כֵּן--אָרְחוֹת, כָּל-בֹּצֵעַ בָּצַע; <text:s text:c="3"/>אֶת-נֶפֶשׁ בְּעָלָיו <text:soft-page-break/>יִקָּח.</text:p>
          </table:table-cell>
          <table:table-cell table:style-name="表29.B2" office:value-type="string">
            <text:p text:style-name="P18"/>
            <text:p text:style-name="P18"/>
            <text:p text:style-name="P18">so – paths / all – one greedy</text:p>
            <text:p text:style-name="P18"/>
            <text:p text:style-name="P18">to gain / self – soul / possessor + him</text:p>
            <text:p text:style-name="P18"><text:soft-page-break/>he is taking</text:p>
          </table:table-cell>
        </table:table-row>
        <table:table-row>
          <table:table-cell table:style-name="表29.A2" office:value-type="string">
            <text:p text:style-name="P21">1:20</text:p>
            <text:p text:style-name="P21">חָכְמוֹת, בַּחוּץ תָּרֹנָּה; <text:s text:c="3"/>בָּרְחֹבוֹת, תִּתֵּן קוֹלָהּ.</text:p>
          </table:table-cell>
          <table:table-cell table:style-name="表29.B2" office:value-type="string">
            <text:p text:style-name="P18"/>
            <text:p text:style-name="P18"/>
            <text:p text:style-name="P18">wisdom / in streets / she is jubilating</text:p>
            <text:p text:style-name="P18">in squares / she is giving / voice + her</text:p>
          </table:table-cell>
        </table:table-row>
        <table:table-row>
          <table:table-cell table:style-name="表29.A2" office:value-type="string">
            <text:p text:style-name="P21">1:21</text:p>
            <text:p text:style-name="P21">בְּרֹאשׁ הֹמִיּוֹת,</text:p>
            <text:p text:style-name="P21"><text:s/>תִּקְרָא: <text:s text:c="3"/>בְּפִתְחֵי שְׁעָרִים בָּעִיר--אֲמָרֶיהָ תֹאמֵר.</text:p>
          </table:table-cell>
          <table:table-cell table:style-name="表29.B2" office:value-type="string">
            <text:p text:style-name="P18"/>
            <text:p text:style-name="P18"/>
            <text:p text:style-name="P18">in head / ones – clamoring</text:p>
            <text:p text:style-name="P18"/>
            <text:p text:style-name="P18">she is calling / in portals</text:p>
            <text:p text:style-name="P18"/>
            <text:p text:style-name="P18">gates / in city – sayings + her</text:p>
            <text:p text:style-name="P18"/>
            <text:p text:style-name="P18">she is saying</text:p>
          </table:table-cell>
        </table:table-row>
        <table:table-row>
          <table:table-cell table:style-name="表29.A2" office:value-type="string">
            <text:p text:style-name="P21">1:22</text:p>
            <text:p text:style-name="P21">עַד-מָתַי, פְּתָיִם-- <text:s text:c="3"/>תְּאֵהֲבוּ-פֶתִי:</text:p>
            <text:p text:style-name="P21">וְלֵצִים--לָצוֹן, </text:p>
            <text:p text:style-name="P21">חָמְדוּ לָהֶם; <text:s text:c="3"/>וּכְסִילִים, יִשְׂנְאוּ-דָעַת.</text:p>
          </table:table-cell>
          <table:table-cell table:style-name="表29.B2" office:value-type="string">
            <text:p text:style-name="P18"/>
            <text:p text:style-name="P18"/>
            <text:p text:style-name="P18">until - when ? / ones – simple</text:p>
            <text:p text:style-name="P18"/>
            <text:p text:style-name="P18">you shall love – simplicity</text:p>
            <text:p text:style-name="P18"/>
            <text:p text:style-name="P18">and ones – mocking – mocking</text:p>
            <text:p text:style-name="P18">they covet / for them</text:p>
            <text:p text:style-name="P18"/>
            <text:p text:style-name="P18">and ones – stupid / they shall hate - knowledge</text:p>
          </table:table-cell>
        </table:table-row>
        <table:table-row>
          <table:table-cell table:style-name="表29.A2" office:value-type="string">
            <text:p text:style-name="P32">/] 20200417_090806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18_091133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23</text:p>
            <text:p text:style-name="P21">תָּשׁוּבוּ, לְתוֹכַחְתִּי: <text:s text:c="3"/>הִנֵּה אַבִּיעָה לָכֶם רוּחִי;</text:p>
            <text:p text:style-name="P21"><text:soft-page-break/></text:p>
            <text:p text:style-name="P21"><text:s/>אוֹדִיעָה דְבָרַי אֶתְכֶם.</text:p>
          </table:table-cell>
          <table:table-cell table:style-name="表29.B2" office:value-type="string">
            <text:p text:style-name="P18"/>
            <text:p text:style-name="P18"/>
            <text:p text:style-name="P18">you shall return / to. correction + my</text:p>
            <text:p text:style-name="P18">behold ! / I shall utter / to you / <text:soft-page-break/>spirit + my</text:p>
            <text:p text:style-name="P18"/>
            <text:p text:style-name="P18">I shall make known / words + my / self + you</text:p>
            <text:p text:style-name="P18"/>
          </table:table-cell>
        </table:table-row>
        <table:table-row>
          <table:table-cell table:style-name="表29.A2" office:value-type="string">
            <text:p text:style-name="P21">1:24</text:p>
            <text:p text:style-name="P21"><text:s/>יַעַן קָרָאתִי, וַתְּמָאֵנוּ; <text:s text:c="3"/>נָטִיתִי יָדִי,</text:p>
            <text:p text:style-name="P21"><text:s/>וְאֵין מַקְשִׁיב.</text:p>
          </table:table-cell>
          <table:table-cell table:style-name="表29.B2" office:value-type="string">
            <text:p text:style-name="P18"/>
            <text:p text:style-name="P18"/>
            <text:p text:style-name="P18">because / I called / and you are refusing</text:p>
            <text:p text:style-name="P18">I stretched out / hand + my</text:p>
            <text:p text:style-name="P18"/>
            <text:p text:style-name="P18">and not exist / one - attending</text:p>
          </table:table-cell>
        </table:table-row>
        <table:table-row>
          <table:table-cell table:style-name="表29.A2" office:value-type="string">
            <text:p text:style-name="P21">1:25</text:p>
            <text:p text:style-name="P21">וַתִּפְרְעוּ כָל-עֲצָתִי; <text:s text:c="3"/>וְתוֹכַחְתִּי, לֹא אֲבִיתֶם.</text:p>
          </table:table-cell>
          <table:table-cell table:style-name="表29.B2" office:value-type="string">
            <text:p text:style-name="P18"/>
            <text:p text:style-name="P18"/>
            <text:p text:style-name="P18">and to renounce / all – counsel + my</text:p>
            <text:p text:style-name="P18">and correction + my / not / to will</text:p>
          </table:table-cell>
        </table:table-row>
        <table:table-row>
          <table:table-cell table:style-name="表29.A2" office:value-type="string">
            <text:p text:style-name="P21">1:26</text:p>
            <text:p text:style-name="P21"><text:s/>גַּם-אֲנִי, בְּאֵידְכֶם אֶשְׂחָק; <text:s text:c="3"/>אֶלְעַג, בְּבֹא פַחְדְּכֶם.</text:p>
          </table:table-cell>
          <table:table-cell table:style-name="表29.B2" office:value-type="string">
            <text:p text:style-name="P18"/>
            <text:p text:style-name="P18"/>
            <text:p text:style-name="P18">moreover – I / in calamity + thy</text:p>
            <text:p text:style-name="P18"/>
            <text:p text:style-name="P18">to ridicule / to deride / in to come</text:p>
            <text:p text:style-name="P18"/>
            <text:p text:style-name="P18">alarm + thy</text:p>
          </table:table-cell>
        </table:table-row>
        <table:table-row>
          <table:table-cell table:style-name="表29.A2" office:value-type="string">
            <text:p text:style-name="P32">/] XXX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19_093127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1:27</text:p>
            <text:p text:style-name="P21">בְּבֹא כשאוה (כְשׁוֹאָה), פַּחְדְּכֶם-- <text:s text:c="3"/>וְאֵידְכֶם, כְּסוּפָה יֶאֱתֶה;</text:p>
            <text:p text:style-name="P21">בְּבֹא עֲלֵיכֶם, <text:s text:c="3"/>צָרָה <text:soft-page-break/>וְצוּקָה.</text:p>
          </table:table-cell>
          <table:table-cell table:style-name="表29.B2" office:value-type="string">
            <text:p text:style-name="P18"/>
            <text:p text:style-name="P18"/>
            <text:p text:style-name="P18">in to come / as tumult</text:p>
            <text:p text:style-name="P18"/>
            <text:p text:style-name="P18">alarm + you / and calamity + you</text:p>
            <text:p text:style-name="P18"/>
            <text:p text:style-name="P18">as sweeping whirlwind / to arrive</text:p>
            <text:p text:style-name="P18"/>
            <text:p text:style-name="P18">in to come / on + you / distress</text:p>
            <text:p text:style-name="P18"><text:soft-page-break/>and constraint</text:p>
          </table:table-cell>
        </table:table-row>
        <table:table-row>
          <table:table-cell table:style-name="表29.A2" office:value-type="string">
            <text:p text:style-name="P21">1:28</text:p>
            <text:p text:style-name="P21">אָז יִקְרָאֻנְנִי, וְלֹא אֶעֱנֶה; <text:s text:c="3"/>יְשַׁחֲרֻנְנִי, </text:p>
            <text:p text:style-name="P21">וְלֹא יִמְצָאֻנְנִי.</text:p>
          </table:table-cell>
          <table:table-cell table:style-name="表29.B2" office:value-type="string">
            <text:p text:style-name="P18"/>
            <text:p text:style-name="P18"/>
            <text:p text:style-name="P18">then / to call + me / and not</text:p>
            <text:p text:style-name="P18"/>
            <text:p text:style-name="P18">to answer / they shall seek early + me</text:p>
            <text:p text:style-name="P18">and not / they shall find + me</text:p>
          </table:table-cell>
        </table:table-row>
        <table:table-row>
          <table:table-cell table:style-name="表29.A2" office:value-type="string">
            <text:p text:style-name="P32">/] XXX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1:29</text:p>
            <text:p text:style-name="P21">תַּחַת, כִּי-שָׂנְאוּ דָעַת; <text:s text:c="3"/>וְיִרְאַת יְהוָה, לֹא בָחָרוּ.</text:p>
          </table:table-cell>
          <table:table-cell table:style-name="表29.B2" office:value-type="string">
            <text:p text:style-name="P18"/>
            <text:p text:style-name="P18"/>
            <text:p text:style-name="P18">in so much as / that – to hate / knowledge</text:p>
            <text:p text:style-name="P18">and fear / jehovah / not / they chose</text:p>
          </table:table-cell>
        </table:table-row>
        <table:table-row>
          <table:table-cell table:style-name="表29.A2" office:value-type="string">
            <text:p text:style-name="P21">1:30</text:p>
            <text:p text:style-name="P21">לֹא-אָבוּ לַעֲצָתִי; <text:s text:c="3"/>נָאֲצוּ, כָּל-תּוֹכַחְתִּי.</text:p>
          </table:table-cell>
          <table:table-cell table:style-name="表29.B2" office:value-type="string">
            <text:p text:style-name="P18"/>
            <text:p text:style-name="P18"/>
            <text:p text:style-name="P18">not – they complied / to counsel + my</text:p>
            <text:p text:style-name="P18">they spurned / all – correction + my</text:p>
          </table:table-cell>
        </table:table-row>
        <table:table-row>
          <table:table-cell table:style-name="表29.A2" office:value-type="string">
            <text:p text:style-name="P21">1:31</text:p>
            <text:p text:style-name="P21">וְיֹאכְלוּ, מִפְּרִי</text:p>
            <text:p text:style-name="P21"><text:s/>דַרְכָּם; <text:s text:c="3"/>וּמִמֹּעֲצֹתֵיהֶם יִשְׂבָּעוּ.</text:p>
          </table:table-cell>
          <table:table-cell table:style-name="表29.B2" office:value-type="string">
            <text:p text:style-name="P18"/>
            <text:p text:style-name="P18"/>
            <text:p text:style-name="P18">and they shall eat / from fruit</text:p>
            <text:p text:style-name="P18"/>
            <text:p text:style-name="P18">way + them / and from counsels + them</text:p>
            <text:p text:style-name="P18">they shall be surfeited</text:p>
          </table:table-cell>
        </table:table-row>
        <table:table-row>
          <table:table-cell table:style-name="表29.A2" office:value-type="string">
            <text:p text:style-name="P21">1:32</text:p>
            <text:p text:style-name="P21">כִּי מְשׁוּבַת פְּתָיִם תַּהַרְגֵם; <text:s text:c="3"/>וְשַׁלְוַת <text:soft-page-break/>כְּסִילִים תְּאַבְּדֵם.</text:p>
          </table:table-cell>
          <table:table-cell table:style-name="表29.B2" office:value-type="string">
            <text:p text:style-name="P18"/>
            <text:p text:style-name="P18"/>
            <text:p text:style-name="P18">that / backsliding / ones – simple</text:p>
            <text:p text:style-name="P18"/>
            <text:p text:style-name="P18">sha shall kill + them / and ease</text:p>
            <text:p text:style-name="P18"/>
            <text:p text:style-name="P18"><text:soft-page-break/>ones – stupid / she shall destroy + them</text:p>
          </table:table-cell>
        </table:table-row>
        <table:table-row>
          <table:table-cell table:style-name="表29.A2" office:value-type="string">
            <text:p text:style-name="P21">1:33</text:p>
            <text:p text:style-name="P21">וְשֹׁמֵעַ לִי, יִשְׁכָּן-בֶּטַח; <text:s text:c="3"/>וְשַׁאֲנַן, מִפַּחַד </text:p>
            <text:p text:style-name="P21">רָעָה.</text:p>
          </table:table-cell>
          <table:table-cell table:style-name="表29.B2" office:value-type="string">
            <text:p text:style-name="P18"/>
            <text:p text:style-name="P18"/>
            <text:p text:style-name="P18">and one – listening / to + my / he shall tabernacle – trusting</text:p>
            <text:p text:style-name="P18">and he is tranquil / from alarm</text:p>
            <text:p text:style-name="P18"/>
            <text:p text:style-name="P18">evil</text:p>
          </table:table-cell>
        </table:table-row>
        <table:table-row>
          <table:table-cell table:style-name="表29.A2" office:value-type="string">
            <text:p text:style-name="P21">2:1</text:p>
            <text:p text:style-name="P21">בְּנִי, אִם-תִּקַּח אֲמָרָי; <text:s text:c="3"/>וּמִצְוֺתַי, תִּצְפֹּן אִתָּךְ.</text:p>
          </table:table-cell>
          <table:table-cell table:style-name="表29.B2" office:value-type="string">
            <text:p text:style-name="P18"/>
            <text:p text:style-name="P18"/>
            <text:p text:style-name="P18">son + my / if – taking / sayings + my</text:p>
            <text:p text:style-name="P18">and instruction + my / you are secluding / with + thee</text:p>
          </table:table-cell>
        </table:table-row>
        <table:table-row>
          <table:table-cell table:style-name="表29.A2" office:value-type="string">
            <text:p text:style-name="P32">/] 20200420_100418</text:p>
          </table:table-cell>
          <table:table-cell table:style-name="表29.B2" office:value-type="string">
            <text:p text:style-name="P30">@@@</text:p>
          </table:table-cell>
        </table:table-row>
        <table:table-row>
          <table:table-cell table:style-name="表29.A2" office:value-type="string">
            <text:p text:style-name="P32">[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2:2</text:p>
            <text:p text:style-name="P21">לְהַקְשִׁיב לַחָכְמָה אָזְנֶךָ; <text:s text:c="3"/>תַּטֶּה לִבְּךָ, לַתְּבוּנָה.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2:3</text:p>
            <text:p text:style-name="P21">כִּי אִם לַבִּינָה תִקְרָא; <text:s text:c="3"/>לַתְּבוּנָה, תִּתֵּן קוֹלֶךָ.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2:4</text:p>
            <text:p text:style-name="P21">אִם-תְּבַקְשֶׁנָּה כַכָּסֶף; <text:s text:c="3"/>וְכַמַּטְמוֹנִים תַּחְפְּשֶׂנָּה.</text:p>
          </table:table-cell>
          <table:table-cell table:style-name="表29.B2" office:value-type="string">
            <text:p text:style-name="P18"/>
          </table:table-cell>
        </table:table-row>
        <text:soft-page-break/>
        <table:table-row>
          <table:table-cell table:style-name="表29.A2" office:value-type="string">
            <text:p text:style-name="P21">2:5</text:p>
            <text:p text:style-name="P21">אָז--תָּבִין, יִרְאַת יְהוָה; <text:s text:c="3"/>וְדַעַת אֱלֹהִים תִּמְצָא.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2:6</text:p>
            <text:p text:style-name="P21">כִּי-יְהוָה, יִתֵּן חָכְמָה; <text:s text:c="3"/>מִפִּיו, דַּעַת וּתְבוּנָה.</text:p>
          </table:table-cell>
          <table:table-cell table:style-name="表29.B2" office:value-type="string">
            <text:p text:style-name="P18"/>
          </table:table-cell>
        </table:table-row>
        <table:table-row table:style-name="表29.132">
          <table:table-cell table:style-name="表29.A2" office:value-type="string">
            <text:p text:style-name="P32">/] XXX</text:p>
          </table:table-cell>
          <table:table-cell table:style-name="表29.B2" office:value-type="string">
            <text:p text:style-name="P18">TEMPLATE</text:p>
          </table:table-cell>
        </table:table-row>
        <table:table-row>
          <table:table-cell table:style-name="表29.A2" office:value-type="string">
            <text:p text:style-name="P32">[XXX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/>
          </table:table-cell>
          <table:table-cell table:style-name="表29.B2" office:value-type="string">
            <text:p text:style-name="P18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</text:p>
      <text:p text:style-name="P25"/>
      <text:p text:style-name="P30"/>
      <text:p text:style-name="P28"/>
      <text:p text:style-name="P10">------------------------------------------------------------</text:p>
      <text:p text:style-name="P10">[XXX] 20200327_115755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1"/>
          </table:table-cell>
          <table:table-cell table:style-name="表30.B1" office:value-type="string">
            <text:p text:style-name="P18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<text:soft-page-break/>[/  XXX] </text:p>
      <text:p text:style-name="P25"/>
      <text:p text:style-name="P28"/>
      <text:p text:style-name="P28"/>
      <text:p text:style-name="P28"/>
      <text:p text:style-name="P28"/>
      <text:p text:style-name="P5">------------------------------------------------------------ TEMPLATE<text:change text:change-id="ct177653576"/></text:p>
      <text:p text:style-name="P10">------------------------------------------------------------</text:p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1"/>
          </table:table-cell>
          <table:table-cell table:style-name="表49.B1" office:value-type="string">
            <text:p text:style-name="P18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</text:p>
      <text:p text:style-name="P25"/>
      <text:p text:style-name="P28"/>
      <text:p text:style-name="P28"/>
      <text:p text:style-name="P8">1. <text:span text:style-name="T15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21"/>
          </table:table-cell>
        </table:table-row>
        <table:table-row>
          <table:table-cell table:style-name="表15.A2" office:value-type="string">
            <text:p text:style-name="P33"/>
          </table:table-cell>
        </table:table-row>
      </table:table>
      <text:p text:style-name="P8">2. <text:span text:style-name="T15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1"/>
          </table:table-cell>
        </table:table-row>
        <table:table-row>
          <table:table-cell table:style-name="表16.A2" office:value-type="string">
            <text:p text:style-name="P33"/>
          </table:table-cell>
        </table:table-row>
      </table:table>
      <text:p text:style-name="P6"/>
      <text:p text:style-name="P13"><text:soft-page-break/><text:span text:style-name="T3">[next] </text:span><text:span text:style-name="T4">XX:XX</text:span></text:p>
      <text:p text:style-name="P25"/>
      <text:p text:style-name="P11">[/  XXX]</text:p>
      <text:p text:style-name="P25"/>
      <text:p text:style-name="P25"/>
      <text:p text:style-name="P7"/>
      <text:p text:style-name="P28"/>
      <text:p text:style-name="P8">1. <text:span text:style-name="T15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1"/>
          </table:table-cell>
        </table:table-row>
        <table:table-row>
          <table:table-cell table:style-name="表3.A2" office:value-type="string">
            <text:p text:style-name="P33"/>
          </table:table-cell>
        </table:table-row>
      </table:table>
      <text:p text:style-name="P8">2. <text:span text:style-name="T15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1"/>
          </table:table-cell>
        </table:table-row>
        <table:table-row>
          <table:table-cell table:style-name="表50.A2" office:value-type="string">
            <text:p text:style-name="P33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</text:p>
      <text:p text:style-name="P25"/>
      <text:p text:style-name="P25"/>
      <text:p text:style-name="P25"/>
      <text:p text:style-name="P25"/>
      <text:p text:style-name="P20">/------------------------------------------------------------ /TEMPLATE</text:p>
      <text:p text:style-name="P25"/>
      <text:p text:style-name="P9">--------------------------------------- [STEPS : closing] 20191009_161940</text:p>
      <text:list xml:id="list4824121538537995742" text:style-name="L2">
        <text:list-item>
          <text:p text:style-name="P38">time label ==&gt; paste</text:p>
        </text:list-item>
        <text:list-item>
          <text:p text:style-name="P38">“@@@” ==&gt; move to → at the bottom of the doc area</text:p>
        </text:list-item>
        <text:list-item>
          <text:p text:style-name="P38">DUP : template</text:p>
        </text:list-item>
        <text:list-item>
          <text:p text:style-name="P38">close</text:p>
          <text:list>
            <text:list-item>
              <text:p text:style-name="P38">web pages</text:p>
            </text:list-item>
            <text:list-item>
              <text:p text:style-name="P38">sheet file</text:p>
            </text:list-item>
            <text:list-item>
              <text:p text:style-name="P38">folders (if any)</text:p>
            </text:list-item>
            <text:list-item>
              <text:p text:style-name="P38"><text:soft-page-break/>this</text:p>
            </text:list-item>
          </text:list>
        </text:list-item>
      </text:list>
      <text:p text:style-name="P9">/ --------------------------------------- [STEPS : closing] 20191009_161940 /</text:p>
      <text:p text:style-name="P9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35"/>
          </table:table-cell>
          <table:table-cell table:style-name="表236.A1" office:value-type="string">
            <text:p text:style-name="P35">TH</text:p>
          </table:table-cell>
          <table:table-cell table:style-name="表236.C1" office:value-type="string">
            <text:p text:style-name="P35">“the”</text:p>
          </table:table-cell>
        </table:table-row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5">gh</text:p>
          </table:table-cell>
          <table:table-cell table:style-name="表236.C2" office:value-type="string">
            <text:p text:style-name="P35">arabic ghain</text:p>
          </table:table-cell>
        </table:table-row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5">dz</text:p>
          </table:table-cell>
          <table:table-cell table:style-name="表236.C2" office:value-type="string">
            <text:p text:style-name="P35">arabic ẓ (ðˁ) (ظ</text:p>
          </table:table-cell>
        </table:table-row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4">a_</text:p>
          </table:table-cell>
          <table:table-cell table:style-name="表236.C2" office:value-type="string">
            <text:p text:style-name="P35">“<text:span text:style-name="T17">a</text:span>”</text:p>
          </table:table-cell>
        </table:table-row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4">*</text:p>
          </table:table-cell>
          <table:table-cell table:style-name="表236.C2" office:value-type="string">
            <text:p text:style-name="P35">kha:</text:p>
          </table:table-cell>
        </table:table-row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4">** (#)</text:p>
          </table:table-cell>
          <table:table-cell table:style-name="表236.C2" office:value-type="string">
            <text:p text:style-name="P35">kh</text:p>
          </table:table-cell>
        </table:table-row>
      </table:table>
      <text:p text:style-name="P9"/>
      <text:p text:style-name="P9"/>
      <text:p text:style-name="P9">/ --------------------------------------- [SYMBOLS] 20191113_111045 /</text:p>
      <text:p text:style-name="P9"/>
      <text:p text:style-name="P9"/>
      <table:table table:name="表276" table:style-name="表276">
        <table:table-column table:style-name="表276.A"/>
        <table:table-row>
          <table:table-cell table:style-name="表276.A1" office:value-type="string">
            <text:p text:style-name="P36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36"/>
          </table:table-cell>
        </table:table-row>
      </table:table>
      <text:p text:style-name="P15"/>
      <text:p text:style-name="P20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4-20T10:05:34.35</dc:date>
    <dc:creator>iwabuchi ken</dc:creator>
    <meta:editing-duration>P5DT3H42M49S</meta:editing-duration>
    <meta:editing-cycles>296</meta:editing-cycles>
    <meta:generator>OpenOffice/4.1.3$Win32 OpenOffice.org_project/413m1$Build-9783</meta:generator>
    <meta:document-statistic meta:table-count="35" meta:image-count="0" meta:object-count="0" meta:page-count="61" meta:paragraph-count="1554" meta:word-count="7707" meta:character-count="39554"/>
  </office:meta>
</office:document-meta>
</file>